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swiss"/>
    <style:font-face style:name="新細明體1" svg:font-family="新細明體" style:font-family-generic="roman"/>
    <style:font-face style:name="細明體" svg:font-family="細明體" style:font-family-generic="modern"/>
  </office:font-face-decls>
  <office:automatic-styles>
    <style:style style:name="co1" style:family="table-column">
      <style:table-column-properties fo:break-before="auto" style:column-width="0.764cm"/>
    </style:style>
    <style:style style:name="co2" style:family="table-column">
      <style:table-column-properties fo:break-before="auto" style:column-width="2.29cm"/>
    </style:style>
    <style:style style:name="co3" style:family="table-column">
      <style:table-column-properties fo:break-before="auto" style:column-width="1.035cm"/>
    </style:style>
    <style:style style:name="co4" style:family="table-column">
      <style:table-column-properties fo:break-before="auto" style:column-width="4.741cm"/>
    </style:style>
    <style:style style:name="co5" style:family="table-column">
      <style:table-column-properties fo:break-before="auto" style:column-width="0.672cm"/>
    </style:style>
    <style:style style:name="co6" style:family="table-column">
      <style:table-column-properties fo:break-before="auto" style:column-width="2.09cm"/>
    </style:style>
    <style:style style:name="co7" style:family="table-column">
      <style:table-column-properties fo:break-before="auto" style:column-width="2.852cm"/>
    </style:style>
    <style:style style:name="co8" style:family="table-column">
      <style:table-column-properties fo:break-before="auto" style:column-width="2.198cm"/>
    </style:style>
    <style:style style:name="co9" style:family="table-column">
      <style:table-column-properties fo:break-before="auto" style:column-width="2.344cm"/>
    </style:style>
    <style:style style:name="co10" style:family="table-column">
      <style:table-column-properties fo:break-before="auto" style:column-width="1.981cm"/>
    </style:style>
    <style:style style:name="co11" style:family="table-column">
      <style:table-column-properties fo:break-before="auto" style:column-width="2.125cm"/>
    </style:style>
    <style:style style:name="co12" style:family="table-column">
      <style:table-column-properties fo:break-before="auto" style:column-width="1.69cm"/>
    </style:style>
    <style:style style:name="co13" style:family="table-column">
      <style:table-column-properties fo:break-before="auto" style:column-width="1.854cm"/>
    </style:style>
    <style:style style:name="co14" style:family="table-column">
      <style:table-column-properties fo:break-before="auto" style:column-width="1.598cm"/>
    </style:style>
    <style:style style:name="ro1" style:family="table-row">
      <style:table-row-properties style:row-height="0.476cm" fo:break-before="auto" style:use-optimal-row-height="true"/>
    </style:style>
    <style:style style:name="ro2" style:family="table-row">
      <style:table-row-properties style:row-height="0.582cm" fo:break-before="auto" style:use-optimal-row-height="true"/>
    </style:style>
    <style:style style:name="ro3" style:family="table-row">
      <style:table-row-properties style:row-height="0.503cm" fo:break-before="auto" style:use-optimal-row-height="true"/>
    </style:style>
    <style:style style:name="ta1" style:family="table" style:master-page-name="PageStyle_5f_新竹市">
      <style:table-properties table:display="true" style:writing-mode="lr-tb"/>
    </style:style>
    <number:percentage-style style:name="N11">
      <number:number number:decimal-places="2" number:min-decimal-places="2" number:min-integer-digits="1"/>
      <number:text>%</number:text>
    </number:percentage-style>
    <style:style style:name="ce1" style:family="table-cell" style:parent-style-name="一般_20_2">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 style:family="table-cell" style:parent-style-name="一般_20_2">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 style:family="table-cell" style:parent-style-name="Default">
      <style:table-cell-properties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 style:family="table-cell" style:parent-style-name="一般_20_2_20_5"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5" style:family="table-cell" style:parent-style-name="一般_20_2_20_2">
      <style:table-cell-properties fo:border-bottom="none"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6" style:family="table-cell" style:parent-style-name="一般_20_2_20_2">
      <style:table-cell-properties fo:border-bottom="0.74pt solid #000000"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7" style:family="table-cell" style:parent-style-name="一般_20_2_20_2">
      <style:table-cell-properties fo:border-bottom="none"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8" style:family="table-cell" style:parent-style-name="一般_20_2">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9" style:family="table-cell" style:parent-style-name="一般_20_2_20_2">
      <style:table-cell-properties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1" style:family="table-cell" style:parent-style-name="一般_20_2_20_2">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2"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3" style:family="table-cell" style:parent-style-name="一般_20_2_20_2">
      <style:table-cell-properties fo:border-bottom="0.74pt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4" style:family="table-cell" style:parent-style-name="一般_20_2_20_2">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5" style:family="table-cell" style:parent-style-name="一般_20_2">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6"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7" style:family="table-cell" style:parent-style-name="一般_20_2">
      <style:table-cell-properties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8"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9" style:family="table-cell" style:parent-style-name="一般_20_2_20_2">
      <style:table-cell-properties fo:border-bottom="0.74pt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0" style:family="table-cell" style:parent-style-name="一般_20_2_20_2">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1" style:family="table-cell" style:parent-style-name="一般_20_2">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2" style:family="table-cell" style:parent-style-name="一般_20_2">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新細明體1" fo:font-size="11pt" fo:font-style="normal" fo:text-shadow="none" style:text-underline-style="none" fo:font-weight="normal" style:font-name-asian="新細明體1" style:font-size-asian="11pt" style:font-style-asian="normal" style:font-weight-asian="normal" style:font-size-complex="11pt" style:font-style-complex="normal" style:font-weight-complex="normal"/>
    </style:style>
    <style:style style:name="ce23" style:family="table-cell" style:parent-style-name="一般_20_2">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4" style:family="table-cell" style:parent-style-name="一般_20_2">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5"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6" style:family="table-cell" style:parent-style-name="一般_20_2_20_2">
      <style:table-cell-properties fo:border-bottom="0.74pt solid #000000"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7"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8" style:family="table-cell" style:parent-style-name="一般_20_2">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9" style:family="table-cell" style:parent-style-name="一般_20_2">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30" style:family="table-cell" style:parent-style-name="一般_20_2_20_2">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1" style:family="table-cell" style:parent-style-name="一般_20_2_20_2">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2"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3" style:family="table-cell" style:parent-style-name="Default" style:data-style-name="N160">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4" style:family="table-cell" style:parent-style-name="Default" style:data-style-name="N160">
      <style:table-cell-properties fo:border-bottom="none"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5" style:family="table-cell" style:parent-style-name="Default" style:data-style-name="N160">
      <style:table-cell-properties fo:border-bottom="0.74pt solid #000000"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6" style:family="table-cell" style:parent-style-name="Default" style:data-style-name="N160">
      <style:table-cell-properties fo:border-bottom="0.74pt solid #000000"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38" style:family="table-cell" style:parent-style-name="一般_20_2_20_2">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9" style:family="table-cell" style:parent-style-name="一般_20_2_20_2">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0"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1"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2" style:family="table-cell" style:parent-style-name="Default">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3" style:family="table-cell" style:parent-style-name="Excel_20_Built-in_20_Percent" style:data-style-name="N11">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4" style:family="table-cell" style:parent-style-name="Default">
      <style:table-cell-properties fo:border-bottom="none"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5" style:family="table-cell" style:parent-style-name="Default">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6" style:family="table-cell" style:parent-style-name="Default">
      <style:table-cell-properties fo:border-bottom="0.74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7" style:family="table-cell" style:parent-style-name="一般_20_2_20_2" style:data-style-name="N166">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8" style:family="table-cell" style:parent-style-name="一般_20_2_20_2" style:data-style-name="N11">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9"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0"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1"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2" style:family="table-cell" style:parent-style-name="Default" style:data-style-name="N160">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3" style:family="table-cell" style:parent-style-name="Default" style:data-style-name="N160">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4" style:family="table-cell" style:parent-style-name="Default" style:data-style-name="N160">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5" style:family="table-cell" style:parent-style-name="Default" style:data-style-name="N160">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6" style:family="table-cell" style:parent-style-name="Excel_20_Built-in_20_Percent" style:data-style-name="N1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7" style:family="table-cell" style:parent-style-name="Default">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8"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9" style:family="table-cell" style:parent-style-name="Default">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T1" style:family="text">
      <style:text-properties fo:color="#000000" style:font-name="新細明體" fo:font-size="11pt" fo:font-weight="normal" style:text-underline-style="none" style:text-underline-color="font-color" style:text-line-through-type="none" fo:font-style="normal" style:text-outline="false" fo:text-shadow="none" style:text-position="0% 100%" style:font-name-asian="新細明體" style:font-size-asian="11pt" style:font-size-complex="11pt" style:font-weight-asian="normal" style:font-weight-complex="normal" style:font-style-asian="normal" style:font-style-complex="normal"/>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Times New Roman" style:font-name-complex="Times New Roman"/>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新細明體" style:font-name-asian="新細明體"/>
    </style:style>
    <style:style style:name="T4" style:family="text">
      <style:text-properties fo:color="#000000" style:font-name="細明體" fo:font-size="11pt" fo:font-weight="normal" style:text-underline-style="none" style:text-underline-color="font-color" style:text-line-through-type="none" fo:font-style="normal" style:text-outline="false" fo:text-shadow="none" style:text-position="0% 100%" style:font-name-asian="細明體" style:font-size-asian="11pt" style:font-size-complex="11pt" style:font-weight-asian="normal" style:font-weight-complex="normal" style:font-style-asian="normal" style:font-style-complex="normal"/>
    </style:style>
    <style:style style:name="T5" style:family="text">
      <style:text-properties fo:color="#000000" style:font-name="Times New Roman" fo:font-size="11pt" fo:font-weight="normal" style:text-underline-style="none" style:text-underline-color="font-color" style:text-line-through-type="none" fo:font-style="normal" style:text-outline="false" fo:text-shadow="none" style:text-position="-8% 58%" style:font-name-complex="Times New Roman"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新竹市"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8" table:number-columns-repeated="3" table:default-cell-style-name="ce3"/>
        <table:table-column table:style-name="co9" table:default-cell-style-name="ce3"/>
        <table:table-column table:style-name="co12" table:default-cell-style-name="ce3"/>
        <table:table-column table:style-name="co9" table:default-cell-style-name="ce3"/>
        <table:table-column table:style-name="co12" table:default-cell-style-name="ce3"/>
        <table:table-column table:style-name="co9" table:default-cell-style-name="ce3"/>
        <table:table-column table:style-name="co12" table:default-cell-style-name="ce3"/>
        <table:table-column table:style-name="co9" table:default-cell-style-name="ce3"/>
        <table:table-column table:style-name="co12" table:default-cell-style-name="ce3"/>
        <table:table-column table:style-name="co13" table:default-cell-style-name="ce3"/>
        <table:table-column table:style-name="co12" table:default-cell-style-name="ce3"/>
        <table:table-column table:style-name="co14" table:number-columns-repeated="16360" table:default-cell-style-name="ce3"/>
        <table:table-row table:style-name="ro1">
          <table:table-cell table:style-name="ce1"/>
          <table:table-cell table:style-name="ce2" table:number-columns-repeated="5"/>
          <table:table-cell table:number-columns-repeated="16378"/>
        </table:table-row>
        <table:table-row table:style-name="ro1">
          <table:table-cell table:style-name="ce2"/>
          <table:table-cell table:style-name="ce4" office:value-type="string" calcext:value-type="string">
            <text:p>新竹市民國110年各污染源行業別排放量分類統計表</text:p>
          </table:table-cell>
          <table:table-cell table:style-name="ce2"/>
          <table:table-cell table:style-name="ce17"/>
          <table:table-cell table:style-name="ce23"/>
          <table:table-cell table:style-name="ce24"/>
          <table:table-cell table:style-name="ce29" table:number-columns-repeated="18"/>
          <table:table-cell table:number-columns-repeated="16360"/>
        </table:table-row>
        <table:table-row table:style-name="ro2">
          <table:table-cell table:style-name="ce2"/>
          <table:table-cell table:style-name="ce5" office:value-type="string" calcext:value-type="string">
            <text:p><text:span text:style-name="T1">污</text:span><text:span text:style-name="T2"> </text:span><text:span text:style-name="T3">染</text:span><text:span text:style-name="T2"> </text:span><text:span text:style-name="T3">源</text:span></text:p>
          </table:table-cell>
          <table:table-cell table:style-name="ce12"/>
          <table:table-cell table:style-name="ce18" office:value-type="string" calcext:value-type="string">
            <text:p><text:span text:style-name="T1">種</text:span><text:span text:style-name="T2"> </text:span><text:span text:style-name="T3">類</text:span></text:p>
          </table:table-cell>
          <table:table-cell table:style-name="ce18"/>
          <table:table-cell table:style-name="ce25"/>
          <table:table-cell table:style-name="ce30" office:value-type="string" calcext:value-type="string" table:number-columns-spanned="2" table:number-rows-spanned="1">
            <text:p>TSP</text:p>
          </table:table-cell>
          <table:covered-table-cell table:style-name="ce40"/>
          <table:table-cell table:style-name="ce49" office:value-type="string" calcext:value-type="string" table:number-columns-spanned="2" table:number-rows-spanned="1">
            <text:p>PM<text:span text:style-name="T5">10</text:span></text:p>
          </table:table-cell>
          <table:covered-table-cell table:style-name="ce49"/>
          <table:table-cell table:style-name="ce30" office:value-type="string" calcext:value-type="string" table:number-columns-spanned="2" table:number-rows-spanned="1">
            <text:p>PM<text:span text:style-name="T5">2.5</text:span></text:p>
          </table:table-cell>
          <table:covered-table-cell table:style-name="ce40"/>
          <table:table-cell table:style-name="ce49" office:value-type="string" calcext:value-type="string" table:number-columns-spanned="2" table:number-rows-spanned="1">
            <text:p>SO<text:span text:style-name="T5">X</text:span></text:p>
          </table:table-cell>
          <table:covered-table-cell table:style-name="ce49"/>
          <table:table-cell table:style-name="ce30" office:value-type="string" calcext:value-type="string" table:number-columns-spanned="2" table:number-rows-spanned="1">
            <text:p>NO<text:span text:style-name="T5">X</text:span></text:p>
          </table:table-cell>
          <table:covered-table-cell table:style-name="ce40"/>
          <table:table-cell table:style-name="ce49" office:value-type="string" calcext:value-type="string" table:number-columns-spanned="2" table:number-rows-spanned="1">
            <text:p>THC</text:p>
          </table:table-cell>
          <table:covered-table-cell table:style-name="ce49"/>
          <table:table-cell table:style-name="ce30" office:value-type="string" calcext:value-type="string" table:number-columns-spanned="2" table:number-rows-spanned="1">
            <text:p>NMHC</text:p>
          </table:table-cell>
          <table:covered-table-cell table:style-name="ce40"/>
          <table:table-cell table:style-name="ce49" office:value-type="string" calcext:value-type="string" table:number-columns-spanned="2" table:number-rows-spanned="1">
            <text:p>CO</text:p>
          </table:table-cell>
          <table:covered-table-cell table:style-name="ce49"/>
          <table:table-cell table:style-name="ce30" office:value-type="string" calcext:value-type="string" table:number-columns-spanned="2" table:number-rows-spanned="1">
            <text:p>Pb</text:p>
          </table:table-cell>
          <table:covered-table-cell table:style-name="ce40"/>
          <table:table-cell table:number-columns-repeated="16360"/>
        </table:table-row>
        <table:table-row table:style-name="ro3">
          <table:table-cell table:style-name="ce2"/>
          <table:table-cell table:style-name="ce6"/>
          <table:table-cell table:style-name="ce13"/>
          <table:table-cell table:style-name="ce19" table:number-columns-repeated="2"/>
          <table:table-cell table:style-name="ce26"/>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number-columns-repeated="16360"/>
        </table:table-row>
        <table:table-row table:style-name="ro1">
          <table:table-cell table:style-name="ce2"/>
          <table:table-cell table:style-name="ce7" office:value-type="string" calcext:value-type="string">
            <text:p>固定污染源</text:p>
          </table:table-cell>
          <table:table-cell table:style-name="ce14" office:value-type="float" office:value="1" calcext:value-type="float">
            <text:p>1</text:p>
          </table:table-cell>
          <table:table-cell table:style-name="ce20" office:value-type="string" calcext:value-type="string">
            <text:p>工 <text:s/>業</text:p>
          </table:table-cell>
          <table:table-cell table:style-name="ce20"/>
          <table:table-cell table:style-name="ce27"/>
          <table:table-cell table:style-name="ce32"/>
          <table:table-cell table:style-name="ce42"/>
          <table:table-cell table:style-name="ce51" table:number-columns-repeated="2"/>
          <table:table-cell table:style-name="ce32"/>
          <table:table-cell table:style-name="ce42"/>
          <table:table-cell table:style-name="ce51" table:number-columns-repeated="2"/>
          <table:table-cell table:style-name="ce32"/>
          <table:table-cell table:style-name="ce42"/>
          <table:table-cell table:style-name="ce51" table:number-columns-repeated="2"/>
          <table:table-cell table:style-name="ce32"/>
          <table:table-cell table:style-name="ce42"/>
          <table:table-cell table:style-name="ce51" table:number-columns-repeated="2"/>
          <table:table-cell table:style-name="ce32"/>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力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石油煉製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化學材料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79.485" calcext:value-type="float">
            <text:p><text:s/>79.49 </text:p>
          </table:table-cell>
          <table:table-cell table:style-name="ce56" office:value-type="percentage" office:value="0.23414116194098" calcext:value-type="percentage">
            <text:p>23.41%</text:p>
          </table:table-cell>
          <table:table-cell table:style-name="ce33" office:value-type="float" office:value="1.868" calcext:value-type="float">
            <text:p><text:s/>1.87 </text:p>
          </table:table-cell>
          <table:table-cell table:style-name="ce43" office:value-type="percentage" office:value="0.000777260343777456" calcext:value-type="percentage">
            <text:p>0.08%</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5.181" calcext:value-type="float">
            <text:p><text:s/>5.18 </text:p>
          </table:table-cell>
          <table:table-cell table:style-name="ce43" office:value-type="percentage" office:value="0.00216319109243201" calcext:value-type="percentage">
            <text:p>0.22%</text:p>
          </table:table-cell>
          <table:table-cell table:style-name="ce52" office:value-type="float" office:value="3.74593332280729" calcext:value-type="float">
            <text:p><text:s/>3.75 </text:p>
          </table:table-cell>
          <table:table-cell table:style-name="ce56" office:value-type="percentage" office:value="0.00406937683270745" calcext:value-type="percentage">
            <text:p>0.41%</text:p>
          </table:table-cell>
          <table:table-cell table:style-name="ce33" office:value-type="float" office:value="3.16589795247556" calcext:value-type="float">
            <text:p><text:s/>3.17 </text:p>
          </table:table-cell>
          <table:table-cell table:style-name="ce43" office:value-type="percentage" office:value="0.00839790922499295" calcext:value-type="percentage">
            <text:p>0.8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化學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00505236907730673" calcext:value-type="float">
            <text:p><text:s/>0.01 </text:p>
          </table:table-cell>
          <table:table-cell table:style-name="ce43" office:value-type="percentage" office:value="0.00000210948461372493" calcext:value-type="percentage">
            <text:p>0.00%</text:p>
          </table:table-cell>
          <table:table-cell table:style-name="ce52" office:value-type="float" office:value="0.00325867157063213" calcext:value-type="float">
            <text:p><text:s/>0.00 </text:p>
          </table:table-cell>
          <table:table-cell table:style-name="ce56" office:value-type="percentage" office:value="0.00000354004234784266" calcext:value-type="percentage">
            <text:p>0.00%</text:p>
          </table:table-cell>
          <table:table-cell table:style-name="ce33" office:value-type="float" office:value="0.00239582782534066" calcext:value-type="float">
            <text:p><text:s/>0.00 </text:p>
          </table:table-cell>
          <table:table-cell table:style-name="ce43" office:value-type="percentage" office:value="0.00000635520945335285" calcext:value-type="percentage">
            <text:p>0.00%</text:p>
          </table:table-cell>
          <table:table-cell table:style-name="ce52" office:value-type="float" office:value="0.299" calcext:value-type="float">
            <text:p><text:s/>0.30 </text:p>
          </table:table-cell>
          <table:table-cell table:style-name="ce56" office:value-type="percentage" office:value="0.000880772566148996" calcext:value-type="percentage">
            <text:p>0.09%</text:p>
          </table:table-cell>
          <table:table-cell table:style-name="ce33" office:value-type="float" office:value="0.853" calcext:value-type="float">
            <text:p><text:s/>0.85 </text:p>
          </table:table-cell>
          <table:table-cell table:style-name="ce43" office:value-type="percentage" office:value="0.000354926698737778" calcext:value-type="percentage">
            <text:p>0.0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104" calcext:value-type="float">
            <text:p><text:s/>0.10 </text:p>
          </table:table-cell>
          <table:table-cell table:style-name="ce56" office:value-type="percentage" office:value="0.0000248175023442545"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626226309751721" calcext:value-type="float">
            <text:p><text:s/>0.63 </text:p>
          </table:table-cell>
          <table:table-cell table:style-name="ce56" office:value-type="percentage" office:value="0.0000693269395565869" calcext:value-type="percentage">
            <text:p>0.01%</text:p>
          </table:table-cell>
          <table:table-cell table:style-name="ce33" office:value-type="float" office:value="0.583" calcext:value-type="float">
            <text:p><text:s/>0.58 </text:p>
          </table:table-cell>
          <table:table-cell table:style-name="ce43" office:value-type="percentage" office:value="0.0000987586816373694"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2.45294763092269" calcext:value-type="float">
            <text:p><text:s/>2.45 </text:p>
          </table:table-cell>
          <table:table-cell table:style-name="ce43" office:value-type="percentage" office:value="0.00102416415082304" calcext:value-type="percentage">
            <text:p>0.10%</text:p>
          </table:table-cell>
          <table:table-cell table:style-name="ce52" office:value-type="float" office:value="1.5397097824895" calcext:value-type="float">
            <text:p><text:s/>1.54 </text:p>
          </table:table-cell>
          <table:table-cell table:style-name="ce56" office:value-type="percentage" office:value="0.00167265639241549" calcext:value-type="percentage">
            <text:p>0.17%</text:p>
          </table:table-cell>
          <table:table-cell table:style-name="ce33" office:value-type="float" office:value="1.1035542876104" calcext:value-type="float">
            <text:p><text:s/>1.10 </text:p>
          </table:table-cell>
          <table:table-cell table:style-name="ce43" office:value-type="percentage" office:value="0.00292730494517588" calcext:value-type="percentage">
            <text:p>0.29%</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47.1121176212683" calcext:value-type="float">
            <text:p><text:s/>47.11 </text:p>
          </table:table-cell>
          <table:table-cell table:style-name="ce56" office:value-type="percentage" office:value="0.00521558880527936" calcext:value-type="percentage">
            <text:p>0.52%</text:p>
          </table:table-cell>
          <table:table-cell table:style-name="ce33" office:value-type="float" office:value="39.646" calcext:value-type="float">
            <text:p><text:s/>39.65 </text:p>
          </table:table-cell>
          <table:table-cell table:style-name="ce43" office:value-type="percentage" office:value="0.00671592914613233" calcext:value-type="percentage">
            <text:p>0.6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鋼鐵基本工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5.75947114708735" calcext:value-type="float">
            <text:p><text:s/>5.76 </text:p>
          </table:table-cell>
          <table:table-cell table:style-name="ce43" office:value-type="percentage" office:value="0.00240471659573413" calcext:value-type="percentage">
            <text:p>0.24%</text:p>
          </table:table-cell>
          <table:table-cell table:style-name="ce52" office:value-type="float" office:value="4.21553458416425" calcext:value-type="float">
            <text:p><text:s/>4.22 </text:p>
          </table:table-cell>
          <table:table-cell table:style-name="ce56" office:value-type="percentage" office:value="0.0045795259274447" calcext:value-type="percentage">
            <text:p>0.46%</text:p>
          </table:table-cell>
          <table:table-cell table:style-name="ce33" office:value-type="float" office:value="3.80195622887781" calcext:value-type="float">
            <text:p><text:s/>3.80 </text:p>
          </table:table-cell>
          <table:table-cell table:style-name="ce43" office:value-type="percentage" office:value="0.0100851271161618" calcext:value-type="percentage">
            <text:p>1.01%</text:p>
          </table:table-cell>
          <table:table-cell table:style-name="ce52" office:value-type="float" office:value="1.546" calcext:value-type="float">
            <text:p><text:s/>1.55 </text:p>
          </table:table-cell>
          <table:table-cell table:style-name="ce56" office:value-type="percentage" office:value="0.00455409494069013" calcext:value-type="percentage">
            <text:p>0.46%</text:p>
          </table:table-cell>
          <table:table-cell table:style-name="ce33" office:value-type="float" office:value="0.229" calcext:value-type="float">
            <text:p><text:s/>0.23 </text:p>
          </table:table-cell>
          <table:table-cell table:style-name="ce43" office:value-type="percentage" office:value="0.0000952851277971293" calcext:value-type="percentage">
            <text:p>0.01%</text:p>
          </table:table-cell>
          <table:table-cell table:style-name="ce52" office:value-type="float" office:value="0.234678358439419" calcext:value-type="float">
            <text:p><text:s/>0.23 </text:p>
          </table:table-cell>
          <table:table-cell table:style-name="ce56" office:value-type="percentage" office:value="0.0000259802760079164" calcext:value-type="percentage">
            <text:p>0.00%</text:p>
          </table:table-cell>
          <table:table-cell table:style-name="ce33" office:value-type="float" office:value="0.228623841059603" calcext:value-type="float">
            <text:p><text:s/>0.23 </text:p>
          </table:table-cell>
          <table:table-cell table:style-name="ce43" office:value-type="percentage" office:value="0.0000387282832485726"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318528852912654" calcext:value-type="float">
            <text:p><text:s/>0.32 </text:p>
          </table:table-cell>
          <table:table-cell table:style-name="ce43" office:value-type="percentage" office:value="0.000132993394576962" calcext:value-type="percentage">
            <text:p>0.01%</text:p>
          </table:table-cell>
          <table:table-cell table:style-name="ce52" office:value-type="float" office:value="0.19470703017207" calcext:value-type="float">
            <text:p><text:s/>0.19 </text:p>
          </table:table-cell>
          <table:table-cell table:style-name="ce56" office:value-type="percentage" office:value="0.000211519055324161" calcext:value-type="percentage">
            <text:p>0.02%</text:p>
          </table:table-cell>
          <table:table-cell table:style-name="ce33" office:value-type="float" office:value="0.144020710151206" calcext:value-type="float">
            <text:p><text:s/>0.14 </text:p>
          </table:table-cell>
          <table:table-cell table:style-name="ce43" office:value-type="percentage" office:value="0.00038203153371482" calcext:value-type="percentage">
            <text:p>0.0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12254400591556" calcext:value-type="float">
            <text:p><text:s/>1.12 </text:p>
          </table:table-cell>
          <table:table-cell table:style-name="ce56" office:value-type="percentage" office:value="0.00012427223071891" calcext:value-type="percentage">
            <text:p>0.01%</text:p>
          </table:table-cell>
          <table:table-cell table:style-name="ce33" office:value-type="float" office:value="0.942376158940398" calcext:value-type="float">
            <text:p><text:s/>0.94 </text:p>
          </table:table-cell>
          <table:table-cell table:style-name="ce43" office:value-type="percentage" office:value="0.000159636067004188" calcext:value-type="percentage">
            <text:p>0.0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水泥及預拌混凝土</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18.008" calcext:value-type="float">
            <text:p><text:s/>18.01 </text:p>
          </table:table-cell>
          <table:table-cell table:style-name="ce43" office:value-type="percentage" office:value="0.00751876957971737" calcext:value-type="percentage">
            <text:p>0.75%</text:p>
          </table:table-cell>
          <table:table-cell table:style-name="ce52" office:value-type="float" office:value="9.69565166966488" calcext:value-type="float">
            <text:p><text:s/>9.70 </text:p>
          </table:table-cell>
          <table:table-cell table:style-name="ce56" office:value-type="percentage" office:value="0.0105328250351682" calcext:value-type="percentage">
            <text:p>1.05%</text:p>
          </table:table-cell>
          <table:table-cell table:style-name="ce33" office:value-type="float" office:value="6.45486499806074" calcext:value-type="float">
            <text:p><text:s/>6.45 </text:p>
          </table:table-cell>
          <table:table-cell table:style-name="ce43" office:value-type="percentage" office:value="0.0171222734045837" calcext:value-type="percentage">
            <text:p>1.7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造紙及印刷出版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70994543993264" calcext:value-type="float">
            <text:p><text:s/>1.71 </text:p>
          </table:table-cell>
          <table:table-cell table:style-name="ce43" office:value-type="percentage" office:value="0.000713943011813748" calcext:value-type="percentage">
            <text:p>0.07%</text:p>
          </table:table-cell>
          <table:table-cell table:style-name="ce52" office:value-type="float" office:value="1.17761242534309" calcext:value-type="float">
            <text:p><text:s/>1.18 </text:p>
          </table:table-cell>
          <table:table-cell table:style-name="ce56" office:value-type="percentage" office:value="0.00127929365224479" calcext:value-type="percentage">
            <text:p>0.13%</text:p>
          </table:table-cell>
          <table:table-cell table:style-name="ce33" office:value-type="float" office:value="0.980993964096224" calcext:value-type="float">
            <text:p><text:s/>0.98 </text:p>
          </table:table-cell>
          <table:table-cell table:style-name="ce43" office:value-type="percentage" office:value="0.00260219956057149" calcext:value-type="percentage">
            <text:p>0.26%</text:p>
          </table:table-cell>
          <table:table-cell table:style-name="ce52" office:value-type="float" office:value="1.361" calcext:value-type="float">
            <text:p><text:s/>1.36 </text:p>
          </table:table-cell>
          <table:table-cell table:style-name="ce56" office:value-type="percentage" office:value="0.00400913532618322" calcext:value-type="percentage">
            <text:p>0.40%</text:p>
          </table:table-cell>
          <table:table-cell table:style-name="ce33" office:value-type="float" office:value="10.556" calcext:value-type="float">
            <text:p><text:s/>10.56 </text:p>
          </table:table-cell>
          <table:table-cell table:style-name="ce43" office:value-type="percentage" office:value="0.00439226990841265" calcext:value-type="percentage">
            <text:p>0.4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006" calcext:value-type="float">
            <text:p><text:s/>0.01 </text:p>
          </table:table-cell>
          <table:table-cell table:style-name="ce43" office:value-type="percentage" office:value="0.0169490089067042" calcext:value-type="percentage">
            <text:p>1.69%</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903054560067358" calcext:value-type="float">
            <text:p><text:s/>0.90 </text:p>
          </table:table-cell>
          <table:table-cell table:style-name="ce43" office:value-type="percentage" office:value="0.000377046821138355" calcext:value-type="percentage">
            <text:p>0.04%</text:p>
          </table:table-cell>
          <table:table-cell table:style-name="ce52" office:value-type="float" office:value="0.461994629544906" calcext:value-type="float">
            <text:p><text:s/>0.46 </text:p>
          </table:table-cell>
          <table:table-cell table:style-name="ce56" office:value-type="percentage" office:value="0.000501885666479606" calcext:value-type="percentage">
            <text:p>0.05%</text:p>
          </table:table-cell>
          <table:table-cell table:style-name="ce33" office:value-type="float" office:value="0.306603699227021" calcext:value-type="float">
            <text:p><text:s/>0.31 </text:p>
          </table:table-cell>
          <table:table-cell table:style-name="ce43" office:value-type="percentage" office:value="0.000813301651792719" calcext:value-type="percentage">
            <text:p>0.08%</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5.2451088124569" calcext:value-type="float">
            <text:p><text:s/>5.25 </text:p>
          </table:table-cell>
          <table:table-cell table:style-name="ce56" office:value-type="percentage" office:value="0.00058066442745449" calcext:value-type="percentage">
            <text:p>0.06%</text:p>
          </table:table-cell>
          <table:table-cell table:style-name="ce33" office:value-type="float" office:value="5.192" calcext:value-type="float">
            <text:p><text:s/>5.19 </text:p>
          </table:table-cell>
          <table:table-cell table:style-name="ce43" office:value-type="percentage" office:value="0.000879511277978082" calcext:value-type="percentage">
            <text:p>0.09%</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玻璃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4.1160918774299" calcext:value-type="float">
            <text:p><text:s/>4.12 </text:p>
          </table:table-cell>
          <table:table-cell table:style-name="ce43" office:value-type="percentage" office:value="0.00171856654794212" calcext:value-type="percentage">
            <text:p>0.17%</text:p>
          </table:table-cell>
          <table:table-cell table:style-name="ce52" office:value-type="float" office:value="3.62710900222021" calcext:value-type="float">
            <text:p><text:s/>3.63 </text:p>
          </table:table-cell>
          <table:table-cell table:style-name="ce56" office:value-type="percentage" office:value="0.00394029259770113" calcext:value-type="percentage">
            <text:p>0.39%</text:p>
          </table:table-cell>
          <table:table-cell table:style-name="ce33" office:value-type="float" office:value="3.16183230335777" calcext:value-type="float">
            <text:p><text:s/>3.16 </text:p>
          </table:table-cell>
          <table:table-cell table:style-name="ce43" office:value-type="percentage" office:value="0.0083871246220953" calcext:value-type="percentage">
            <text:p>0.84%</text:p>
          </table:table-cell>
          <table:table-cell table:style-name="ce52" office:value-type="float" office:value="102.476" calcext:value-type="float">
            <text:p><text:s/>102.48 </text:p>
          </table:table-cell>
          <table:table-cell table:style-name="ce56" office:value-type="percentage" office:value="0.301866386249781" calcext:value-type="percentage">
            <text:p>30.19%</text:p>
          </table:table-cell>
          <table:table-cell table:style-name="ce33" office:value-type="float" office:value="362.017" calcext:value-type="float">
            <text:p><text:s/>362.02 </text:p>
          </table:table-cell>
          <table:table-cell table:style-name="ce43" office:value-type="percentage" office:value="0.150632472094905" calcext:value-type="percentage">
            <text:p>15.06%</text:p>
          </table:table-cell>
          <table:table-cell table:style-name="ce52" office:value-type="float" office:value="24.1792182983629" calcext:value-type="float">
            <text:p><text:s/>24.18 </text:p>
          </table:table-cell>
          <table:table-cell table:style-name="ce56" office:value-type="percentage" office:value="0.00267678182694163" calcext:value-type="percentage">
            <text:p>0.27%</text:p>
          </table:table-cell>
          <table:table-cell table:style-name="ce33" office:value-type="float" office:value="20.3736273021472" calcext:value-type="float">
            <text:p><text:s/>20.37 </text:p>
          </table:table-cell>
          <table:table-cell table:style-name="ce43" office:value-type="percentage" office:value="0.00345123940399859" calcext:value-type="percentage">
            <text:p>0.35%</text:p>
          </table:table-cell>
          <table:table-cell table:style-name="ce52" office:value-type="float" office:value="14.683" calcext:value-type="float">
            <text:p><text:s/>14.68 </text:p>
          </table:table-cell>
          <table:table-cell table:style-name="ce56" office:value-type="percentage" office:value="0.00350380179731432" calcext:value-type="percentage">
            <text:p>0.35%</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18.6739081225701" calcext:value-type="float">
            <text:p><text:s/>18.67 </text:p>
          </table:table-cell>
          <table:table-cell table:style-name="ce43" office:value-type="percentage" office:value="0.00779680210608714" calcext:value-type="percentage">
            <text:p>0.78%</text:p>
          </table:table-cell>
          <table:table-cell table:style-name="ce52" office:value-type="float" office:value="9.8164292524468" calcext:value-type="float">
            <text:p><text:s/>9.82 </text:p>
          </table:table-cell>
          <table:table-cell table:style-name="ce56" office:value-type="percentage" office:value="0.0106640311872614" calcext:value-type="percentage">
            <text:p>1.07%</text:p>
          </table:table-cell>
          <table:table-cell table:style-name="ce33" office:value-type="float" office:value="6.53466496233269" calcext:value-type="float">
            <text:p><text:s/>6.53 </text:p>
          </table:table-cell>
          <table:table-cell table:style-name="ce43" office:value-type="percentage" office:value="0.0173339520076763" calcext:value-type="percentage">
            <text:p>1.7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00781784979465" calcext:value-type="float">
            <text:p><text:s/>2.01 </text:p>
          </table:table-cell>
          <table:table-cell table:style-name="ce56" office:value-type="percentage" office:value="0.000222277257511804" calcext:value-type="percentage">
            <text:p>0.02%</text:p>
          </table:table-cell>
          <table:table-cell table:style-name="ce33" office:value-type="float" office:value="1.69837269785277" calcext:value-type="float">
            <text:p><text:s/>1.70 </text:p>
          </table:table-cell>
          <table:table-cell table:style-name="ce43" office:value-type="percentage" office:value="0.00028769991178189" calcext:value-type="percentage">
            <text:p>0.0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磚窯及耐火材料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陶瓷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木竹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食品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037" calcext:value-type="float">
            <text:p><text:s/>0.04 </text:p>
          </table:table-cell>
          <table:table-cell table:style-name="ce43" office:value-type="percentage" office:value="0.0000154483826326934" calcext:value-type="percentage">
            <text:p>0.00%</text:p>
          </table:table-cell>
          <table:table-cell table:style-name="ce52" office:value-type="float" office:value="0.0261918480903422" calcext:value-type="float">
            <text:p><text:s/>0.03 </text:p>
          </table:table-cell>
          <table:table-cell table:style-name="ce56" office:value-type="percentage" office:value="0.0000284533894865899" calcext:value-type="percentage">
            <text:p>0.00%</text:p>
          </table:table-cell>
          <table:table-cell table:style-name="ce33" office:value-type="float" office:value="0.0205244504190675" calcext:value-type="float">
            <text:p><text:s/>0.02 </text:p>
          </table:table-cell>
          <table:table-cell table:style-name="ce43" office:value-type="percentage" office:value="0.0000544434704149004" calcext:value-type="percentage">
            <text:p>0.01%</text:p>
          </table:table-cell>
          <table:table-cell table:style-name="ce52" office:value-type="float" office:value="0.251" calcext:value-type="float">
            <text:p><text:s/>0.25 </text:p>
          </table:table-cell>
          <table:table-cell table:style-name="ce56" office:value-type="percentage" office:value="0.000739377639141799" calcext:value-type="percentage">
            <text:p>0.07%</text:p>
          </table:table-cell>
          <table:table-cell table:style-name="ce33" office:value-type="float" office:value="1.381" calcext:value-type="float">
            <text:p><text:s/>1.38 </text:p>
          </table:table-cell>
          <table:table-cell table:style-name="ce43" office:value-type="percentage" office:value="0.000574623412610635" calcext:value-type="percentage">
            <text:p>0.06%</text:p>
          </table:table-cell>
          <table:table-cell table:style-name="ce52" office:value-type="float" office:value="0.00423149531709428" calcext:value-type="float">
            <text:p><text:s/>0.00 </text:p>
          </table:table-cell>
          <table:table-cell table:style-name="ce56" office:value-type="percentage" office:value="0.00000046845144560995" calcext:value-type="percentage">
            <text:p>0.00%</text:p>
          </table:table-cell>
          <table:table-cell table:style-name="ce33" office:value-type="float" office:value="0.004" calcext:value-type="float">
            <text:p><text:s/>0.00 </text:p>
          </table:table-cell>
          <table:table-cell table:style-name="ce43" office:value-type="percentage" office:value="0.00000067758958241763" calcext:value-type="percentage">
            <text:p>0.00%</text:p>
          </table:table-cell>
          <table:table-cell table:style-name="ce52" office:value-type="float" office:value="0.007" calcext:value-type="float">
            <text:p><text:s/>0.01 </text:p>
          </table:table-cell>
          <table:table-cell table:style-name="ce56" office:value-type="percentage" office:value="0.00000167040881163252"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68537783659657" calcext:value-type="float">
            <text:p><text:s/>1.69 </text:p>
          </table:table-cell>
          <table:table-cell table:style-name="ce56" office:value-type="percentage" office:value="0.000186581249602985" calcext:value-type="percentage">
            <text:p>0.02%</text:p>
          </table:table-cell>
          <table:table-cell table:style-name="ce33" office:value-type="float" office:value="1.42" calcext:value-type="float">
            <text:p><text:s/>1.42 </text:p>
          </table:table-cell>
          <table:table-cell table:style-name="ce43" office:value-type="percentage" office:value="0.000240544301758258" calcext:value-type="percentage">
            <text:p>0.0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皮革毛皮及製品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紡織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金屬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00760454545454546" calcext:value-type="float">
            <text:p><text:s/>0.01 </text:p>
          </table:table-cell>
          <table:table-cell table:style-name="ce43" office:value-type="percentage" office:value="0.00000317507913323047" calcext:value-type="percentage">
            <text:p>0.00%</text:p>
          </table:table-cell>
          <table:table-cell table:style-name="ce52" office:value-type="float" office:value="0.00491555928123708" calcext:value-type="float">
            <text:p><text:s/>0.00 </text:p>
          </table:table-cell>
          <table:table-cell table:style-name="ce56" office:value-type="percentage" office:value="0.00000533999442464057" calcext:value-type="percentage">
            <text:p>0.00%</text:p>
          </table:table-cell>
          <table:table-cell table:style-name="ce33" office:value-type="float" office:value="0.00357417519277109" calcext:value-type="float">
            <text:p><text:s/>0.00 </text:p>
          </table:table-cell>
          <table:table-cell table:style-name="ce43" office:value-type="percentage" office:value="0.00000948091166351168" calcext:value-type="percentage">
            <text:p>0.00%</text:p>
          </table:table-cell>
          <table:table-cell table:style-name="ce52" office:value-type="float" office:value="0.003" calcext:value-type="float">
            <text:p><text:s/>0.00 </text:p>
          </table:table-cell>
          <table:table-cell table:style-name="ce56" office:value-type="percentage" office:value="0.00000883718293794979" calcext:value-type="percentage">
            <text:p>0.00%</text:p>
          </table:table-cell>
          <table:table-cell table:style-name="ce33" office:value-type="float" office:value="0.178" calcext:value-type="float">
            <text:p><text:s/>0.18 </text:p>
          </table:table-cell>
          <table:table-cell table:style-name="ce43" office:value-type="percentage" office:value="0.0000740644224798646"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2.81639545454545" calcext:value-type="float">
            <text:p><text:s/>2.82 </text:p>
          </table:table-cell>
          <table:table-cell table:style-name="ce43" office:value-type="percentage" office:value="0.00117591228721072" calcext:value-type="percentage">
            <text:p>0.12%</text:p>
          </table:table-cell>
          <table:table-cell table:style-name="ce52" office:value-type="float" office:value="1.79366774716095" calcext:value-type="float">
            <text:p><text:s/>1.79 </text:p>
          </table:table-cell>
          <table:table-cell table:style-name="ce56" office:value-type="percentage" office:value="0.00194854241836884" calcext:value-type="percentage">
            <text:p>0.19%</text:p>
          </table:table-cell>
          <table:table-cell table:style-name="ce33" office:value-type="float" office:value="1.4089107982158" calcext:value-type="float">
            <text:p><text:s/>1.41 </text:p>
          </table:table-cell>
          <table:table-cell table:style-name="ce43" office:value-type="percentage" office:value="0.00373729828539696" calcext:value-type="percentage">
            <text:p>0.3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3.201427663704" calcext:value-type="float">
            <text:p><text:s/>13.20 </text:p>
          </table:table-cell>
          <table:table-cell table:style-name="ce56" office:value-type="percentage" office:value="0.00146147576914345" calcext:value-type="percentage">
            <text:p>0.15%</text:p>
          </table:table-cell>
          <table:table-cell table:style-name="ce33" office:value-type="float" office:value="11.455" calcext:value-type="float">
            <text:p><text:s/>11.45 </text:p>
          </table:table-cell>
          <table:table-cell table:style-name="ce43" office:value-type="percentage" office:value="0.00194044716664848" calcext:value-type="percentage">
            <text:p>0.19%</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非鐵金屬基本工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礦業及土石採取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19.176" calcext:value-type="float">
            <text:p><text:s/>19.18 </text:p>
          </table:table-cell>
          <table:table-cell table:style-name="ce43" office:value-type="percentage" office:value="0.00800643744228455" calcext:value-type="percentage">
            <text:p>0.80%</text:p>
          </table:table-cell>
          <table:table-cell table:style-name="ce52" office:value-type="float" office:value="9.79159187412278" calcext:value-type="float">
            <text:p><text:s/>9.79 </text:p>
          </table:table-cell>
          <table:table-cell table:style-name="ce56" office:value-type="percentage" office:value="0.0106370492195575" calcext:value-type="percentage">
            <text:p>1.06%</text:p>
          </table:table-cell>
          <table:table-cell table:style-name="ce33" office:value-type="float" office:value="6.48452801513465" calcext:value-type="float">
            <text:p><text:s/>6.48 </text:p>
          </table:table-cell>
          <table:table-cell table:style-name="ce43" office:value-type="percentage" office:value="0.0172009579763752" calcext:value-type="percentage">
            <text:p>1.7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塑膠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12.741747436026" calcext:value-type="float">
            <text:p><text:s/>112.74 </text:p>
          </table:table-cell>
          <table:table-cell table:style-name="ce56" office:value-type="percentage" office:value="0.0124811752369525" calcext:value-type="percentage">
            <text:p>1.25%</text:p>
          </table:table-cell>
          <table:table-cell table:style-name="ce33" office:value-type="float" office:value="112.741747436026" calcext:value-type="float">
            <text:p><text:s/>112.74 </text:p>
          </table:table-cell>
          <table:table-cell table:style-name="ce43" office:value-type="percentage" office:value="0.0190981583915526" calcext:value-type="percentage">
            <text:p>1.9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899278812491248" calcext:value-type="float">
            <text:p><text:s/>0.90 </text:p>
          </table:table-cell>
          <table:table-cell table:style-name="ce56" office:value-type="percentage" office:value="0.0000995554592760844" calcext:value-type="percentage">
            <text:p>0.01%</text:p>
          </table:table-cell>
          <table:table-cell table:style-name="ce33" office:value-type="float" office:value="0.85" calcext:value-type="float">
            <text:p><text:s/>0.85 </text:p>
          </table:table-cell>
          <table:table-cell table:style-name="ce43" office:value-type="percentage" office:value="0.000143987786263746"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橡膠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000909090909090909" calcext:value-type="float">
            <text:p><text:s/>0.00 </text:p>
          </table:table-cell>
          <table:table-cell table:style-name="ce43" office:value-type="percentage" office:value="0.00000037956714085242" calcext:value-type="percentage">
            <text:p>0.00%</text:p>
          </table:table-cell>
          <table:table-cell table:style-name="ce52" office:value-type="float" office:value="0.000658787878787879" calcext:value-type="float">
            <text:p><text:s/>0.00 </text:p>
          </table:table-cell>
          <table:table-cell table:style-name="ce56" office:value-type="percentage" office:value="0.00000071567107595999" calcext:value-type="percentage">
            <text:p>0.00%</text:p>
          </table:table-cell>
          <table:table-cell table:style-name="ce33" office:value-type="float" office:value="0.000518140079834229" calcext:value-type="float">
            <text:p><text:s/>0.00 </text:p>
          </table:table-cell>
          <table:table-cell table:style-name="ce43" office:value-type="percentage" office:value="0.0000013744262833475"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063" calcext:value-type="float">
            <text:p><text:s/>0.06 </text:p>
          </table:table-cell>
          <table:table-cell table:style-name="ce43" office:value-type="percentage" office:value="0.0000262138124507386"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737090909090909" calcext:value-type="float">
            <text:p><text:s/>0.74 </text:p>
          </table:table-cell>
          <table:table-cell table:style-name="ce43" office:value-type="percentage" office:value="0.00030775303780314" calcext:value-type="percentage">
            <text:p>0.03%</text:p>
          </table:table-cell>
          <table:table-cell table:style-name="ce52" office:value-type="float" office:value="0.514810099055411" calcext:value-type="float">
            <text:p><text:s/>0.51 </text:p>
          </table:table-cell>
          <table:table-cell table:style-name="ce56" office:value-type="percentage" office:value="0.000559261500354179" calcext:value-type="percentage">
            <text:p>0.06%</text:p>
          </table:table-cell>
          <table:table-cell table:style-name="ce33" office:value-type="float" office:value="0.407605904579396" calcext:value-type="float">
            <text:p><text:s/>0.41 </text:p>
          </table:table-cell>
          <table:table-cell table:style-name="ce43" office:value-type="percentage" office:value="0.00108122164315254" calcext:value-type="percentage">
            <text:p>0.1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3.62785141996935" calcext:value-type="float">
            <text:p><text:s/>3.63 </text:p>
          </table:table-cell>
          <table:table-cell table:style-name="ce56" office:value-type="percentage" office:value="0.000401624512090858" calcext:value-type="percentage">
            <text:p>0.04%</text:p>
          </table:table-cell>
          <table:table-cell table:style-name="ce33" office:value-type="float" office:value="3.371" calcext:value-type="float">
            <text:p><text:s/>3.37 </text:p>
          </table:table-cell>
          <table:table-cell table:style-name="ce43" office:value-type="percentage" office:value="0.000571038620582457" calcext:value-type="percentage">
            <text:p>0.0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電子器材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5.60888761056127" calcext:value-type="float">
            <text:p><text:s/>5.61 </text:p>
          </table:table-cell>
          <table:table-cell table:style-name="ce43" office:value-type="percentage" office:value="0.00234184437707362" calcext:value-type="percentage">
            <text:p>0.23%</text:p>
          </table:table-cell>
          <table:table-cell table:style-name="ce52" office:value-type="float" office:value="4.46894788503315" calcext:value-type="float">
            <text:p><text:s/>4.47 </text:p>
          </table:table-cell>
          <table:table-cell table:style-name="ce56" office:value-type="percentage" office:value="0.00485482026046901" calcext:value-type="percentage">
            <text:p>0.49%</text:p>
          </table:table-cell>
          <table:table-cell table:style-name="ce33" office:value-type="float" office:value="3.96063112415238" calcext:value-type="float">
            <text:p><text:s/>3.96 </text:p>
          </table:table-cell>
          <table:table-cell table:style-name="ce43" office:value-type="percentage" office:value="0.0105060305649793" calcext:value-type="percentage">
            <text:p>1.05%</text:p>
          </table:table-cell>
          <table:table-cell table:style-name="ce52" office:value-type="float" office:value="33.67" calcext:value-type="float">
            <text:p><text:s/>33.67 </text:p>
          </table:table-cell>
          <table:table-cell table:style-name="ce56" office:value-type="percentage" office:value="0.0991826498402565" calcext:value-type="percentage">
            <text:p>9.92%</text:p>
          </table:table-cell>
          <table:table-cell table:style-name="ce33" office:value-type="float" office:value="151.901" calcext:value-type="float">
            <text:p><text:s/>151.90 </text:p>
          </table:table-cell>
          <table:table-cell table:style-name="ce43" office:value-type="percentage" office:value="0.0632048305568197" calcext:value-type="percentage">
            <text:p>6.32%</text:p>
          </table:table-cell>
          <table:table-cell table:style-name="ce52" office:value-type="float" office:value="142.417947710605" calcext:value-type="float">
            <text:p><text:s/>142.42 </text:p>
          </table:table-cell>
          <table:table-cell table:style-name="ce56" office:value-type="percentage" office:value="0.0157665053335443" calcext:value-type="percentage">
            <text:p>1.58%</text:p>
          </table:table-cell>
          <table:table-cell table:style-name="ce33" office:value-type="float" office:value="60.6255657426067" calcext:value-type="float">
            <text:p><text:s/>60.63 </text:p>
          </table:table-cell>
          <table:table-cell table:style-name="ce43" office:value-type="percentage" office:value="0.0102698129438414" calcext:value-type="percentage">
            <text:p>1.03%</text:p>
          </table:table-cell>
          <table:table-cell table:style-name="ce52" office:value-type="float" office:value="4.809" calcext:value-type="float">
            <text:p><text:s/>4.81 </text:p>
          </table:table-cell>
          <table:table-cell table:style-name="ce56" office:value-type="percentage" office:value="0.00114757085359154" calcext:value-type="percentage">
            <text:p>0.1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5.77511238943874" calcext:value-type="float">
            <text:p><text:s/>5.78 </text:p>
          </table:table-cell>
          <table:table-cell table:style-name="ce43" office:value-type="percentage" office:value="0.0024112471875367" calcext:value-type="percentage">
            <text:p>0.24%</text:p>
          </table:table-cell>
          <table:table-cell table:style-name="ce52" office:value-type="float" office:value="3.93736752370842" calcext:value-type="float">
            <text:p><text:s/>3.94 </text:p>
          </table:table-cell>
          <table:table-cell table:style-name="ce56" office:value-type="percentage" office:value="0.00427734046553343" calcext:value-type="percentage">
            <text:p>0.43%</text:p>
          </table:table-cell>
          <table:table-cell table:style-name="ce33" office:value-type="float" office:value="3.00508442192947" calcext:value-type="float">
            <text:p><text:s/>3.01 </text:p>
          </table:table-cell>
          <table:table-cell table:style-name="ce43" office:value-type="percentage" office:value="0.00797133279961552" calcext:value-type="percentage">
            <text:p>0.8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831.237254849011" calcext:value-type="float">
            <text:p><text:s/>831.24 </text:p>
          </table:table-cell>
          <table:table-cell table:style-name="ce56" office:value-type="percentage" office:value="0.0920228582330692" calcext:value-type="percentage">
            <text:p>9.20%</text:p>
          </table:table-cell>
          <table:table-cell table:style-name="ce33" office:value-type="float" office:value="456.108434257393" calcext:value-type="float">
            <text:p><text:s/>456.11 </text:p>
          </table:table-cell>
          <table:table-cell table:style-name="ce43" office:value-type="percentage" office:value="0.0772635808764064" calcext:value-type="percentage">
            <text:p>7.7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運輸工具製修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印刷電路版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322" calcext:value-type="float">
            <text:p><text:s/>0.32 </text:p>
          </table:table-cell>
          <table:table-cell table:style-name="ce43" office:value-type="percentage" office:value="0.000134442681289926" calcext:value-type="percentage">
            <text:p>0.01%</text:p>
          </table:table-cell>
          <table:table-cell table:style-name="ce52" office:value-type="float" office:value="0.302165684327308" calcext:value-type="float">
            <text:p><text:s/>0.30 </text:p>
          </table:table-cell>
          <table:table-cell table:style-name="ce56" office:value-type="percentage" office:value="0.000328256252708532" calcext:value-type="percentage">
            <text:p>0.03%</text:p>
          </table:table-cell>
          <table:table-cell table:style-name="ce33" office:value-type="float" office:value="0.281710642095211" calcext:value-type="float">
            <text:p><text:s/>0.28 </text:p>
          </table:table-cell>
          <table:table-cell table:style-name="ce43" office:value-type="percentage" office:value="0.000747269948540238" calcext:value-type="percentage">
            <text:p>0.0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4.61" calcext:value-type="float">
            <text:p><text:s/>4.61 </text:p>
          </table:table-cell>
          <table:table-cell table:style-name="ce43" office:value-type="percentage" office:value="0.00191818532377627" calcext:value-type="percentage">
            <text:p>0.19%</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8.4805470341378" calcext:value-type="float">
            <text:p><text:s/>28.48 </text:p>
          </table:table-cell>
          <table:table-cell table:style-name="ce56" office:value-type="percentage" office:value="0.00315296424316158" calcext:value-type="percentage">
            <text:p>0.32%</text:p>
          </table:table-cell>
          <table:table-cell table:style-name="ce33" office:value-type="float" office:value="28.1408133471942" calcext:value-type="float">
            <text:p><text:s/>28.14 </text:p>
          </table:table-cell>
          <table:table-cell table:style-name="ce43" office:value-type="percentage" office:value="0.00476698049120444" calcext:value-type="percentage">
            <text:p>0.48%</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製鞋業</text:p>
          </table:table-cell>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816581320770378" calcext:value-type="float">
            <text:p><text:s/>0.82 </text:p>
          </table:table-cell>
          <table:table-cell table:style-name="ce56" office:value-type="percentage" office:value="0.0000904003600400157" calcext:value-type="percentage">
            <text:p>0.01%</text:p>
          </table:table-cell>
          <table:table-cell table:style-name="ce33" office:value-type="float" office:value="0.816581320770378" calcext:value-type="float">
            <text:p><text:s/>0.82 </text:p>
          </table:table-cell>
          <table:table-cell table:style-name="ce43" office:value-type="percentage" office:value="0.000138326749037709"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製藥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34107257020421" calcext:value-type="float">
            <text:p><text:s/>2.34 </text:p>
          </table:table-cell>
          <table:table-cell table:style-name="ce56" office:value-type="percentage" office:value="0.00025917051718328" calcext:value-type="percentage">
            <text:p>0.03%</text:p>
          </table:table-cell>
          <table:table-cell table:style-name="ce33" office:value-type="float" office:value="2.34107257020421" calcext:value-type="float">
            <text:p><text:s/>2.34 </text:p>
          </table:table-cell>
          <table:table-cell table:style-name="ce43" office:value-type="percentage" office:value="0.000396571596313508" calcext:value-type="percentage">
            <text:p>0.0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印刷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26118921756768" calcext:value-type="float">
            <text:p><text:s/>0.26 </text:p>
          </table:table-cell>
          <table:table-cell table:style-name="ce56" office:value-type="percentage" office:value="0.0000289151842028576" calcext:value-type="percentage">
            <text:p>0.00%</text:p>
          </table:table-cell>
          <table:table-cell table:style-name="ce33" office:value-type="float" office:value="0.26118921756768" calcext:value-type="float">
            <text:p><text:s/>0.26 </text:p>
          </table:table-cell>
          <table:table-cell table:style-name="ce43" office:value-type="percentage" office:value="0.0000442447732159179"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倉儲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工業表面塗裝</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414.507078446028" calcext:value-type="float">
            <text:p><text:s/>414.51 </text:p>
          </table:table-cell>
          <table:table-cell table:style-name="ce56" office:value-type="percentage" office:value="0.0458883741000891" calcext:value-type="percentage">
            <text:p>4.59%</text:p>
          </table:table-cell>
          <table:table-cell table:style-name="ce33" office:value-type="float" office:value="414.507078446028" calcext:value-type="float">
            <text:p><text:s/>414.51 </text:p>
          </table:table-cell>
          <table:table-cell table:style-name="ce43" office:value-type="percentage" office:value="0.0702164195483489" calcext:value-type="percentage">
            <text:p>7.0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溶劑使用</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9.26861680549022" calcext:value-type="float">
            <text:p><text:s/>9.27 </text:p>
          </table:table-cell>
          <table:table-cell table:style-name="ce56" office:value-type="percentage" office:value="0.00102609045171249" calcext:value-type="percentage">
            <text:p>0.10%</text:p>
          </table:table-cell>
          <table:table-cell table:style-name="ce33" office:value-type="float" office:value="9.26861680549022" calcext:value-type="float">
            <text:p><text:s/>9.27 </text:p>
          </table:table-cell>
          <table:table-cell table:style-name="ce43" office:value-type="percentage" office:value="0.00157007954770528" calcext:value-type="percentage">
            <text:p>0.1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text:p>
          </table:table-cell>
          <table:table-cell table:style-name="ce20"/>
          <table:table-cell table:style-name="ce27"/>
          <table:table-cell table:style-name="ce33" office:value-type="float" office:value="51.791" calcext:value-type="float">
            <text:p><text:s/>51.79 </text:p>
          </table:table-cell>
          <table:table-cell table:style-name="ce43" office:value-type="percentage" office:value="0.0216239779710763" calcext:value-type="percentage">
            <text:p>2.16%</text:p>
          </table:table-cell>
          <table:table-cell table:style-name="ce52" office:value-type="float" office:value="32.3131801269706" calcext:value-type="float">
            <text:p><text:s/>32.31 </text:p>
          </table:table-cell>
          <table:table-cell table:style-name="ce56" office:value-type="percentage" office:value="0.0351032694039658" calcext:value-type="percentage">
            <text:p>3.51%</text:p>
          </table:table-cell>
          <table:table-cell table:style-name="ce33" office:value-type="float" office:value="24.1805613630363" calcext:value-type="float">
            <text:p><text:s/>24.18 </text:p>
          </table:table-cell>
          <table:table-cell table:style-name="ce43" office:value-type="percentage" office:value="0.0641417261024992" calcext:value-type="percentage">
            <text:p>6.41%</text:p>
          </table:table-cell>
          <table:table-cell table:style-name="ce52" office:value-type="float" office:value="67.161" calcext:value-type="float">
            <text:p><text:s/>67.16 </text:p>
          </table:table-cell>
          <table:table-cell table:style-name="ce56" office:value-type="percentage" office:value="0.197838014431882" calcext:value-type="percentage">
            <text:p>19.78%</text:p>
          </table:table-cell>
          <table:table-cell table:style-name="ce33" office:value-type="float" office:value="201.089" calcext:value-type="float">
            <text:p><text:s/>201.09 </text:p>
          </table:table-cell>
          <table:table-cell table:style-name="ce43" office:value-type="percentage" office:value="0.0836715766969298" calcext:value-type="percentage">
            <text:p>8.37%</text:p>
          </table:table-cell>
          <table:table-cell table:style-name="ce52" office:value-type="float" office:value="66.4161802583607" calcext:value-type="float">
            <text:p><text:s/>66.42 </text:p>
          </table:table-cell>
          <table:table-cell table:style-name="ce56" office:value-type="percentage" office:value="0.00735266219679635" calcext:value-type="percentage">
            <text:p>0.74%</text:p>
          </table:table-cell>
          <table:table-cell table:style-name="ce33" office:value-type="float" office:value="54.028" calcext:value-type="float">
            <text:p><text:s/>54.03 </text:p>
          </table:table-cell>
          <table:table-cell table:style-name="ce43" office:value-type="percentage" office:value="0.00915220248971492" calcext:value-type="percentage">
            <text:p>0.92%</text:p>
          </table:table-cell>
          <table:table-cell table:style-name="ce52" office:value-type="float" office:value="12.193" calcext:value-type="float">
            <text:p><text:s/>12.19 </text:p>
          </table:table-cell>
          <table:table-cell table:style-name="ce56" office:value-type="percentage" office:value="0.00290961352003361" calcext:value-type="percentage">
            <text:p>0.29%</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2" calcext:value-type="float">
            <text:p>2</text:p>
          </table:table-cell>
          <table:table-cell table:style-name="ce20" office:value-type="string" calcext:value-type="string">
            <text:p>商 <text:s/>業</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8"/>
          <table:table-cell table:style-name="ce14"/>
          <table:table-cell table:style-name="ce20" office:value-type="string" calcext:value-type="string">
            <text:p>一般消費</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919.62008370802" calcext:value-type="float">
            <text:p><text:s/>1,919.62 </text:p>
          </table:table-cell>
          <table:table-cell table:style-name="ce56" office:value-type="percentage" office:value="0.212513245519178" calcext:value-type="percentage">
            <text:p>21.25%</text:p>
          </table:table-cell>
          <table:table-cell table:style-name="ce33" office:value-type="float" office:value="1919.62008370802" calcext:value-type="float">
            <text:p><text:s/>1,919.62 </text:p>
          </table:table-cell>
          <table:table-cell table:style-name="ce43" office:value-type="percentage" office:value="0.325178642730052" calcext:value-type="percentage">
            <text:p>32.5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汽車保養</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20.859836369356" calcext:value-type="float">
            <text:p><text:s/>120.86 </text:p>
          </table:table-cell>
          <table:table-cell table:style-name="ce56" office:value-type="percentage" office:value="0.0133798954791907" calcext:value-type="percentage">
            <text:p>1.34%</text:p>
          </table:table-cell>
          <table:table-cell table:style-name="ce33" office:value-type="float" office:value="120.859836369356" calcext:value-type="float">
            <text:p><text:s/>120.86 </text:p>
          </table:table-cell>
          <table:table-cell table:style-name="ce43" office:value-type="percentage" office:value="0.0204733415141437" calcext:value-type="percentage">
            <text:p>2.0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加油站</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78.5368181933122" calcext:value-type="float">
            <text:p><text:s/>78.54 </text:p>
          </table:table-cell>
          <table:table-cell table:style-name="ce56" office:value-type="percentage" office:value="0.0086944881795418" calcext:value-type="percentage">
            <text:p>0.87%</text:p>
          </table:table-cell>
          <table:table-cell table:style-name="ce33" office:value-type="float" office:value="78.5368181933122" calcext:value-type="float">
            <text:p><text:s/>78.54 </text:p>
          </table:table-cell>
          <table:table-cell table:style-name="ce43" office:value-type="percentage" office:value="0.0133039324610039" calcext:value-type="percentage">
            <text:p>1.3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乾洗業- 面源</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60632" calcext:value-type="float">
            <text:p><text:s/>1.61 </text:p>
          </table:table-cell>
          <table:table-cell table:style-name="ce56" office:value-type="percentage" office:value="0.000177829081618573" calcext:value-type="percentage">
            <text:p>0.02%</text:p>
          </table:table-cell>
          <table:table-cell table:style-name="ce33" office:value-type="float" office:value="1.60632" calcext:value-type="float">
            <text:p><text:s/>1.61 </text:p>
          </table:table-cell>
          <table:table-cell table:style-name="ce43" office:value-type="percentage" office:value="0.000272106424507271" calcext:value-type="percentage">
            <text:p>0.0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餐飲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餐飲業(油煙)</text:p>
          </table:table-cell>
          <table:table-cell table:style-name="ce20"/>
          <table:table-cell table:style-name="ce27"/>
          <table:table-cell table:style-name="ce33" office:value-type="float" office:value="46.5226991976406" calcext:value-type="float">
            <text:p><text:s/>46.52 </text:p>
          </table:table-cell>
          <table:table-cell table:style-name="ce43" office:value-type="percentage" office:value="0.0194243367111041" calcext:value-type="percentage">
            <text:p>1.94%</text:p>
          </table:table-cell>
          <table:table-cell table:style-name="ce52" office:value-type="float" office:value="44.6854823188017" calcext:value-type="float">
            <text:p><text:s/>44.69 </text:p>
          </table:table-cell>
          <table:table-cell table:style-name="ce56" office:value-type="percentage" office:value="0.0485438609916883" calcext:value-type="percentage">
            <text:p>4.85%</text:p>
          </table:table-cell>
          <table:table-cell table:style-name="ce33" office:value-type="float" office:value="30.7699319058931" calcext:value-type="float">
            <text:p><text:s/>30.77 </text:p>
          </table:table-cell>
          <table:table-cell table:style-name="ce43" office:value-type="percentage" office:value="0.0816207909679613" calcext:value-type="percentage">
            <text:p>8.1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216253826666667" calcext:value-type="float">
            <text:p><text:s/>0.22 </text:p>
          </table:table-cell>
          <table:table-cell table:style-name="ce43" office:value-type="percentage" office:value="0.000089981543714199" calcext:value-type="percentage">
            <text:p>0.01%</text:p>
          </table:table-cell>
          <table:table-cell table:style-name="ce52" office:value-type="float" office:value="228.86512252495" calcext:value-type="float">
            <text:p><text:s/>228.87 </text:p>
          </table:table-cell>
          <table:table-cell table:style-name="ce56" office:value-type="percentage" office:value="0.025336716565276" calcext:value-type="percentage">
            <text:p>2.53%</text:p>
          </table:table-cell>
          <table:table-cell table:style-name="ce33" office:value-type="float" office:value="100.849983876059" calcext:value-type="float">
            <text:p><text:s/>100.85 </text:p>
          </table:table-cell>
          <table:table-cell table:style-name="ce43" office:value-type="percentage" office:value="0.0170837246153508" calcext:value-type="percentage">
            <text:p>1.71%</text:p>
          </table:table-cell>
          <table:table-cell table:style-name="ce52" office:value-type="float" office:value="10.7351823833333" calcext:value-type="float">
            <text:p><text:s/>10.74 </text:p>
          </table:table-cell>
          <table:table-cell table:style-name="ce56" office:value-type="percentage" office:value="0.00256173474965745" calcext:value-type="percentage">
            <text:p>0.26%</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旅館業</text:p>
          </table:table-cell>
          <table:table-cell table:style-name="ce20"/>
          <table:table-cell table:style-name="ce27"/>
          <table:table-cell table:style-name="ce33" office:value-type="float" office:value="0.312" calcext:value-type="float">
            <text:p><text:s/>0.31 </text:p>
          </table:table-cell>
          <table:table-cell table:style-name="ce43" office:value-type="percentage" office:value="0.00013026744274055" calcext:value-type="percentage">
            <text:p>0.01%</text:p>
          </table:table-cell>
          <table:table-cell table:style-name="ce52" office:value-type="float" office:value="0.275471943174214" calcext:value-type="float">
            <text:p><text:s/>0.28 </text:p>
          </table:table-cell>
          <table:table-cell table:style-name="ce56" office:value-type="percentage" office:value="0.000299257634082485" calcext:value-type="percentage">
            <text:p>0.03%</text:p>
          </table:table-cell>
          <table:table-cell table:style-name="ce33" office:value-type="float" office:value="0.253199373311084" calcext:value-type="float">
            <text:p><text:s/>0.25 </text:p>
          </table:table-cell>
          <table:table-cell table:style-name="ce43" office:value-type="percentage" office:value="0.000671640521839593" calcext:value-type="percentage">
            <text:p>0.07%</text:p>
          </table:table-cell>
          <table:table-cell table:style-name="ce52" office:value-type="float" office:value="0.084" calcext:value-type="float">
            <text:p><text:s/>0.08 </text:p>
          </table:table-cell>
          <table:table-cell table:style-name="ce56" office:value-type="percentage" office:value="0.000247441122262594" calcext:value-type="percentage">
            <text:p>0.02%</text:p>
          </table:table-cell>
          <table:table-cell table:style-name="ce33" office:value-type="float" office:value="1.168" calcext:value-type="float">
            <text:p><text:s/>1.17 </text:p>
          </table:table-cell>
          <table:table-cell table:style-name="ce43" office:value-type="percentage" office:value="0.000485995760991471" calcext:value-type="percentage">
            <text:p>0.05%</text:p>
          </table:table-cell>
          <table:table-cell table:style-name="ce52" office:value-type="float" office:value="0.0181835206118454" calcext:value-type="float">
            <text:p><text:s/>0.02 </text:p>
          </table:table-cell>
          <table:table-cell table:style-name="ce56" office:value-type="percentage" office:value="0.00000201302279184526" calcext:value-type="percentage">
            <text:p>0.00%</text:p>
          </table:table-cell>
          <table:table-cell table:style-name="ce33" office:value-type="float" office:value="0.011" calcext:value-type="float">
            <text:p><text:s/>0.01 </text:p>
          </table:table-cell>
          <table:table-cell table:style-name="ce43" office:value-type="percentage" office:value="0.00000186337135164848" calcext:value-type="percentage">
            <text:p>0.00%</text:p>
          </table:table-cell>
          <table:table-cell table:style-name="ce52" office:value-type="float" office:value="0.104" calcext:value-type="float">
            <text:p><text:s/>0.10 </text:p>
          </table:table-cell>
          <table:table-cell table:style-name="ce56" office:value-type="percentage" office:value="0.0000248175023442545"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text:p>
          </table:table-cell>
          <table:table-cell table:style-name="ce20"/>
          <table:table-cell table:style-name="ce27"/>
          <table:table-cell table:style-name="ce33" office:value-type="float" office:value="4.97798125414072" calcext:value-type="float">
            <text:p><text:s/>4.98 </text:p>
          </table:table-cell>
          <table:table-cell table:style-name="ce43" office:value-type="percentage" office:value="0.00207842592303624" calcext:value-type="percentage">
            <text:p>0.21%</text:p>
          </table:table-cell>
          <table:table-cell table:style-name="ce52" office:value-type="float" office:value="3.72746024753825" calcext:value-type="float">
            <text:p><text:s/>3.73 </text:p>
          </table:table-cell>
          <table:table-cell table:style-name="ce56" office:value-type="percentage" office:value="0.00404930869533005" calcext:value-type="percentage">
            <text:p>0.40%</text:p>
          </table:table-cell>
          <table:table-cell table:style-name="ce33" office:value-type="float" office:value="2.49330358859986" calcext:value-type="float">
            <text:p><text:s/>2.49 </text:p>
          </table:table-cell>
          <table:table-cell table:style-name="ce43" office:value-type="percentage" office:value="0.00661377515059762" calcext:value-type="percentage">
            <text:p>0.66%</text:p>
          </table:table-cell>
          <table:table-cell table:style-name="ce52" office:value-type="float" office:value="24.8061542816186" calcext:value-type="float">
            <text:p><text:s/>24.81 </text:p>
          </table:table-cell>
          <table:table-cell table:style-name="ce56" office:value-type="percentage" office:value="0.0730721744578901" calcext:value-type="percentage">
            <text:p>7.31%</text:p>
          </table:table-cell>
          <table:table-cell table:style-name="ce33" office:value-type="float" office:value="48.7170783362943" calcext:value-type="float">
            <text:p><text:s/>48.72 </text:p>
          </table:table-cell>
          <table:table-cell table:style-name="ce43" office:value-type="percentage" office:value="0.020270799280247" calcext:value-type="percentage">
            <text:p>2.03%</text:p>
          </table:table-cell>
          <table:table-cell table:style-name="ce52" office:value-type="float" office:value="8.39223750013834" calcext:value-type="float">
            <text:p><text:s/>8.39 </text:p>
          </table:table-cell>
          <table:table-cell table:style-name="ce56" office:value-type="percentage" office:value="0.000929070102703417" calcext:value-type="percentage">
            <text:p>0.09%</text:p>
          </table:table-cell>
          <table:table-cell table:style-name="ce33" office:value-type="float" office:value="7.48686345133653" calcext:value-type="float">
            <text:p><text:s/>7.49 </text:p>
          </table:table-cell>
          <table:table-cell table:style-name="ce43" office:value-type="percentage" office:value="0.00126825516990223" calcext:value-type="percentage">
            <text:p>0.13%</text:p>
          </table:table-cell>
          <table:table-cell table:style-name="ce52" office:value-type="float" office:value="14.5778856856728" calcext:value-type="float">
            <text:p><text:s/>14.58 </text:p>
          </table:table-cell>
          <table:table-cell table:style-name="ce56" office:value-type="percentage" office:value="0.00347871838633133" calcext:value-type="percentage">
            <text:p>0.35%</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3" calcext:value-type="float">
            <text:p>3</text:p>
          </table:table-cell>
          <table:table-cell table:style-name="ce20" office:value-type="string" calcext:value-type="string">
            <text:p>營建等</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8"/>
          <table:table-cell table:style-name="ce14"/>
          <table:table-cell table:style-name="ce20" office:value-type="string" calcext:value-type="string">
            <text:p>建築/施工</text:p>
          </table:table-cell>
          <table:table-cell table:style-name="ce20"/>
          <table:table-cell table:style-name="ce27"/>
          <table:table-cell table:style-name="ce33" office:value-type="float" office:value="414.11659990295" calcext:value-type="float">
            <text:p><text:s/>414.12 </text:p>
          </table:table-cell>
          <table:table-cell table:style-name="ce43" office:value-type="percentage" office:value="0.172903559185156" calcext:value-type="percentage">
            <text:p>17.29%</text:p>
          </table:table-cell>
          <table:table-cell table:style-name="ce52" office:value-type="float" office:value="230.064777723861" calcext:value-type="float">
            <text:p><text:s/>230.06 </text:p>
          </table:table-cell>
          <table:table-cell table:style-name="ce56" office:value-type="percentage" office:value="0.24992977605641" calcext:value-type="percentage">
            <text:p>24.99%</text:p>
          </table:table-cell>
          <table:table-cell table:style-name="ce33" office:value-type="float" office:value="23.0064777723861" calcext:value-type="float">
            <text:p><text:s/>23.01 </text:p>
          </table:table-cell>
          <table:table-cell table:style-name="ce43" office:value-type="percentage" office:value="0.0610273340516991" calcext:value-type="percentage">
            <text:p>6.1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道路瀝青舖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4.25327440304079" calcext:value-type="float">
            <text:p><text:s/>4.25 </text:p>
          </table:table-cell>
          <table:table-cell table:style-name="ce56" office:value-type="percentage" office:value="0.000470862518654147" calcext:value-type="percentage">
            <text:p>0.05%</text:p>
          </table:table-cell>
          <table:table-cell table:style-name="ce33" office:value-type="float" office:value="3.58551032176339" calcext:value-type="float">
            <text:p><text:s/>3.59 </text:p>
          </table:table-cell>
          <table:table-cell table:style-name="ce43" office:value-type="percentage" office:value="0.000607376110419438" calcext:value-type="percentage">
            <text:p>0.0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建塗-油性塗料</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661.668593746652" calcext:value-type="float">
            <text:p><text:s/>661.67 </text:p>
          </table:table-cell>
          <table:table-cell table:style-name="ce56" office:value-type="percentage" office:value="0.0732506090703099" calcext:value-type="percentage">
            <text:p>7.33%</text:p>
          </table:table-cell>
          <table:table-cell table:style-name="ce33" office:value-type="float" office:value="661.668593746652" calcext:value-type="float">
            <text:p><text:s/>661.67 </text:p>
          </table:table-cell>
          <table:table-cell table:style-name="ce43" office:value-type="percentage" office:value="0.112084936533913" calcext:value-type="percentage">
            <text:p>11.2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建塗-水性塗料</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21.494872536614" calcext:value-type="float">
            <text:p><text:s/>121.49 </text:p>
          </table:table-cell>
          <table:table-cell table:style-name="ce56" office:value-type="percentage" office:value="0.0134501977218435" calcext:value-type="percentage">
            <text:p>1.35%</text:p>
          </table:table-cell>
          <table:table-cell table:style-name="ce33" office:value-type="float" office:value="121.494872536614" calcext:value-type="float">
            <text:p><text:s/>121.49 </text:p>
          </table:table-cell>
          <table:table-cell table:style-name="ce43" office:value-type="percentage" office:value="0.0205809149869919" calcext:value-type="percentage">
            <text:p>2.0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車輛行駛揚塵(鋪)</text:p>
          </table:table-cell>
          <table:table-cell table:style-name="ce20"/>
          <table:table-cell table:style-name="ce27"/>
          <table:table-cell table:style-name="ce33" office:value-type="float" office:value="1277.9915005559" calcext:value-type="float">
            <text:p><text:s/>1,277.99 </text:p>
          </table:table-cell>
          <table:table-cell table:style-name="ce43" office:value-type="percentage" office:value="0.533591937889663" calcext:value-type="percentage">
            <text:p>53.36%</text:p>
          </table:table-cell>
          <table:table-cell table:style-name="ce52" office:value-type="float" office:value="245.3110624636" calcext:value-type="float">
            <text:p><text:s/>245.31 </text:p>
          </table:table-cell>
          <table:table-cell table:style-name="ce56" office:value-type="percentage" office:value="0.266492504903452" calcext:value-type="percentage">
            <text:p>26.65%</text:p>
          </table:table-cell>
          <table:table-cell table:style-name="ce33" office:value-type="float" office:value="59.3494524972" calcext:value-type="float">
            <text:p><text:s/>59.35 </text:p>
          </table:table-cell>
          <table:table-cell table:style-name="ce43" office:value-type="percentage" office:value="0.157431263453955" calcext:value-type="percentage">
            <text:p>15.7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車輛行駛揚塵(未鋪)</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礦場</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操作</text:p>
          </table:table-cell>
          <table:table-cell table:style-name="ce20"/>
          <table:table-cell table:style-name="ce27"/>
          <table:table-cell table:style-name="ce33" office:value-type="float" office:value="55.9864500988" calcext:value-type="float">
            <text:p><text:s/>55.99 </text:p>
          </table:table-cell>
          <table:table-cell table:style-name="ce43" office:value-type="percentage" office:value="0.0233756784695259" calcext:value-type="percentage">
            <text:p>2.34%</text:p>
          </table:table-cell>
          <table:table-cell table:style-name="ce52" office:value-type="float" office:value="29.0157598806" calcext:value-type="float">
            <text:p><text:s/>29.02 </text:p>
          </table:table-cell>
          <table:table-cell table:style-name="ce56" office:value-type="percentage" office:value="0.0315211326166978" calcext:value-type="percentage">
            <text:p>3.15%</text:p>
          </table:table-cell>
          <table:table-cell table:style-name="ce33" office:value-type="float" office:value="6.2666896348" calcext:value-type="float">
            <text:p><text:s/>6.27 </text:p>
          </table:table-cell>
          <table:table-cell table:style-name="ce43" office:value-type="percentage" office:value="0.0166231165641657" calcext:value-type="percentage">
            <text:p>1.6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0.3096570510064" calcext:value-type="float">
            <text:p><text:s/>10.31 </text:p>
          </table:table-cell>
          <table:table-cell table:style-name="ce56" office:value-type="percentage" office:value="0.00114133973628101" calcext:value-type="percentage">
            <text:p>0.11%</text:p>
          </table:table-cell>
          <table:table-cell table:style-name="ce33" office:value-type="float" office:value="10.3096570510064" calcext:value-type="float">
            <text:p><text:s/>10.31 </text:p>
          </table:table-cell>
          <table:table-cell table:style-name="ce43" office:value-type="percentage" office:value="0.00174642905401509" calcext:value-type="percentage">
            <text:p>0.1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裸露地表</text:p>
          </table:table-cell>
          <table:table-cell table:style-name="ce20"/>
          <table:table-cell table:style-name="ce27"/>
          <table:table-cell table:style-name="ce33" office:value-type="float" office:value="308.601803979232" calcext:value-type="float">
            <text:p><text:s/>308.60 </text:p>
          </table:table-cell>
          <table:table-cell table:style-name="ce43" office:value-type="percentage" office:value="0.128848614838125" calcext:value-type="percentage">
            <text:p>12.88%</text:p>
          </table:table-cell>
          <table:table-cell table:style-name="ce52" office:value-type="float" office:value="154.300901990381" calcext:value-type="float">
            <text:p><text:s/>154.30 </text:p>
          </table:table-cell>
          <table:table-cell table:style-name="ce56" office:value-type="percentage" office:value="0.16762405032745" calcext:value-type="percentage">
            <text:p>16.76%</text:p>
          </table:table-cell>
          <table:table-cell table:style-name="ce33" office:value-type="float" office:value="102.583489458711" calcext:value-type="float">
            <text:p><text:s/>102.58 </text:p>
          </table:table-cell>
          <table:table-cell table:style-name="ce43" office:value-type="percentage" office:value="0.272114529713013" calcext:value-type="percentage">
            <text:p>27.2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4" calcext:value-type="float">
            <text:p>4</text:p>
          </table:table-cell>
          <table:table-cell table:style-name="ce20" office:value-type="string" calcext:value-type="string">
            <text:p>住宅</text:p>
          </table:table-cell>
          <table:table-cell table:style-name="ce20"/>
          <table:table-cell table:style-name="ce27"/>
          <table:table-cell table:style-name="ce33" office:value-type="float" office:value="5.47160743524398" calcext:value-type="float">
            <text:p><text:s/>5.47 </text:p>
          </table:table-cell>
          <table:table-cell table:style-name="ce43" office:value-type="percentage" office:value="0.00228452662906863" calcext:value-type="percentage">
            <text:p>0.23%</text:p>
          </table:table-cell>
          <table:table-cell table:style-name="ce52" office:value-type="float" office:value="5.25274313783423" calcext:value-type="float">
            <text:p><text:s/>5.25 </text:p>
          </table:table-cell>
          <table:table-cell table:style-name="ce56" office:value-type="percentage" office:value="0.00570629250209035" calcext:value-type="percentage">
            <text:p>0.57%</text:p>
          </table:table-cell>
          <table:table-cell table:style-name="ce33" office:value-type="float" office:value="4.92444669171959" calcext:value-type="float">
            <text:p><text:s/>4.92 </text:p>
          </table:table-cell>
          <table:table-cell table:style-name="ce43" office:value-type="percentage" office:value="0.0130626624487503" calcext:value-type="percentage">
            <text:p>1.31%</text:p>
          </table:table-cell>
          <table:table-cell table:style-name="ce52" office:value-type="float" office:value="9.32458510732198" calcext:value-type="float">
            <text:p><text:s/>9.32 </text:p>
          </table:table-cell>
          <table:table-cell table:style-name="ce56" office:value-type="percentage" office:value="0.0274676881379622" calcext:value-type="percentage">
            <text:p>2.75%</text:p>
          </table:table-cell>
          <table:table-cell table:style-name="ce33" office:value-type="float" office:value="79.7300397578269" calcext:value-type="float">
            <text:p><text:s/>79.73 </text:p>
          </table:table-cell>
          <table:table-cell table:style-name="ce43" office:value-type="percentage" office:value="0.0331750525222478" calcext:value-type="percentage">
            <text:p>3.32%</text:p>
          </table:table-cell>
          <table:table-cell table:style-name="ce52" office:value-type="float" office:value="7.88290182882341" calcext:value-type="float">
            <text:p><text:s/>7.88 </text:p>
          </table:table-cell>
          <table:table-cell table:style-name="ce56" office:value-type="percentage" office:value="0.000872683645045221" calcext:value-type="percentage">
            <text:p>0.09%</text:p>
          </table:table-cell>
          <table:table-cell table:style-name="ce33" office:value-type="float" office:value="6.25989761812633" calcext:value-type="float">
            <text:p><text:s/>6.26 </text:p>
          </table:table-cell>
          <table:table-cell table:style-name="ce43" office:value-type="percentage" office:value="0.00106041035326083" calcext:value-type="percentage">
            <text:p>0.11%</text:p>
          </table:table-cell>
          <table:table-cell table:style-name="ce52" office:value-type="float" office:value="39.3916296199044" calcext:value-type="float">
            <text:p><text:s/>39.39 </text:p>
          </table:table-cell>
          <table:table-cell table:style-name="ce56" office:value-type="percentage" office:value="0.00940001788880752" calcext:value-type="percentage">
            <text:p>0.94%</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5" calcext:value-type="float">
            <text:p>5</text:p>
          </table:table-cell>
          <table:table-cell table:style-name="ce20" office:value-type="string" calcext:value-type="string">
            <text:p>焚化爐</text:p>
          </table:table-cell>
          <table:table-cell table:style-name="ce20"/>
          <table:table-cell table:style-name="ce27"/>
          <table:table-cell table:style-name="ce33" office:value-type="float" office:value="7.519" calcext:value-type="float">
            <text:p><text:s/>7.52 </text:p>
          </table:table-cell>
          <table:table-cell table:style-name="ce43" office:value-type="percentage" office:value="0.00313936186527626" calcext:value-type="percentage">
            <text:p>0.31%</text:p>
          </table:table-cell>
          <table:table-cell table:style-name="ce52" office:value-type="float" office:value="2.917372" calcext:value-type="float">
            <text:p><text:s/>2.92 </text:p>
          </table:table-cell>
          <table:table-cell table:style-name="ce56" office:value-type="percentage" office:value="0.00316927318404385" calcext:value-type="percentage">
            <text:p>0.32%</text:p>
          </table:table-cell>
          <table:table-cell table:style-name="ce33" office:value-type="float" office:value="2.58855082871002" calcext:value-type="float">
            <text:p><text:s/>2.59 </text:p>
          </table:table-cell>
          <table:table-cell table:style-name="ce43" office:value-type="percentage" office:value="0.00686642943332674" calcext:value-type="percentage">
            <text:p>0.69%</text:p>
          </table:table-cell>
          <table:table-cell table:style-name="ce52" office:value-type="float" office:value="13.966" calcext:value-type="float">
            <text:p><text:s/>13.97 </text:p>
          </table:table-cell>
          <table:table-cell table:style-name="ce56" office:value-type="percentage" office:value="0.0411400323038023" calcext:value-type="percentage">
            <text:p>4.11%</text:p>
          </table:table-cell>
          <table:table-cell table:style-name="ce33" office:value-type="float" office:value="218.185" calcext:value-type="float">
            <text:p><text:s/>218.18 </text:p>
          </table:table-cell>
          <table:table-cell table:style-name="ce43" office:value-type="percentage" office:value="0.0907850899930858" calcext:value-type="percentage">
            <text:p>9.08%</text:p>
          </table:table-cell>
          <table:table-cell table:style-name="ce52" office:value-type="float" office:value="3.55399473989545" calcext:value-type="float">
            <text:p><text:s/>3.55 </text:p>
          </table:table-cell>
          <table:table-cell table:style-name="ce56" office:value-type="percentage" office:value="0.000393448142756641" calcext:value-type="percentage">
            <text:p>0.04%</text:p>
          </table:table-cell>
          <table:table-cell table:style-name="ce33" office:value-type="float" office:value="2.722" calcext:value-type="float">
            <text:p><text:s/>2.72 </text:p>
          </table:table-cell>
          <table:table-cell table:style-name="ce43" office:value-type="percentage" office:value="0.000461099710835196" calcext:value-type="percentage">
            <text:p>0.05%</text:p>
          </table:table-cell>
          <table:table-cell table:style-name="ce52" office:value-type="float" office:value="6.84" calcext:value-type="float">
            <text:p><text:s/>6.84 </text:p>
          </table:table-cell>
          <table:table-cell table:style-name="ce56" office:value-type="percentage" office:value="0.0016322280387952" calcext:value-type="percentage">
            <text:p>0.16%</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6" calcext:value-type="float">
            <text:p>6</text:p>
          </table:table-cell>
          <table:table-cell table:style-name="ce20" office:value-type="string" calcext:value-type="string">
            <text:p>露天燃燒</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露天燃燒-水田</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露天燃燒-蔗田</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露天燃燒-果園</text:p>
          </table:table-cell>
          <table:table-cell table:style-name="ce20"/>
          <table:table-cell table:style-name="ce27"/>
          <table:table-cell table:style-name="ce33" office:value-type="float" office:value="0.0797368433499583" calcext:value-type="float">
            <text:p><text:s/>0.08 </text:p>
          </table:table-cell>
          <table:table-cell table:style-name="ce43" office:value-type="percentage" office:value="0.0000332920342160349" calcext:value-type="percentage">
            <text:p>0.00%</text:p>
          </table:table-cell>
          <table:table-cell table:style-name="ce52" office:value-type="float" office:value="0.0782537380636491" calcext:value-type="float">
            <text:p><text:s/>0.08 </text:p>
          </table:table-cell>
          <table:table-cell table:style-name="ce56" office:value-type="percentage" office:value="0.0000850105758183441" calcext:value-type="percentage">
            <text:p>0.01%</text:p>
          </table:table-cell>
          <table:table-cell table:style-name="ce33" office:value-type="float" office:value="0.0735019351749536" calcext:value-type="float">
            <text:p><text:s/>0.07 </text:p>
          </table:table-cell>
          <table:table-cell table:style-name="ce43" office:value-type="percentage" office:value="0.000194972354992652" calcext:value-type="percentage">
            <text:p>0.02%</text:p>
          </table:table-cell>
          <table:table-cell table:style-name="ce52" office:value-type="float" office:value="0.00108562657773909" calcext:value-type="float">
            <text:p><text:s/>0.00 </text:p>
          </table:table-cell>
          <table:table-cell table:style-name="ce56" office:value-type="percentage" office:value="0.00000319796022326024" calcext:value-type="percentage">
            <text:p>0.00%</text:p>
          </table:table-cell>
          <table:table-cell table:style-name="ce33" office:value-type="float" office:value="0.0564525820424327" calcext:value-type="float">
            <text:p><text:s/>0.06 </text:p>
          </table:table-cell>
          <table:table-cell table:style-name="ce43" office:value-type="percentage" office:value="0.0000234894825082582" calcext:value-type="percentage">
            <text:p>0.00%</text:p>
          </table:table-cell>
          <table:table-cell table:style-name="ce52" office:value-type="float" office:value="0.0700852993975627" calcext:value-type="float">
            <text:p><text:s/>0.07 </text:p>
          </table:table-cell>
          <table:table-cell table:style-name="ce56" office:value-type="percentage" office:value="0.00000775885528838048" calcext:value-type="percentage">
            <text:p>0.00%</text:p>
          </table:table-cell>
          <table:table-cell table:style-name="ce33" office:value-type="float" office:value="0.0528945655830662" calcext:value-type="float">
            <text:p><text:s/>0.05 </text:p>
          </table:table-cell>
          <table:table-cell table:style-name="ce43" office:value-type="percentage" office:value="0.00000896020165139793" calcext:value-type="percentage">
            <text:p>0.00%</text:p>
          </table:table-cell>
          <table:table-cell table:style-name="ce52" office:value-type="float" office:value="0.7672382913078" calcext:value-type="float">
            <text:p><text:s/>0.77 </text:p>
          </table:table-cell>
          <table:table-cell table:style-name="ce56" office:value-type="percentage" office:value="0.000183085943203203" calcext:value-type="percentage">
            <text:p>0.02%</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7" calcext:value-type="float">
            <text:p>7</text:p>
          </table:table-cell>
          <table:table-cell table:style-name="ce20" office:value-type="string" calcext:value-type="string">
            <text:p>垃圾場逸散</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392.98469401852" calcext:value-type="float">
            <text:p><text:s/>2,392.98 </text:p>
          </table:table-cell>
          <table:table-cell table:style-name="ce56" office:value-type="percentage" office:value="0.26491749493539" calcext:value-type="percentage">
            <text:p>26.49%</text:p>
          </table:table-cell>
          <table:table-cell table:style-name="ce33" office:value-type="float" office:value="15.202713763062" calcext:value-type="float">
            <text:p><text:s/>15.20 </text:p>
          </table:table-cell>
          <table:table-cell table:style-name="ce43" office:value-type="percentage" office:value="0.00257530011758198" calcext:value-type="percentage">
            <text:p>0.2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office:value-type="float" office:value="8" calcext:value-type="float">
            <text:p>8</text:p>
          </table:table-cell>
          <table:table-cell table:style-name="ce20" office:value-type="string" calcext:value-type="string">
            <text:p>其他</text:p>
          </table:table-cell>
          <table:table-cell table:style-name="ce20"/>
          <table:table-cell table:style-name="ce27"/>
          <table:table-cell table:style-name="ce33" office:value-type="float" office:value="12.8548840305778" calcext:value-type="float">
            <text:p><text:s/>12.85 </text:p>
          </table:table-cell>
          <table:table-cell table:style-name="ce43" office:value-type="percentage" office:value="0.0053672207352234" calcext:value-type="percentage">
            <text:p>0.54%</text:p>
          </table:table-cell>
          <table:table-cell table:style-name="ce52" office:value-type="float" office:value="11.3789337061129" calcext:value-type="float">
            <text:p><text:s/>11.38 </text:p>
          </table:table-cell>
          <table:table-cell table:style-name="ce56" office:value-type="percentage" office:value="0.0123614504621955" calcext:value-type="percentage">
            <text:p>1.24%</text:p>
          </table:table-cell>
          <table:table-cell table:style-name="ce33" office:value-type="float" office:value="10.0368062616518" calcext:value-type="float">
            <text:p><text:s/>10.04 </text:p>
          </table:table-cell>
          <table:table-cell table:style-name="ce43" office:value-type="percentage" office:value="0.0266237854660741" calcext:value-type="percentage">
            <text:p>2.66%</text:p>
          </table:table-cell>
          <table:table-cell table:style-name="ce52" office:value-type="float" office:value="0.120216127994826" calcext:value-type="float">
            <text:p><text:s/>0.12 </text:p>
          </table:table-cell>
          <table:table-cell table:style-name="ce56" office:value-type="percentage" office:value="0.000354123971727423" calcext:value-type="percentage">
            <text:p>0.04%</text:p>
          </table:table-cell>
          <table:table-cell table:style-name="ce33" office:value-type="float" office:value="2.78378427596459" calcext:value-type="float">
            <text:p><text:s/>2.78 </text:p>
          </table:table-cell>
          <table:table-cell table:style-name="ce43" office:value-type="percentage" office:value="0.0011583110938643" calcext:value-type="percentage">
            <text:p>0.12%</text:p>
          </table:table-cell>
          <table:table-cell table:style-name="ce52" office:value-type="float" office:value="0.0857057424649813" calcext:value-type="float">
            <text:p><text:s/>0.09 </text:p>
          </table:table-cell>
          <table:table-cell table:style-name="ce56" office:value-type="percentage" office:value="0.00000948813030528511" calcext:value-type="percentage">
            <text:p>0.00%</text:p>
          </table:table-cell>
          <table:table-cell table:style-name="ce33" office:value-type="float" office:value="0.0848486850403315" calcext:value-type="float">
            <text:p><text:s/>0.08 </text:p>
          </table:table-cell>
          <table:table-cell table:style-name="ce43" office:value-type="percentage" office:value="0.0000143731462662908" calcext:value-type="percentage">
            <text:p>0.00%</text:p>
          </table:table-cell>
          <table:table-cell table:style-name="ce52" office:value-type="float" office:value="123.083261564034" calcext:value-type="float">
            <text:p><text:s/>123.08 </text:p>
          </table:table-cell>
          <table:table-cell table:style-name="ce56" office:value-type="percentage" office:value="0.029371337811576" calcext:value-type="percentage">
            <text:p>2.94%</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5" office:value-type="string" calcext:value-type="string">
            <text:p>移動污染源</text:p>
          </table:table-cell>
          <table:table-cell table:style-name="ce16" office:value-type="float" office:value="1" calcext:value-type="float">
            <text:p>1</text:p>
          </table:table-cell>
          <table:table-cell table:style-name="ce18" office:value-type="string" calcext:value-type="string">
            <text:p>公路運輸</text:p>
          </table:table-cell>
          <table:table-cell table:style-name="ce18"/>
          <table:table-cell table:style-name="ce25"/>
          <table:table-cell table:style-name="ce34"/>
          <table:table-cell table:style-name="ce44"/>
          <table:table-cell table:style-name="ce53"/>
          <table:table-cell table:style-name="ce57"/>
          <table:table-cell table:style-name="ce34"/>
          <table:table-cell table:style-name="ce44"/>
          <table:table-cell table:style-name="ce53"/>
          <table:table-cell table:style-name="ce57"/>
          <table:table-cell table:style-name="ce34"/>
          <table:table-cell table:style-name="ce44"/>
          <table:table-cell table:style-name="ce53"/>
          <table:table-cell table:style-name="ce57"/>
          <table:table-cell table:style-name="ce34"/>
          <table:table-cell table:style-name="ce44"/>
          <table:table-cell table:style-name="ce53"/>
          <table:table-cell table:style-name="ce57"/>
          <table:table-cell table:style-name="ce34"/>
          <table:table-cell table:style-name="ce44"/>
          <table:table-cell table:number-columns-repeated="16360"/>
        </table:table-row>
        <table:table-row table:style-name="ro1">
          <table:table-cell table:style-name="ce2"/>
          <table:table-cell table:style-name="ce7"/>
          <table:table-cell table:style-name="ce14"/>
          <table:table-cell table:style-name="ce20" office:value-type="string" calcext:value-type="string">
            <text:p>1.汽油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自用汽油小客車</text:p>
          </table:table-cell>
          <table:table-cell table:style-name="ce20"/>
          <table:table-cell table:style-name="ce27"/>
          <table:table-cell table:style-name="ce33" office:value-type="float" office:value="29.618216" calcext:value-type="float">
            <text:p><text:s/>29.62 </text:p>
          </table:table-cell>
          <table:table-cell table:style-name="ce43" office:value-type="percentage" office:value="0.0123663117206963" calcext:value-type="percentage">
            <text:p>1.24%</text:p>
          </table:table-cell>
          <table:table-cell table:style-name="ce52" office:value-type="float" office:value="23.810051" calcext:value-type="float">
            <text:p><text:s/>23.81 </text:p>
          </table:table-cell>
          <table:table-cell table:style-name="ce56" office:value-type="percentage" office:value="0.0258659355560471" calcext:value-type="percentage">
            <text:p>2.59%</text:p>
          </table:table-cell>
          <table:table-cell table:style-name="ce33" office:value-type="float" office:value="13.031753" calcext:value-type="float">
            <text:p><text:s/>13.03 </text:p>
          </table:table-cell>
          <table:table-cell table:style-name="ce43" office:value-type="percentage" office:value="0.034568226891506" calcext:value-type="percentage">
            <text:p>3.46%</text:p>
          </table:table-cell>
          <table:table-cell table:style-name="ce52" office:value-type="float" office:value="0.755807" calcext:value-type="float">
            <text:p><text:s/>0.76 </text:p>
          </table:table-cell>
          <table:table-cell table:style-name="ce56" office:value-type="percentage" office:value="0.00222640157492767" calcext:value-type="percentage">
            <text:p>0.22%</text:p>
          </table:table-cell>
          <table:table-cell table:style-name="ce33" office:value-type="float" office:value="233.100212" calcext:value-type="float">
            <text:p><text:s/>233.10 </text:p>
          </table:table-cell>
          <table:table-cell table:style-name="ce43" office:value-type="percentage" office:value="0.0969911942792922" calcext:value-type="percentage">
            <text:p>9.70%</text:p>
          </table:table-cell>
          <table:table-cell table:style-name="ce52" office:value-type="float" office:value="824.230032" calcext:value-type="float">
            <text:p><text:s/>824.23 </text:p>
          </table:table-cell>
          <table:table-cell table:style-name="ce56" office:value-type="percentage" office:value="0.0912471174068724" calcext:value-type="percentage">
            <text:p>9.12%</text:p>
          </table:table-cell>
          <table:table-cell table:style-name="ce33" office:value-type="float" office:value="741.230052" calcext:value-type="float">
            <text:p><text:s/>741.23 </text:p>
          </table:table-cell>
          <table:table-cell table:style-name="ce43" office:value-type="percentage" office:value="0.125562440352519" calcext:value-type="percentage">
            <text:p>12.56%</text:p>
          </table:table-cell>
          <table:table-cell table:style-name="ce52" office:value-type="float" office:value="1549.597212" calcext:value-type="float">
            <text:p><text:s/>1,549.60 </text:p>
          </table:table-cell>
          <table:table-cell table:style-name="ce56" office:value-type="percentage" office:value="0.369780119629426" calcext:value-type="percentage">
            <text:p>36.98%</text:p>
          </table:table-cell>
          <table:table-cell table:style-name="ce33" office:value-type="float" office:value="0.222271" calcext:value-type="float">
            <text:p><text:s/>0.22 </text:p>
          </table:table-cell>
          <table:table-cell table:style-name="ce43" office:value-type="percentage" office:value="0.627878859783674" calcext:value-type="percentage">
            <text:p>62.79%</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營業汽油小客車</text:p>
          </table:table-cell>
          <table:table-cell table:style-name="ce20"/>
          <table:table-cell table:style-name="ce27"/>
          <table:table-cell table:style-name="ce33" office:value-type="float" office:value="0.414103" calcext:value-type="float">
            <text:p><text:s/>0.41 </text:p>
          </table:table-cell>
          <table:table-cell table:style-name="ce43" office:value-type="percentage" office:value="0.00017289788090125" calcext:value-type="percentage">
            <text:p>0.02%</text:p>
          </table:table-cell>
          <table:table-cell table:style-name="ce52" office:value-type="float" office:value="0.333124" calcext:value-type="float">
            <text:p><text:s/>0.33 </text:p>
          </table:table-cell>
          <table:table-cell table:style-name="ce56" office:value-type="percentage" office:value="0.000361887671562427" calcext:value-type="percentage">
            <text:p>0.04%</text:p>
          </table:table-cell>
          <table:table-cell table:style-name="ce33" office:value-type="float" office:value="0.182851" calcext:value-type="float">
            <text:p><text:s/>0.18 </text:p>
          </table:table-cell>
          <table:table-cell table:style-name="ce43" office:value-type="percentage" office:value="0.000485033353175031" calcext:value-type="percentage">
            <text:p>0.05%</text:p>
          </table:table-cell>
          <table:table-cell table:style-name="ce52" office:value-type="float" office:value="0.012213" calcext:value-type="float">
            <text:p><text:s/>0.01 </text:p>
          </table:table-cell>
          <table:table-cell table:style-name="ce56" office:value-type="percentage" office:value="0.0000359761717403936" calcext:value-type="percentage">
            <text:p>0.00%</text:p>
          </table:table-cell>
          <table:table-cell table:style-name="ce33" office:value-type="float" office:value="1.782574" calcext:value-type="float">
            <text:p><text:s/>1.78 </text:p>
          </table:table-cell>
          <table:table-cell table:style-name="ce43" office:value-type="percentage" office:value="0.000741715246278777" calcext:value-type="percentage">
            <text:p>0.07%</text:p>
          </table:table-cell>
          <table:table-cell table:style-name="ce52" office:value-type="float" office:value="12.091732" calcext:value-type="float">
            <text:p><text:s/>12.09 </text:p>
          </table:table-cell>
          <table:table-cell table:style-name="ce56" office:value-type="percentage" office:value="0.00133862592555525" calcext:value-type="percentage">
            <text:p>0.13%</text:p>
          </table:table-cell>
          <table:table-cell table:style-name="ce33" office:value-type="float" office:value="10.874095" calcext:value-type="float">
            <text:p><text:s/>10.87 </text:p>
          </table:table-cell>
          <table:table-cell table:style-name="ce43" office:value-type="percentage" office:value="0.00184204337255491" calcext:value-type="percentage">
            <text:p>0.18%</text:p>
          </table:table-cell>
          <table:table-cell table:style-name="ce52" office:value-type="float" office:value="20.814847" calcext:value-type="float">
            <text:p><text:s/>20.81 </text:p>
          </table:table-cell>
          <table:table-cell table:style-name="ce56" office:value-type="percentage" office:value="0.00496704340594037" calcext:value-type="percentage">
            <text:p>0.50%</text:p>
          </table:table-cell>
          <table:table-cell table:style-name="ce33" office:value-type="float" office:value="0.003593" calcext:value-type="float">
            <text:p><text:s/>0.00 </text:p>
          </table:table-cell>
          <table:table-cell table:style-name="ce43" office:value-type="percentage" office:value="0.010149631500298" calcext:value-type="percentage">
            <text:p>1.01%</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油電小客車</text:p>
          </table:table-cell>
          <table:table-cell table:style-name="ce20"/>
          <table:table-cell table:style-name="ce27"/>
          <table:table-cell table:style-name="ce33" office:value-type="float" office:value="1.469734" calcext:value-type="float">
            <text:p><text:s/>1.47 </text:p>
          </table:table-cell>
          <table:table-cell table:style-name="ce43" office:value-type="percentage" office:value="0.000613649005412946" calcext:value-type="percentage">
            <text:p>0.06%</text:p>
          </table:table-cell>
          <table:table-cell table:style-name="ce52" office:value-type="float" office:value="1.183458" calcext:value-type="float">
            <text:p><text:s/>1.18 </text:p>
          </table:table-cell>
          <table:table-cell table:style-name="ce56" office:value-type="percentage" office:value="0.00128564396444545" calcext:value-type="percentage">
            <text:p>0.13%</text:p>
          </table:table-cell>
          <table:table-cell table:style-name="ce33" office:value-type="float" office:value="0.652212" calcext:value-type="float">
            <text:p><text:s/>0.65 </text:p>
          </table:table-cell>
          <table:table-cell table:style-name="ce43" office:value-type="percentage" office:value="0.0017300675049138" calcext:value-type="percentage">
            <text:p>0.17%</text:p>
          </table:table-cell>
          <table:table-cell table:style-name="ce52" office:value-type="float" office:value="0.027189" calcext:value-type="float">
            <text:p><text:s/>0.03 </text:p>
          </table:table-cell>
          <table:table-cell table:style-name="ce56" office:value-type="percentage" office:value="0.000080091388966639" calcext:value-type="percentage">
            <text:p>0.01%</text:p>
          </table:table-cell>
          <table:table-cell table:style-name="ce33" office:value-type="float" office:value="0.635917" calcext:value-type="float">
            <text:p><text:s/>0.64 </text:p>
          </table:table-cell>
          <table:table-cell table:style-name="ce43" office:value-type="percentage" office:value="0.00026460014241645" calcext:value-type="percentage">
            <text:p>0.03%</text:p>
          </table:table-cell>
          <table:table-cell table:style-name="ce52" office:value-type="float" office:value="27.510545" calcext:value-type="float">
            <text:p><text:s/>27.51 </text:p>
          </table:table-cell>
          <table:table-cell table:style-name="ce56" office:value-type="percentage" office:value="0.00304557930684822" calcext:value-type="percentage">
            <text:p>0.30%</text:p>
          </table:table-cell>
          <table:table-cell table:style-name="ce33" office:value-type="float" office:value="24.740235" calcext:value-type="float">
            <text:p><text:s/>24.74 </text:p>
          </table:table-cell>
          <table:table-cell table:style-name="ce43" office:value-type="percentage" office:value="0.004190931375641" calcext:value-type="percentage">
            <text:p>0.42%</text:p>
          </table:table-cell>
          <table:table-cell table:style-name="ce52" office:value-type="float" office:value="22.782023" calcext:value-type="float">
            <text:p><text:s/>22.78 </text:p>
          </table:table-cell>
          <table:table-cell table:style-name="ce56" office:value-type="percentage" office:value="0.00543647028085923" calcext:value-type="percentage">
            <text:p>0.54%</text:p>
          </table:table-cell>
          <table:table-cell table:style-name="ce33" office:value-type="float" office:value="0.00801" calcext:value-type="float">
            <text:p><text:s/>0.01 </text:p>
          </table:table-cell>
          <table:table-cell table:style-name="ce43" office:value-type="percentage" office:value="0.0226269268904501" calcext:value-type="percentage">
            <text:p>2.26%</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汽油小貨車</text:p>
          </table:table-cell>
          <table:table-cell table:style-name="ce20"/>
          <table:table-cell table:style-name="ce27"/>
          <table:table-cell table:style-name="ce33" office:value-type="float" office:value="2.530898" calcext:value-type="float">
            <text:p><text:s/>2.53 </text:p>
          </table:table-cell>
          <table:table-cell table:style-name="ce43" office:value-type="percentage" office:value="0.00105671028941401" calcext:value-type="percentage">
            <text:p>0.11%</text:p>
          </table:table-cell>
          <table:table-cell table:style-name="ce52" office:value-type="float" office:value="2.000495" calcext:value-type="float">
            <text:p><text:s/>2.00 </text:p>
          </table:table-cell>
          <table:table-cell table:style-name="ce56" office:value-type="percentage" office:value="0.00217322821988893" calcext:value-type="percentage">
            <text:p>0.22%</text:p>
          </table:table-cell>
          <table:table-cell table:style-name="ce33" office:value-type="float" office:value="1.095649" calcext:value-type="float">
            <text:p><text:s/>1.10 </text:p>
          </table:table-cell>
          <table:table-cell table:style-name="ce43" office:value-type="percentage" office:value="0.00290633525861422" calcext:value-type="percentage">
            <text:p>0.29%</text:p>
          </table:table-cell>
          <table:table-cell table:style-name="ce52" office:value-type="float" office:value="0.05998" calcext:value-type="float">
            <text:p><text:s/>0.06 </text:p>
          </table:table-cell>
          <table:table-cell table:style-name="ce56" office:value-type="percentage" office:value="0.000176684744206076" calcext:value-type="percentage">
            <text:p>0.02%</text:p>
          </table:table-cell>
          <table:table-cell table:style-name="ce33" office:value-type="float" office:value="52.916394" calcext:value-type="float">
            <text:p><text:s/>52.92 </text:p>
          </table:table-cell>
          <table:table-cell table:style-name="ce43" office:value-type="percentage" office:value="0.0220181020299268" calcext:value-type="percentage">
            <text:p>2.20%</text:p>
          </table:table-cell>
          <table:table-cell table:style-name="ce52" office:value-type="float" office:value="105.42856" calcext:value-type="float">
            <text:p><text:s/>105.43 </text:p>
          </table:table-cell>
          <table:table-cell table:style-name="ce56" office:value-type="percentage" office:value="0.0116715623295288" calcext:value-type="percentage">
            <text:p>1.17%</text:p>
          </table:table-cell>
          <table:table-cell table:style-name="ce33" office:value-type="float" office:value="94.811913" calcext:value-type="float">
            <text:p><text:s/>94.81 </text:p>
          </table:table-cell>
          <table:table-cell table:style-name="ce43" office:value-type="percentage" office:value="0.0160608911344716" calcext:value-type="percentage">
            <text:p>1.61%</text:p>
          </table:table-cell>
          <table:table-cell table:style-name="ce52" office:value-type="float" office:value="380.755322" calcext:value-type="float">
            <text:p><text:s/>380.76 </text:p>
          </table:table-cell>
          <table:table-cell table:style-name="ce56" office:value-type="percentage" office:value="0.0908595778492537" calcext:value-type="percentage">
            <text:p>9.09%</text:p>
          </table:table-cell>
          <table:table-cell table:style-name="ce33" office:value-type="float" office:value="0.017647" calcext:value-type="float">
            <text:p><text:s/>0.02 </text:p>
          </table:table-cell>
          <table:table-cell table:style-name="ce43" office:value-type="percentage" office:value="0.0498498600294348" calcext:value-type="percentage">
            <text:p>4.98%</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汽油特種車</text:p>
          </table:table-cell>
          <table:table-cell table:style-name="ce20"/>
          <table:table-cell table:style-name="ce27"/>
          <table:table-cell table:style-name="ce33" office:value-type="float" office:value="0.1841" calcext:value-type="float">
            <text:p><text:s/>0.18 </text:p>
          </table:table-cell>
          <table:table-cell table:style-name="ce43" office:value-type="percentage" office:value="0.0000768661416940231" calcext:value-type="percentage">
            <text:p>0.01%</text:p>
          </table:table-cell>
          <table:table-cell table:style-name="ce52" office:value-type="float" office:value="0.148064" calcext:value-type="float">
            <text:p><text:s/>0.15 </text:p>
          </table:table-cell>
          <table:table-cell table:style-name="ce56" office:value-type="percentage" office:value="0.000160848621540986" calcext:value-type="percentage">
            <text:p>0.02%</text:p>
          </table:table-cell>
          <table:table-cell table:style-name="ce33" office:value-type="float" office:value="0.08119" calcext:value-type="float">
            <text:p><text:s/>0.08 </text:p>
          </table:table-cell>
          <table:table-cell table:style-name="ce43" office:value-type="percentage" office:value="0.00021536583307874" calcext:value-type="percentage">
            <text:p>0.02%</text:p>
          </table:table-cell>
          <table:table-cell table:style-name="ce52" office:value-type="float" office:value="0.005048" calcext:value-type="float">
            <text:p><text:s/>0.01 </text:p>
          </table:table-cell>
          <table:table-cell table:style-name="ce56" office:value-type="percentage" office:value="0.0000148700331569235" calcext:value-type="percentage">
            <text:p>0.00%</text:p>
          </table:table-cell>
          <table:table-cell table:style-name="ce33" office:value-type="float" office:value="1.101027" calcext:value-type="float">
            <text:p><text:s/>1.10 </text:p>
          </table:table-cell>
          <table:table-cell table:style-name="ce43" office:value-type="percentage" office:value="0.000458128813987292" calcext:value-type="percentage">
            <text:p>0.05%</text:p>
          </table:table-cell>
          <table:table-cell table:style-name="ce52" office:value-type="float" office:value="5.79637" calcext:value-type="float">
            <text:p><text:s/>5.80 </text:p>
          </table:table-cell>
          <table:table-cell table:style-name="ce56" office:value-type="percentage" office:value="0.000641692286606311" calcext:value-type="percentage">
            <text:p>0.06%</text:p>
          </table:table-cell>
          <table:table-cell table:style-name="ce33" office:value-type="float" office:value="5.212674" calcext:value-type="float">
            <text:p><text:s/>5.21 </text:p>
          </table:table-cell>
          <table:table-cell table:style-name="ce43" office:value-type="percentage" office:value="0.000883013399734808" calcext:value-type="percentage">
            <text:p>0.09%</text:p>
          </table:table-cell>
          <table:table-cell table:style-name="ce52" office:value-type="float" office:value="10.538647" calcext:value-type="float">
            <text:p><text:s/>10.54 </text:p>
          </table:table-cell>
          <table:table-cell table:style-name="ce56" office:value-type="percentage" office:value="0.0025148355444978" calcext:value-type="percentage">
            <text:p>0.25%</text:p>
          </table:table-cell>
          <table:table-cell table:style-name="ce33" office:value-type="float" office:value="0.001484" calcext:value-type="float">
            <text:p><text:s/>0.00 </text:p>
          </table:table-cell>
          <table:table-cell table:style-name="ce43" office:value-type="percentage" office:value="0.0041920548695915" calcext:value-type="percentage">
            <text:p>0.42%</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2.柴油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小客車</text:p>
          </table:table-cell>
          <table:table-cell table:style-name="ce20"/>
          <table:table-cell table:style-name="ce27"/>
          <table:table-cell table:style-name="ce33" office:value-type="float" office:value="2.178359" calcext:value-type="float">
            <text:p><text:s/>2.18 </text:p>
          </table:table-cell>
          <table:table-cell table:style-name="ce43" office:value-type="percentage" office:value="0.000909516847118145" calcext:value-type="percentage">
            <text:p>0.09%</text:p>
          </table:table-cell>
          <table:table-cell table:style-name="ce52" office:value-type="float" office:value="1.809587" calcext:value-type="float">
            <text:p><text:s/>1.81 </text:p>
          </table:table-cell>
          <table:table-cell table:style-name="ce56" office:value-type="percentage" office:value="0.0019658362229069" calcext:value-type="percentage">
            <text:p>0.20%</text:p>
          </table:table-cell>
          <table:table-cell table:style-name="ce33" office:value-type="float" office:value="1.092528" calcext:value-type="float">
            <text:p><text:s/>1.09 </text:p>
          </table:table-cell>
          <table:table-cell table:style-name="ce43" office:value-type="percentage" office:value="0.00289805644638318" calcext:value-type="percentage">
            <text:p>0.29%</text:p>
          </table:table-cell>
          <table:table-cell table:style-name="ce52" office:value-type="float" office:value="0.058117" calcext:value-type="float">
            <text:p><text:s/>0.06 </text:p>
          </table:table-cell>
          <table:table-cell table:style-name="ce56" office:value-type="percentage" office:value="0.000171196853601609" calcext:value-type="percentage">
            <text:p>0.02%</text:p>
          </table:table-cell>
          <table:table-cell table:style-name="ce33" office:value-type="float" office:value="14.490603" calcext:value-type="float">
            <text:p><text:s/>14.49 </text:p>
          </table:table-cell>
          <table:table-cell table:style-name="ce43" office:value-type="percentage" office:value="0.00602942776730334" calcext:value-type="percentage">
            <text:p>0.60%</text:p>
          </table:table-cell>
          <table:table-cell table:style-name="ce52" office:value-type="float" office:value="2.085921" calcext:value-type="float">
            <text:p><text:s/>2.09 </text:p>
          </table:table-cell>
          <table:table-cell table:style-name="ce56" office:value-type="percentage" office:value="0.000230923736091748" calcext:value-type="percentage">
            <text:p>0.02%</text:p>
          </table:table-cell>
          <table:table-cell table:style-name="ce33" office:value-type="float" office:value="2.085921" calcext:value-type="float">
            <text:p><text:s/>2.09 </text:p>
          </table:table-cell>
          <table:table-cell table:style-name="ce43" office:value-type="percentage" office:value="0.000353349584836541" calcext:value-type="percentage">
            <text:p>0.04%</text:p>
          </table:table-cell>
          <table:table-cell table:style-name="ce52" office:value-type="float" office:value="13.87664" calcext:value-type="float">
            <text:p><text:s/>13.88 </text:p>
          </table:table-cell>
          <table:table-cell table:style-name="ce56" office:value-type="percentage" office:value="0.00331138024740746" calcext:value-type="percentage">
            <text:p>0.33%</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小貨車</text:p>
          </table:table-cell>
          <table:table-cell table:style-name="ce20"/>
          <table:table-cell table:style-name="ce27"/>
          <table:table-cell table:style-name="ce33" office:value-type="float" office:value="11.543725" calcext:value-type="float">
            <text:p><text:s/>11.54 </text:p>
          </table:table-cell>
          <table:table-cell table:style-name="ce43" office:value-type="percentage" office:value="0.00481978056234023" calcext:value-type="percentage">
            <text:p>0.48%</text:p>
          </table:table-cell>
          <table:table-cell table:style-name="ce52" office:value-type="float" office:value="11.082514" calcext:value-type="float">
            <text:p><text:s/>11.08 </text:p>
          </table:table-cell>
          <table:table-cell table:style-name="ce56" office:value-type="percentage" office:value="0.0120394363255665" calcext:value-type="percentage">
            <text:p>1.20%</text:p>
          </table:table-cell>
          <table:table-cell table:style-name="ce33" office:value-type="float" office:value="9.540216" calcext:value-type="float">
            <text:p><text:s/>9.54 </text:p>
          </table:table-cell>
          <table:table-cell table:style-name="ce43" office:value-type="percentage" office:value="0.0253065225593192" calcext:value-type="percentage">
            <text:p>2.53%</text:p>
          </table:table-cell>
          <table:table-cell table:style-name="ce52" office:value-type="float" office:value="0.057321" calcext:value-type="float">
            <text:p><text:s/>0.06 </text:p>
          </table:table-cell>
          <table:table-cell table:style-name="ce56" office:value-type="percentage" office:value="0.000168852054395407" calcext:value-type="percentage">
            <text:p>0.02%</text:p>
          </table:table-cell>
          <table:table-cell table:style-name="ce33" office:value-type="float" office:value="47.745158" calcext:value-type="float">
            <text:p><text:s/>47.75 </text:p>
          </table:table-cell>
          <table:table-cell table:style-name="ce43" office:value-type="percentage" office:value="0.019866390749887" calcext:value-type="percentage">
            <text:p>1.99%</text:p>
          </table:table-cell>
          <table:table-cell table:style-name="ce52" office:value-type="float" office:value="3.589731" calcext:value-type="float">
            <text:p><text:s/>3.59 </text:p>
          </table:table-cell>
          <table:table-cell table:style-name="ce56" office:value-type="percentage" office:value="0.000397404357156558" calcext:value-type="percentage">
            <text:p>0.04%</text:p>
          </table:table-cell>
          <table:table-cell table:style-name="ce33" office:value-type="float" office:value="3.589731" calcext:value-type="float">
            <text:p><text:s/>3.59 </text:p>
          </table:table-cell>
          <table:table-cell table:style-name="ce43" office:value-type="percentage" office:value="0.000608091082320404" calcext:value-type="percentage">
            <text:p>0.06%</text:p>
          </table:table-cell>
          <table:table-cell table:style-name="ce52" office:value-type="float" office:value="36.34234" calcext:value-type="float">
            <text:p><text:s/>36.34 </text:p>
          </table:table-cell>
          <table:table-cell table:style-name="ce56" office:value-type="percentage" office:value="0.00867236642447783" calcext:value-type="percentage">
            <text:p>0.87%</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市區公車</text:p>
          </table:table-cell>
          <table:table-cell table:style-name="ce20"/>
          <table:table-cell table:style-name="ce27"/>
          <table:table-cell table:style-name="ce33" office:value-type="float" office:value="0.367031" calcext:value-type="float">
            <text:p><text:s/>0.37 </text:p>
          </table:table-cell>
          <table:table-cell table:style-name="ce43" office:value-type="percentage" office:value="0.000153244198001624" calcext:value-type="percentage">
            <text:p>0.02%</text:p>
          </table:table-cell>
          <table:table-cell table:style-name="ce52" office:value-type="float" office:value="0.346139" calcext:value-type="float">
            <text:p><text:s/>0.35 </text:p>
          </table:table-cell>
          <table:table-cell table:style-name="ce56" office:value-type="percentage" office:value="0.00037602645485449" calcext:value-type="percentage">
            <text:p>0.04%</text:p>
          </table:table-cell>
          <table:table-cell table:style-name="ce33" office:value-type="float" office:value="0.24251" calcext:value-type="float">
            <text:p><text:s/>0.24 </text:p>
          </table:table-cell>
          <table:table-cell table:style-name="ce43" office:value-type="percentage" office:value="0.000643285727059063" calcext:value-type="percentage">
            <text:p>0.06%</text:p>
          </table:table-cell>
          <table:table-cell table:style-name="ce52" office:value-type="float" office:value="0.007933" calcext:value-type="float">
            <text:p><text:s/>0.01 </text:p>
          </table:table-cell>
          <table:table-cell table:style-name="ce56" office:value-type="percentage" office:value="0.0000233684574155852" calcext:value-type="percentage">
            <text:p>0.00%</text:p>
          </table:table-cell>
          <table:table-cell table:style-name="ce33" office:value-type="float" office:value="9.053227" calcext:value-type="float">
            <text:p><text:s/>9.05 </text:p>
          </table:table-cell>
          <table:table-cell table:style-name="ce43" office:value-type="percentage" office:value="0.0037669776928883" calcext:value-type="percentage">
            <text:p>0.38%</text:p>
          </table:table-cell>
          <table:table-cell table:style-name="ce52" office:value-type="float" office:value="0.425861" calcext:value-type="float">
            <text:p><text:s/>0.43 </text:p>
          </table:table-cell>
          <table:table-cell table:style-name="ce56" office:value-type="percentage" office:value="0.0000471453200652219" calcext:value-type="percentage">
            <text:p>0.00%</text:p>
          </table:table-cell>
          <table:table-cell table:style-name="ce33" office:value-type="float" office:value="0.425861" calcext:value-type="float">
            <text:p><text:s/>0.43 </text:p>
          </table:table-cell>
          <table:table-cell table:style-name="ce43" office:value-type="percentage" office:value="0.0000721397442894885" calcext:value-type="percentage">
            <text:p>0.01%</text:p>
          </table:table-cell>
          <table:table-cell table:style-name="ce52" office:value-type="float" office:value="3.297548" calcext:value-type="float">
            <text:p><text:s/>3.30 </text:p>
          </table:table-cell>
          <table:table-cell table:style-name="ce56" office:value-type="percentage" office:value="0.000786893319425882" calcext:value-type="percentage">
            <text:p>0.08%</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公路客運</text:p>
          </table:table-cell>
          <table:table-cell table:style-name="ce20"/>
          <table:table-cell table:style-name="ce27"/>
          <table:table-cell table:style-name="ce33" office:value-type="float" office:value="0.887312" calcext:value-type="float">
            <text:p><text:s/>0.89 </text:p>
          </table:table-cell>
          <table:table-cell table:style-name="ce43" office:value-type="percentage" office:value="0.000370473926772444" calcext:value-type="percentage">
            <text:p>0.04%</text:p>
          </table:table-cell>
          <table:table-cell table:style-name="ce52" office:value-type="float" office:value="0.836804" calcext:value-type="float">
            <text:p><text:s/>0.84 </text:p>
          </table:table-cell>
          <table:table-cell table:style-name="ce56" office:value-type="percentage" office:value="0.000909058041792622" calcext:value-type="percentage">
            <text:p>0.09%</text:p>
          </table:table-cell>
          <table:table-cell table:style-name="ce33" office:value-type="float" office:value="0.586279" calcext:value-type="float">
            <text:p><text:s/>0.59 </text:p>
          </table:table-cell>
          <table:table-cell table:style-name="ce43" office:value-type="percentage" office:value="0.00155517262287931" calcext:value-type="percentage">
            <text:p>0.16%</text:p>
          </table:table-cell>
          <table:table-cell table:style-name="ce52" office:value-type="float" office:value="0.012889" calcext:value-type="float">
            <text:p><text:s/>0.01 </text:p>
          </table:table-cell>
          <table:table-cell table:style-name="ce56" office:value-type="percentage" office:value="0.0000379674836290783" calcext:value-type="percentage">
            <text:p>0.00%</text:p>
          </table:table-cell>
          <table:table-cell table:style-name="ce33" office:value-type="float" office:value="20.046797" calcext:value-type="float">
            <text:p><text:s/>20.05 </text:p>
          </table:table-cell>
          <table:table-cell table:style-name="ce43" office:value-type="percentage" office:value="0.00834131709200047" calcext:value-type="percentage">
            <text:p>0.83%</text:p>
          </table:table-cell>
          <table:table-cell table:style-name="ce52" office:value-type="float" office:value="0.594989" calcext:value-type="float">
            <text:p><text:s/>0.59 </text:p>
          </table:table-cell>
          <table:table-cell table:style-name="ce56" office:value-type="percentage" office:value="0.0000658687854494455" calcext:value-type="percentage">
            <text:p>0.01%</text:p>
          </table:table-cell>
          <table:table-cell table:style-name="ce33" office:value-type="float" office:value="0.594989" calcext:value-type="float">
            <text:p><text:s/>0.59 </text:p>
          </table:table-cell>
          <table:table-cell table:style-name="ce43" office:value-type="percentage" office:value="0.000100789587013271" calcext:value-type="percentage">
            <text:p>0.01%</text:p>
          </table:table-cell>
          <table:table-cell table:style-name="ce52" office:value-type="float" office:value="4.23805" calcext:value-type="float">
            <text:p><text:s/>4.24 </text:p>
          </table:table-cell>
          <table:table-cell table:style-name="ce56" office:value-type="percentage" office:value="0.00101132515201988" calcext:value-type="percentage">
            <text:p>0.1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其他大客車</text:p>
          </table:table-cell>
          <table:table-cell table:style-name="ce20"/>
          <table:table-cell table:style-name="ce27"/>
          <table:table-cell table:style-name="ce33" office:value-type="float" office:value="4.417299" calcext:value-type="float">
            <text:p><text:s/>4.42 </text:p>
          </table:table-cell>
          <table:table-cell table:style-name="ce43" office:value-type="percentage" office:value="0.00184432770689227" calcext:value-type="percentage">
            <text:p>0.18%</text:p>
          </table:table-cell>
          <table:table-cell table:style-name="ce52" office:value-type="float" office:value="4.15129" calcext:value-type="float">
            <text:p><text:s/>4.15 </text:p>
          </table:table-cell>
          <table:table-cell table:style-name="ce56" office:value-type="percentage" office:value="0.00450973412927435" calcext:value-type="percentage">
            <text:p>0.45%</text:p>
          </table:table-cell>
          <table:table-cell table:style-name="ce33" office:value-type="float" office:value="2.852332" calcext:value-type="float">
            <text:p><text:s/>2.85 </text:p>
          </table:table-cell>
          <table:table-cell table:style-name="ce43" office:value-type="percentage" office:value="0.00756613939397893" calcext:value-type="percentage">
            <text:p>0.76%</text:p>
          </table:table-cell>
          <table:table-cell table:style-name="ce52" office:value-type="float" office:value="0.071766" calcext:value-type="float">
            <text:p><text:s/>0.07 </text:p>
          </table:table-cell>
          <table:table-cell table:style-name="ce56" office:value-type="percentage" office:value="0.000211403090241635" calcext:value-type="percentage">
            <text:p>0.02%</text:p>
          </table:table-cell>
          <table:table-cell table:style-name="ce33" office:value-type="float" office:value="103.789319" calcext:value-type="float">
            <text:p><text:s/>103.79 </text:p>
          </table:table-cell>
          <table:table-cell table:style-name="ce43" office:value-type="percentage" office:value="0.0431859324231092" calcext:value-type="percentage">
            <text:p>4.32%</text:p>
          </table:table-cell>
          <table:table-cell table:style-name="ce52" office:value-type="float" office:value="4.343635" calcext:value-type="float">
            <text:p><text:s/>4.34 </text:p>
          </table:table-cell>
          <table:table-cell table:style-name="ce56" office:value-type="percentage" office:value="0.000480865968758586" calcext:value-type="percentage">
            <text:p>0.05%</text:p>
          </table:table-cell>
          <table:table-cell table:style-name="ce33" office:value-type="float" office:value="4.343635" calcext:value-type="float">
            <text:p><text:s/>4.34 </text:p>
          </table:table-cell>
          <table:table-cell table:style-name="ce43" office:value-type="percentage" office:value="0.000735800456456149" calcext:value-type="percentage">
            <text:p>0.07%</text:p>
          </table:table-cell>
          <table:table-cell table:style-name="ce52" office:value-type="float" office:value="33.595957" calcext:value-type="float">
            <text:p><text:s/>33.60 </text:p>
          </table:table-cell>
          <table:table-cell table:style-name="ce56" office:value-type="percentage" office:value="0.00801699751543244" calcext:value-type="percentage">
            <text:p>0.8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大貨車</text:p>
          </table:table-cell>
          <table:table-cell table:style-name="ce20"/>
          <table:table-cell table:style-name="ce27"/>
          <table:table-cell table:style-name="ce33" office:value-type="float" office:value="27.354467" calcext:value-type="float">
            <text:p><text:s/>27.35 </text:p>
          </table:table-cell>
          <table:table-cell table:style-name="ce43" office:value-type="percentage" office:value="0.011421142511605" calcext:value-type="percentage">
            <text:p>1.14%</text:p>
          </table:table-cell>
          <table:table-cell table:style-name="ce52" office:value-type="float" office:value="26.319366" calcext:value-type="float">
            <text:p><text:s/>26.32 </text:p>
          </table:table-cell>
          <table:table-cell table:style-name="ce56" office:value-type="percentage" office:value="0.0285919179606973" calcext:value-type="percentage">
            <text:p>2.86%</text:p>
          </table:table-cell>
          <table:table-cell table:style-name="ce33" office:value-type="float" office:value="21.658577" calcext:value-type="float">
            <text:p><text:s/>21.66 </text:p>
          </table:table-cell>
          <table:table-cell table:style-name="ce43" office:value-type="percentage" office:value="0.0574518718919207" calcext:value-type="percentage">
            <text:p>5.75%</text:p>
          </table:table-cell>
          <table:table-cell table:style-name="ce52" office:value-type="float" office:value="0.223826" calcext:value-type="float">
            <text:p><text:s/>0.22 </text:p>
          </table:table-cell>
          <table:table-cell table:style-name="ce56" office:value-type="percentage" office:value="0.00065933043608985" calcext:value-type="percentage">
            <text:p>0.07%</text:p>
          </table:table-cell>
          <table:table-cell table:style-name="ce33" office:value-type="float" office:value="539.945137" calcext:value-type="float">
            <text:p><text:s/>539.95 </text:p>
          </table:table-cell>
          <table:table-cell table:style-name="ce43" office:value-type="percentage" office:value="0.224666992936609" calcext:value-type="percentage">
            <text:p>22.47%</text:p>
          </table:table-cell>
          <table:table-cell table:style-name="ce52" office:value-type="float" office:value="34.683787" calcext:value-type="float">
            <text:p><text:s/>34.68 </text:p>
          </table:table-cell>
          <table:table-cell table:style-name="ce56" office:value-type="percentage" office:value="0.0038396994305395" calcext:value-type="percentage">
            <text:p>0.38%</text:p>
          </table:table-cell>
          <table:table-cell table:style-name="ce33" office:value-type="float" office:value="34.683787" calcext:value-type="float">
            <text:p><text:s/>34.68 </text:p>
          </table:table-cell>
          <table:table-cell table:style-name="ce43" office:value-type="percentage" office:value="0.005875343187498" calcext:value-type="percentage">
            <text:p>0.59%</text:p>
          </table:table-cell>
          <table:table-cell table:style-name="ce52" office:value-type="float" office:value="171.658095" calcext:value-type="float">
            <text:p><text:s/>171.66 </text:p>
          </table:table-cell>
          <table:table-cell table:style-name="ce56" office:value-type="percentage" office:value="0.0409627420680073" calcext:value-type="percentage">
            <text:p>4.1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特種車</text:p>
          </table:table-cell>
          <table:table-cell table:style-name="ce20"/>
          <table:table-cell table:style-name="ce27"/>
          <table:table-cell table:style-name="ce33" office:value-type="float" office:value="2.022085" calcext:value-type="float">
            <text:p><text:s/>2.02 </text:p>
          </table:table-cell>
          <table:table-cell table:style-name="ce43" office:value-type="percentage" office:value="0.000844268724211617" calcext:value-type="percentage">
            <text:p>0.08%</text:p>
          </table:table-cell>
          <table:table-cell table:style-name="ce52" office:value-type="float" office:value="1.937961" calcext:value-type="float">
            <text:p><text:s/>1.94 </text:p>
          </table:table-cell>
          <table:table-cell table:style-name="ce56" office:value-type="percentage" office:value="0.00210529470668218" calcext:value-type="percentage">
            <text:p>0.21%</text:p>
          </table:table-cell>
          <table:table-cell table:style-name="ce33" office:value-type="float" office:value="1.575256" calcext:value-type="float">
            <text:p><text:s/>1.58 </text:p>
          </table:table-cell>
          <table:table-cell table:style-name="ce43" office:value-type="percentage" office:value="0.00417854810632201" calcext:value-type="percentage">
            <text:p>0.42%</text:p>
          </table:table-cell>
          <table:table-cell table:style-name="ce52" office:value-type="float" office:value="0.020114" calcext:value-type="float">
            <text:p><text:s/>0.02 </text:p>
          </table:table-cell>
          <table:table-cell table:style-name="ce56" office:value-type="percentage" office:value="0.0000592503658713074" calcext:value-type="percentage">
            <text:p>0.01%</text:p>
          </table:table-cell>
          <table:table-cell table:style-name="ce33" office:value-type="float" office:value="45.01284" calcext:value-type="float">
            <text:p><text:s/>45.01 </text:p>
          </table:table-cell>
          <table:table-cell table:style-name="ce43" office:value-type="percentage" office:value="0.0187294943751604" calcext:value-type="percentage">
            <text:p>1.87%</text:p>
          </table:table-cell>
          <table:table-cell table:style-name="ce52" office:value-type="float" office:value="3.868515" calcext:value-type="float">
            <text:p><text:s/>3.87 </text:p>
          </table:table-cell>
          <table:table-cell table:style-name="ce56" office:value-type="percentage" office:value="0.000428267387368442" calcext:value-type="percentage">
            <text:p>0.04%</text:p>
          </table:table-cell>
          <table:table-cell table:style-name="ce33" office:value-type="float" office:value="3.868515" calcext:value-type="float">
            <text:p><text:s/>3.87 </text:p>
          </table:table-cell>
          <table:table-cell table:style-name="ce43" office:value-type="percentage" office:value="0.000655316365856583" calcext:value-type="percentage">
            <text:p>0.07%</text:p>
          </table:table-cell>
          <table:table-cell table:style-name="ce52" office:value-type="float" office:value="18.225705" calcext:value-type="float">
            <text:p><text:s/>18.23 </text:p>
          </table:table-cell>
          <table:table-cell table:style-name="ce56" office:value-type="percentage" office:value="0.00434919689003068" calcext:value-type="percentage">
            <text:p>0.43%</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3.汽油機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二行程機車</text:p>
          </table:table-cell>
          <table:table-cell table:style-name="ce20"/>
          <table:table-cell table:style-name="ce27"/>
          <table:table-cell table:style-name="ce33" office:value-type="float" office:value="1.24268" calcext:value-type="float">
            <text:p><text:s/>1.24 </text:p>
          </table:table-cell>
          <table:table-cell table:style-name="ce43" office:value-type="percentage" office:value="0.000518848544053931" calcext:value-type="percentage">
            <text:p>0.05%</text:p>
          </table:table-cell>
          <table:table-cell table:style-name="ce52" office:value-type="float" office:value="1.222901" calcext:value-type="float">
            <text:p><text:s/>1.22 </text:p>
          </table:table-cell>
          <table:table-cell table:style-name="ce56" office:value-type="percentage" office:value="0.00132849267972696" calcext:value-type="percentage">
            <text:p>0.13%</text:p>
          </table:table-cell>
          <table:table-cell table:style-name="ce33" office:value-type="float" office:value="1.178933" calcext:value-type="float">
            <text:p><text:s/>1.18 </text:p>
          </table:table-cell>
          <table:table-cell table:style-name="ce43" office:value-type="percentage" office:value="0.00312725566805048" calcext:value-type="percentage">
            <text:p>0.31%</text:p>
          </table:table-cell>
          <table:table-cell table:style-name="ce52" office:value-type="float" office:value="0.00289" calcext:value-type="float">
            <text:p><text:s/>0.00 </text:p>
          </table:table-cell>
          <table:table-cell table:style-name="ce56" office:value-type="percentage" office:value="0.00000851315289689164" calcext:value-type="percentage">
            <text:p>0.00%</text:p>
          </table:table-cell>
          <table:table-cell table:style-name="ce33" office:value-type="float" office:value="0.571935" calcext:value-type="float">
            <text:p><text:s/>0.57 </text:p>
          </table:table-cell>
          <table:table-cell table:style-name="ce43" office:value-type="percentage" office:value="0.000237977727365289" calcext:value-type="percentage">
            <text:p>0.02%</text:p>
          </table:table-cell>
          <table:table-cell table:style-name="ce52" office:value-type="float" office:value="30.841266" calcext:value-type="float">
            <text:p><text:s/>30.84 </text:p>
          </table:table-cell>
          <table:table-cell table:style-name="ce56" office:value-type="percentage" office:value="0.00341430973201736" calcext:value-type="percentage">
            <text:p>0.34%</text:p>
          </table:table-cell>
          <table:table-cell table:style-name="ce33" office:value-type="float" office:value="28.411905" calcext:value-type="float">
            <text:p><text:s/>28.41 </text:p>
          </table:table-cell>
          <table:table-cell table:style-name="ce43" office:value-type="percentage" office:value="0.00481290271115984" calcext:value-type="percentage">
            <text:p>0.48%</text:p>
          </table:table-cell>
          <table:table-cell table:style-name="ce52" office:value-type="float" office:value="35.498972" calcext:value-type="float">
            <text:p><text:s/>35.50 </text:p>
          </table:table-cell>
          <table:table-cell table:style-name="ce56" office:value-type="percentage" office:value="0.0084711136618137" calcext:value-type="percentage">
            <text:p>0.85%</text:p>
          </table:table-cell>
          <table:table-cell table:style-name="ce33" office:value-type="float" office:value="0.000852" calcext:value-type="float">
            <text:p><text:s/>0.00 </text:p>
          </table:table-cell>
          <table:table-cell table:style-name="ce43" office:value-type="percentage" office:value="0.00240675926475199" calcext:value-type="percentage">
            <text:p>0.24%</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四行程機車</text:p>
          </table:table-cell>
          <table:table-cell table:style-name="ce20"/>
          <table:table-cell table:style-name="ce27"/>
          <table:table-cell table:style-name="ce33" office:value-type="float" office:value="16.902088" calcext:value-type="float">
            <text:p><text:s/>16.90 </text:p>
          </table:table-cell>
          <table:table-cell table:style-name="ce43" office:value-type="percentage" office:value="0.00705702493825555" calcext:value-type="percentage">
            <text:p>0.71%</text:p>
          </table:table-cell>
          <table:table-cell table:style-name="ce52" office:value-type="float" office:value="14.71574" calcext:value-type="float">
            <text:p><text:s/>14.72 </text:p>
          </table:table-cell>
          <table:table-cell table:style-name="ce56" office:value-type="percentage" office:value="0.0159863740946857" calcext:value-type="percentage">
            <text:p>1.60%</text:p>
          </table:table-cell>
          <table:table-cell table:style-name="ce33" office:value-type="float" office:value="9.855547" calcext:value-type="float">
            <text:p><text:s/>9.86 </text:p>
          </table:table-cell>
          <table:table-cell table:style-name="ce43" office:value-type="percentage" office:value="0.0261429743823338" calcext:value-type="percentage">
            <text:p>2.61%</text:p>
          </table:table-cell>
          <table:table-cell table:style-name="ce52" office:value-type="float" office:value="0.31945" calcext:value-type="float">
            <text:p><text:s/>0.32 </text:p>
          </table:table-cell>
          <table:table-cell table:style-name="ce56" office:value-type="percentage" office:value="0.000941012696509354" calcext:value-type="percentage">
            <text:p>0.09%</text:p>
          </table:table-cell>
          <table:table-cell table:style-name="ce33" office:value-type="float" office:value="118.670787" calcext:value-type="float">
            <text:p><text:s/>118.67 </text:p>
          </table:table-cell>
          <table:table-cell table:style-name="ce43" office:value-type="percentage" office:value="0.0493779960920563" calcext:value-type="percentage">
            <text:p>4.94%</text:p>
          </table:table-cell>
          <table:table-cell table:style-name="ce52" office:value-type="float" office:value="699.72173" calcext:value-type="float">
            <text:p><text:s/>699.72 </text:p>
          </table:table-cell>
          <table:table-cell table:style-name="ce56" office:value-type="percentage" office:value="0.0774633153010978" calcext:value-type="percentage">
            <text:p>7.75%</text:p>
          </table:table-cell>
          <table:table-cell table:style-name="ce33" office:value-type="float" office:value="664.39969" calcext:value-type="float">
            <text:p><text:s/>664.40 </text:p>
          </table:table-cell>
          <table:table-cell table:style-name="ce43" office:value-type="percentage" office:value="0.112547577126376" calcext:value-type="percentage">
            <text:p>11.25%</text:p>
          </table:table-cell>
          <table:table-cell table:style-name="ce52" office:value-type="float" office:value="1606.040422" calcext:value-type="float">
            <text:p><text:s/>1,606.04 </text:p>
          </table:table-cell>
          <table:table-cell table:style-name="ce56" office:value-type="percentage" office:value="0.383249153249543" calcext:value-type="percentage">
            <text:p>38.32%</text:p>
          </table:table-cell>
          <table:table-cell table:style-name="ce33" office:value-type="float" office:value="0.094146" calcext:value-type="float">
            <text:p><text:s/>0.09 </text:p>
          </table:table-cell>
          <table:table-cell table:style-name="ce43" office:value-type="percentage" office:value="0.265946898755095" calcext:value-type="percentage">
            <text:p>26.59%</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4.清潔燃料車輛</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油氣雙燃料車(LPG)</text:p>
          </table:table-cell>
          <table:table-cell table:style-name="ce20"/>
          <table:table-cell table:style-name="ce27"/>
          <table:table-cell table:style-name="ce33" office:value-type="float" office:value="0.012328" calcext:value-type="float">
            <text:p><text:s/>0.01 </text:p>
          </table:table-cell>
          <table:table-cell table:style-name="ce43" office:value-type="percentage" office:value="0.00000514723408367147" calcext:value-type="percentage">
            <text:p>0.00%</text:p>
          </table:table-cell>
          <table:table-cell table:style-name="ce52" office:value-type="float" office:value="0.009758" calcext:value-type="float">
            <text:p><text:s/>0.01 </text:p>
          </table:table-cell>
          <table:table-cell table:style-name="ce56" office:value-type="percentage" office:value="0.0000106005568470184" calcext:value-type="percentage">
            <text:p>0.00%</text:p>
          </table:table-cell>
          <table:table-cell table:style-name="ce33" office:value-type="float" office:value="0.004991" calcext:value-type="float">
            <text:p><text:s/>0.00 </text:p>
          </table:table-cell>
          <table:table-cell table:style-name="ce43" office:value-type="percentage" office:value="0.0000132392027699962"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167934" calcext:value-type="float">
            <text:p><text:s/>0.17 </text:p>
          </table:table-cell>
          <table:table-cell table:style-name="ce43" office:value-type="percentage" office:value="0.0000698760377794022" calcext:value-type="percentage">
            <text:p>0.01%</text:p>
          </table:table-cell>
          <table:table-cell table:style-name="ce52" office:value-type="float" office:value="0.063399" calcext:value-type="float">
            <text:p><text:s/>0.06 </text:p>
          </table:table-cell>
          <table:table-cell table:style-name="ce56" office:value-type="percentage" office:value="0.00000701864257777774" calcext:value-type="percentage">
            <text:p>0.00%</text:p>
          </table:table-cell>
          <table:table-cell table:style-name="ce33" office:value-type="float" office:value="0.057014" calcext:value-type="float">
            <text:p><text:s/>0.06 </text:p>
          </table:table-cell>
          <table:table-cell table:style-name="ce43" office:value-type="percentage" office:value="0.00000965802311298967" calcext:value-type="percentage">
            <text:p>0.00%</text:p>
          </table:table-cell>
          <table:table-cell table:style-name="ce52" office:value-type="float" office:value="1.304816" calcext:value-type="float">
            <text:p><text:s/>1.30 </text:p>
          </table:table-cell>
          <table:table-cell table:style-name="ce56" office:value-type="percentage" office:value="0.000311368020565585" calcext:value-type="percentage">
            <text:p>0.03%</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5.電動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動小客車</text:p>
          </table:table-cell>
          <table:table-cell table:style-name="ce20"/>
          <table:table-cell table:style-name="ce27"/>
          <table:table-cell table:style-name="ce33" office:value-type="float" office:value="0.079302" calcext:value-type="float">
            <text:p><text:s/>0.08 </text:p>
          </table:table-cell>
          <table:table-cell table:style-name="ce43" office:value-type="percentage" office:value="0.0000331104767442663" calcext:value-type="percentage">
            <text:p>0.00%</text:p>
          </table:table-cell>
          <table:table-cell table:style-name="ce52" office:value-type="float" office:value="0.052191" calcext:value-type="float">
            <text:p><text:s/>0.05 </text:p>
          </table:table-cell>
          <table:table-cell table:style-name="ce56" office:value-type="percentage" office:value="0.0000566974443946238" calcext:value-type="percentage">
            <text:p>0.01%</text:p>
          </table:table-cell>
          <table:table-cell table:style-name="ce33" office:value-type="float" office:value="0.032945" calcext:value-type="float">
            <text:p><text:s/>0.03 </text:p>
          </table:table-cell>
          <table:table-cell table:style-name="ce43" office:value-type="percentage" office:value="0.0000873904097891255"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動機車</text:p>
          </table:table-cell>
          <table:table-cell table:style-name="ce20"/>
          <table:table-cell table:style-name="ce27"/>
          <table:table-cell table:style-name="ce33" office:value-type="float" office:value="0.487087" calcext:value-type="float">
            <text:p><text:s/>0.49 </text:p>
          </table:table-cell>
          <table:table-cell table:style-name="ce43" office:value-type="percentage" office:value="0.00020337044193002" calcext:value-type="percentage">
            <text:p>0.02%</text:p>
          </table:table-cell>
          <table:table-cell table:style-name="ce52" office:value-type="float" office:value="0.396863" calcext:value-type="float">
            <text:p><text:s/>0.40 </text:p>
          </table:table-cell>
          <table:table-cell table:style-name="ce56" office:value-type="percentage" office:value="0.000431130230782771" calcext:value-type="percentage">
            <text:p>0.04%</text:p>
          </table:table-cell>
          <table:table-cell table:style-name="ce33" office:value-type="float" office:value="0.196298" calcext:value-type="float">
            <text:p><text:s/>0.20 </text:p>
          </table:table-cell>
          <table:table-cell table:style-name="ce43" office:value-type="percentage" office:value="0.000520703070596016" calcext:value-type="percentage">
            <text:p>0.0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動市區公車</text:p>
          </table:table-cell>
          <table:table-cell table:style-name="ce20"/>
          <table:table-cell table:style-name="ce27"/>
          <table:table-cell table:style-name="ce33" office:value-type="float" office:value="0.003704" calcext:value-type="float">
            <text:p><text:s/>0.00 </text:p>
          </table:table-cell>
          <table:table-cell table:style-name="ce43" office:value-type="percentage" office:value="0.00000154650835868909" calcext:value-type="percentage">
            <text:p>0.00%</text:p>
          </table:table-cell>
          <table:table-cell table:style-name="ce52" office:value-type="float" office:value="0.003279" calcext:value-type="float">
            <text:p><text:s/>0.00 </text:p>
          </table:table-cell>
          <table:table-cell table:style-name="ce56" office:value-type="percentage" office:value="0.00000356212604031292" calcext:value-type="percentage">
            <text:p>0.00%</text:p>
          </table:table-cell>
          <table:table-cell table:style-name="ce33" office:value-type="float" office:value="0.001472" calcext:value-type="float">
            <text:p><text:s/>0.00 </text:p>
          </table:table-cell>
          <table:table-cell table:style-name="ce43" office:value-type="percentage" office:value="0.00000390464966488368"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office:value-type="float" office:value="2" calcext:value-type="float">
            <text:p>2</text:p>
          </table:table-cell>
          <table:table-cell table:style-name="ce20" office:value-type="string" calcext:value-type="string">
            <text:p>非公路運輸</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農業機械/施工機具</text:p>
          </table:table-cell>
          <table:table-cell table:style-name="ce20"/>
          <table:table-cell table:style-name="ce27"/>
          <table:table-cell table:style-name="ce33" office:value-type="float" office:value="1.7175294336687" calcext:value-type="float">
            <text:p><text:s/>1.72 </text:p>
          </table:table-cell>
          <table:table-cell table:style-name="ce43" office:value-type="percentage" office:value="0.000717109510114252" calcext:value-type="percentage">
            <text:p>0.07%</text:p>
          </table:table-cell>
          <table:table-cell table:style-name="ce52" office:value-type="float" office:value="1.71201730768164" calcext:value-type="float">
            <text:p><text:s/>1.71 </text:p>
          </table:table-cell>
          <table:table-cell table:style-name="ce56" office:value-type="percentage" office:value="0.0018598418521376" calcext:value-type="percentage">
            <text:p>0.19%</text:p>
          </table:table-cell>
          <table:table-cell table:style-name="ce33" office:value-type="float" office:value="1.66973122924417" calcext:value-type="float">
            <text:p><text:s/>1.67 </text:p>
          </table:table-cell>
          <table:table-cell table:style-name="ce43" office:value-type="percentage" office:value="0.00442915454124595" calcext:value-type="percentage">
            <text:p>0.44%</text:p>
          </table:table-cell>
          <table:table-cell table:style-name="ce52" office:value-type="float" office:value="0.0186709673796318" calcext:value-type="float">
            <text:p><text:s/>0.02 </text:p>
          </table:table-cell>
          <table:table-cell table:style-name="ce56" office:value-type="percentage" office:value="0.0000549995847874331" calcext:value-type="percentage">
            <text:p>0.01%</text:p>
          </table:table-cell>
          <table:table-cell table:style-name="ce33" office:value-type="float" office:value="13.7244459409421" calcext:value-type="float">
            <text:p><text:s/>13.72 </text:p>
          </table:table-cell>
          <table:table-cell table:style-name="ce43" office:value-type="percentage" office:value="0.00571063574422473" calcext:value-type="percentage">
            <text:p>0.57%</text:p>
          </table:table-cell>
          <table:table-cell table:style-name="ce52" office:value-type="float" office:value="2.43332186204838" calcext:value-type="float">
            <text:p><text:s/>2.43 </text:p>
          </table:table-cell>
          <table:table-cell table:style-name="ce56" office:value-type="percentage" office:value="0.000269383056931658" calcext:value-type="percentage">
            <text:p>0.03%</text:p>
          </table:table-cell>
          <table:table-cell table:style-name="ce33" office:value-type="float" office:value="2.39610374905499" calcext:value-type="float">
            <text:p><text:s/>2.40 </text:p>
          </table:table-cell>
          <table:table-cell table:style-name="ce43" office:value-type="percentage" office:value="0.000405893734687871" calcext:value-type="percentage">
            <text:p>0.04%</text:p>
          </table:table-cell>
          <table:table-cell table:style-name="ce52" office:value-type="float" office:value="22.3281238296837" calcext:value-type="float">
            <text:p><text:s/>22.33 </text:p>
          </table:table-cell>
          <table:table-cell table:style-name="ce56" office:value-type="percentage" office:value="0.00532815639890365" calcext:value-type="percentage">
            <text:p>0.53%</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火 <text:s/>車</text:p>
          </table:table-cell>
          <table:table-cell table:style-name="ce20"/>
          <table:table-cell table:style-name="ce27"/>
          <table:table-cell table:style-name="ce33" office:value-type="float" office:value="0.00724109700997115" calcext:value-type="float">
            <text:p><text:s/>0.01 </text:p>
          </table:table-cell>
          <table:table-cell table:style-name="ce43" office:value-type="percentage" office:value="0.00000302333073758071" calcext:value-type="percentage">
            <text:p>0.00%</text:p>
          </table:table-cell>
          <table:table-cell table:style-name="ce52" office:value-type="float" office:value="0.00724109700997115" calcext:value-type="float">
            <text:p><text:s/>0.01 </text:p>
          </table:table-cell>
          <table:table-cell table:style-name="ce56" office:value-type="percentage" office:value="0.00000786633126552309" calcext:value-type="percentage">
            <text:p>0.00%</text:p>
          </table:table-cell>
          <table:table-cell table:style-name="ce33" office:value-type="float" office:value="0.00666180924917346" calcext:value-type="float">
            <text:p><text:s/>0.01 </text:p>
          </table:table-cell>
          <table:table-cell table:style-name="ce43" office:value-type="percentage" office:value="0.0000176712168833588" calcext:value-type="percentage">
            <text:p>0.00%</text:p>
          </table:table-cell>
          <table:table-cell table:style-name="ce52" office:value-type="float" office:value="0.000038981238903678" calcext:value-type="float">
            <text:p><text:s/>0.00 </text:p>
          </table:table-cell>
          <table:table-cell table:style-name="ce56" office:value-type="percentage" office:value="0.00000011482811311324" calcext:value-type="percentage">
            <text:p>0.00%</text:p>
          </table:table-cell>
          <table:table-cell table:style-name="ce33" office:value-type="float" office:value="0.106202756146244" calcext:value-type="float">
            <text:p><text:s/>0.11 </text:p>
          </table:table-cell>
          <table:table-cell table:style-name="ce43" office:value-type="percentage" office:value="0.0000441901449423675" calcext:value-type="percentage">
            <text:p>0.00%</text:p>
          </table:table-cell>
          <table:table-cell table:style-name="ce52" office:value-type="float" office:value="0.0265506890365609" calcext:value-type="float">
            <text:p><text:s/>0.03 </text:p>
          </table:table-cell>
          <table:table-cell table:style-name="ce56" office:value-type="percentage" office:value="0.00000293931760029879" calcext:value-type="percentage">
            <text:p>0.00%</text:p>
          </table:table-cell>
          <table:table-cell table:style-name="ce33" office:value-type="float" office:value="0.0265506890365609" calcext:value-type="float">
            <text:p><text:s/>0.03 </text:p>
          </table:table-cell>
          <table:table-cell table:style-name="ce43" office:value-type="percentage" office:value="0.0000044976175742959" calcext:value-type="percentage">
            <text:p>0.00%</text:p>
          </table:table-cell>
          <table:table-cell table:style-name="ce52" office:value-type="float" office:value="0.0386191840531795" calcext:value-type="float">
            <text:p><text:s/>0.04 </text:p>
          </table:table-cell>
          <table:table-cell table:style-name="ce56" office:value-type="percentage" office:value="0.00000921568933435556"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航空器</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船舶-港區內</text:p>
          </table:table-cell>
          <table:table-cell table:style-name="ce20"/>
          <table:table-cell table:style-name="ce27"/>
          <table:table-cell table:style-name="ce33" office:value-type="float" office:value="13.7991803613877" calcext:value-type="float">
            <text:p><text:s/>13.80 </text:p>
          </table:table-cell>
          <table:table-cell table:style-name="ce43" office:value-type="percentage" office:value="0.00576148697946664" calcext:value-type="percentage">
            <text:p>0.58%</text:p>
          </table:table-cell>
          <table:table-cell table:style-name="ce52" office:value-type="float" office:value="13.7991803613877" calcext:value-type="float">
            <text:p><text:s/>13.80 </text:p>
          </table:table-cell>
          <table:table-cell table:style-name="ce56" office:value-type="percentage" office:value="0.0149906738945635" calcext:value-type="percentage">
            <text:p>1.50%</text:p>
          </table:table-cell>
          <table:table-cell table:style-name="ce33" office:value-type="float" office:value="3.69223003436037" calcext:value-type="float">
            <text:p><text:s/>3.69 </text:p>
          </table:table-cell>
          <table:table-cell table:style-name="ce43" office:value-type="percentage" office:value="0.0097940657380018" calcext:value-type="percentage">
            <text:p>0.98%</text:p>
          </table:table-cell>
          <table:table-cell table:style-name="ce52" office:value-type="float" office:value="3.26740288590699" calcext:value-type="float">
            <text:p><text:s/>3.27 </text:p>
          </table:table-cell>
          <table:table-cell table:style-name="ce56" office:value-type="percentage" office:value="0.00962487901158173" calcext:value-type="percentage">
            <text:p>0.96%</text:p>
          </table:table-cell>
          <table:table-cell table:style-name="ce33" office:value-type="float" office:value="114.851024867556" calcext:value-type="float">
            <text:p><text:s/>114.85 </text:p>
          </table:table-cell>
          <table:table-cell table:style-name="ce43" office:value-type="percentage" office:value="0.0477886226294165" calcext:value-type="percentage">
            <text:p>4.78%</text:p>
          </table:table-cell>
          <table:table-cell table:style-name="ce52" office:value-type="float" office:value="6.57081529926428" calcext:value-type="float">
            <text:p><text:s/>6.57 </text:p>
          </table:table-cell>
          <table:table-cell table:style-name="ce56" office:value-type="percentage" office:value="0.000727427940979032" calcext:value-type="percentage">
            <text:p>0.07%</text:p>
          </table:table-cell>
          <table:table-cell table:style-name="ce33" office:value-type="float" office:value="6.57081529926428" calcext:value-type="float">
            <text:p><text:s/>6.57 </text:p>
          </table:table-cell>
          <table:table-cell table:style-name="ce43" office:value-type="percentage" office:value="0.00111307899869296" calcext:value-type="percentage">
            <text:p>0.11%</text:p>
          </table:table-cell>
          <table:table-cell table:style-name="ce52" office:value-type="float" office:value="32.3623842111595" calcext:value-type="float">
            <text:p><text:s/>32.36 </text:p>
          </table:table-cell>
          <table:table-cell table:style-name="ce56" office:value-type="percentage" office:value="0.00772263025025113" calcext:value-type="percentage">
            <text:p>0.77%</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1" table:number-columns-repeated="2"/>
          <table:table-cell table:style-name="ce28"/>
          <table:table-cell table:style-name="ce35"/>
          <table:table-cell table:style-name="ce45"/>
          <table:table-cell table:style-name="ce54"/>
          <table:table-cell table:style-name="ce58"/>
          <table:table-cell table:style-name="ce35"/>
          <table:table-cell table:style-name="ce45"/>
          <table:table-cell table:style-name="ce54"/>
          <table:table-cell table:style-name="ce58"/>
          <table:table-cell table:style-name="ce35"/>
          <table:table-cell table:style-name="ce45"/>
          <table:table-cell table:style-name="ce54"/>
          <table:table-cell table:style-name="ce58"/>
          <table:table-cell table:style-name="ce35"/>
          <table:table-cell table:style-name="ce45"/>
          <table:table-cell table:style-name="ce54"/>
          <table:table-cell table:style-name="ce58"/>
          <table:table-cell table:style-name="ce35"/>
          <table:table-cell table:style-name="ce45"/>
          <table:table-cell table:number-columns-repeated="16360"/>
        </table:table-row>
        <table:table-row table:style-name="ro3">
          <table:table-cell table:style-name="ce2"/>
          <table:table-cell table:style-name="ce6" office:value-type="string" calcext:value-type="string">
            <text:p><text:span text:style-name="T1">總排放量</text:span></text:p>
          </table:table-cell>
          <table:table-cell table:style-name="ce13"/>
          <table:table-cell table:style-name="ce19" table:number-columns-repeated="2"/>
          <table:table-cell table:style-name="ce26"/>
          <table:table-cell table:style-name="ce33" office:value-type="float" office:value="2395.0727321899" calcext:value-type="float">
            <text:p><text:s/>2,395.07 </text:p>
          </table:table-cell>
          <table:table-cell table:style-name="ce43" office:value-type="percentage" office:value="1" calcext:value-type="percentage">
            <text:p>100.00%</text:p>
          </table:table-cell>
          <table:table-cell table:style-name="ce52" office:value-type="float" office:value="920.517680422099" calcext:value-type="float">
            <text:p><text:s/>920.52 </text:p>
          </table:table-cell>
          <table:table-cell table:style-name="ce56" office:value-type="percentage" office:value="1" calcext:value-type="percentage">
            <text:p>100.00%</text:p>
          </table:table-cell>
          <table:table-cell table:style-name="ce33" office:value-type="float" office:value="376.986445989861" calcext:value-type="float">
            <text:p><text:s/>376.99 </text:p>
          </table:table-cell>
          <table:table-cell table:style-name="ce43" office:value-type="percentage" office:value="1" calcext:value-type="percentage">
            <text:p>100.00%</text:p>
          </table:table-cell>
          <table:table-cell table:style-name="ce52" office:value-type="float" office:value="339.474696978039" calcext:value-type="float">
            <text:p><text:s/>339.47 </text:p>
          </table:table-cell>
          <table:table-cell table:style-name="ce56" office:value-type="percentage" office:value="1" calcext:value-type="percentage">
            <text:p>100.00%</text:p>
          </table:table-cell>
          <table:table-cell table:style-name="ce33" office:value-type="float" office:value="2403.31314334344" calcext:value-type="float">
            <text:p><text:s/>2,403.31 </text:p>
          </table:table-cell>
          <table:table-cell table:style-name="ce43" office:value-type="percentage" office:value="1" calcext:value-type="percentage">
            <text:p>100.00%</text:p>
          </table:table-cell>
          <table:table-cell table:style-name="ce52" office:value-type="float" office:value="9032.94323616542" calcext:value-type="float">
            <text:p><text:s/>9,032.94 </text:p>
          </table:table-cell>
          <table:table-cell table:style-name="ce56" office:value-type="percentage" office:value="1" calcext:value-type="percentage">
            <text:p>100.00%</text:p>
          </table:table-cell>
          <table:table-cell table:style-name="ce33" office:value-type="float" office:value="5903.27847976656" calcext:value-type="float">
            <text:p><text:s/>5,903.28 </text:p>
          </table:table-cell>
          <table:table-cell table:style-name="ce43" office:value-type="percentage" office:value="1" calcext:value-type="percentage">
            <text:p>100.00%</text:p>
          </table:table-cell>
          <table:table-cell table:style-name="ce52" office:value-type="float" office:value="4190.59092076915" calcext:value-type="float">
            <text:p><text:s/>4,190.59 </text:p>
          </table:table-cell>
          <table:table-cell table:style-name="ce56" office:value-type="percentage" office:value="1" calcext:value-type="percentage">
            <text:p>100.00%</text:p>
          </table:table-cell>
          <table:table-cell table:style-name="ce33" office:value-type="float" office:value="0.354003" calcext:value-type="float">
            <text:p><text:s/>0.35 </text:p>
          </table:table-cell>
          <table:table-cell table:style-name="ce43" office:value-type="percentage" office:value="1" calcext:value-type="percentage">
            <text:p>100.00%</text:p>
          </table:table-cell>
          <table:table-cell table:number-columns-repeated="16360"/>
        </table:table-row>
        <table:table-row table:style-name="ro3">
          <table:table-cell table:style-name="ce2"/>
          <table:table-cell table:style-name="ce6"/>
          <table:table-cell table:style-name="ce13"/>
          <table:table-cell table:style-name="ce22" office:value-type="string" calcext:value-type="string">
            <text:p>船舶領海內(不含港區內)</text:p>
          </table:table-cell>
          <table:table-cell table:style-name="ce19"/>
          <table:table-cell table:style-name="ce26"/>
          <table:table-cell table:style-name="ce36" office:value-type="float" office:value="13.1615595552008" calcext:value-type="float">
            <text:p><text:s/>13.16 </text:p>
          </table:table-cell>
          <table:table-cell table:style-name="ce46"/>
          <table:table-cell table:style-name="ce55" office:value-type="float" office:value="13.1615595552008" calcext:value-type="float">
            <text:p><text:s/>13.16 </text:p>
          </table:table-cell>
          <table:table-cell table:style-name="ce59"/>
          <table:table-cell table:style-name="ce36" office:value-type="float" office:value="12.027114480849" calcext:value-type="float">
            <text:p><text:s/>12.03 </text:p>
          </table:table-cell>
          <table:table-cell table:style-name="ce46"/>
          <table:table-cell table:style-name="ce55" office:value-type="float" office:value="56.0940174518829" calcext:value-type="float">
            <text:p><text:s/>56.09 </text:p>
          </table:table-cell>
          <table:table-cell table:style-name="ce59"/>
          <table:table-cell table:style-name="ce36" office:value-type="float" office:value="511.809529473541" calcext:value-type="float">
            <text:p><text:s/>511.81 </text:p>
          </table:table-cell>
          <table:table-cell table:style-name="ce46"/>
          <table:table-cell table:style-name="ce55" office:value-type="float" office:value="24.0337195859236" calcext:value-type="float">
            <text:p><text:s/>24.03 </text:p>
          </table:table-cell>
          <table:table-cell table:style-name="ce59"/>
          <table:table-cell table:style-name="ce36" office:value-type="float" office:value="24.0337195859236" calcext:value-type="float">
            <text:p><text:s/>24.03 </text:p>
          </table:table-cell>
          <table:table-cell table:style-name="ce46"/>
          <table:table-cell table:style-name="ce55" office:value-type="float" office:value="56.0940174518829" calcext:value-type="float">
            <text:p><text:s/>56.09 </text:p>
          </table:table-cell>
          <table:table-cell table:style-name="ce59"/>
          <table:table-cell table:style-name="ce36" office:value-type="float" office:value="0" calcext:value-type="float">
            <text:p><text:s/>- <text:s text:c="2"/></text:p>
          </table:table-cell>
          <table:table-cell table:style-name="ce46"/>
          <table:table-cell table:number-columns-repeated="16360"/>
        </table:table-row>
        <table:table-row table:style-name="ro1">
          <table:table-cell table:number-columns-repeated="16384"/>
        </table:table-row>
        <table:table-row table:style-name="ro1">
          <table:table-cell/>
          <table:table-cell table:style-name="ce9" office:value-type="string" calcext:value-type="string">
            <text:p>註："船舶領海內(不含港區內)"範疇為根據內政部營建署「國土計畫之直轄市縣市海域管轄範圍」，僅條列，不納入各縣市行業別統計總量</text:p>
          </table:table-cell>
          <table:table-cell table:number-columns-repeated="16382"/>
        </table:table-row>
        <table:table-row table:style-name="ro1">
          <table:table-cell/>
          <table:table-cell table:style-name="ce9" office:value-type="string" calcext:value-type="string">
            <text:p><text:s text:c="7"/>"工業"類別中行業別依據為固定源資料庫中登載各公私場所行業別分類資料並經縣市確認/修正後認列</text:p>
          </table:table-cell>
          <table:table-cell table:number-columns-repeated="16382"/>
        </table:table-row>
        <table:table-row table:style-name="ro1">
          <table:table-cell/>
          <table:table-cell table:style-name="ce9" office:value-type="string" calcext:value-type="string">
            <text:p><text:s text:c="7"/>因受「嚴重特殊傳染性肺炎(COVID-19)」疫情影響， "柴油市區公車"、"柴油公路客運"、"其他大客車"、"大貨車"、"航空器"、"船舶-港區內"為非常態排放量</text:p>
          </table:table-cell>
          <table:table-cell table:number-columns-repeated="16382"/>
        </table:table-row>
        <table:table-row table:style-name="ro1">
          <table:table-cell/>
          <table:table-cell table:style-name="ce10" office:value-type="string" calcext:value-type="string">
            <text:p>[TEDS12.0] 20230731v1</text:p>
          </table:table-cell>
          <table:table-cell table:number-columns-repeated="16382"/>
        </table:table-row>
        <table:table-row table:style-name="ro1">
          <table:table-cell/>
          <table:table-cell table:style-name="ce11" office:value-type="float" office:value="110" calcext:value-type="float">
            <text:p>110</text:p>
          </table:table-cell>
          <table:table-cell table:number-columns-repeated="16382"/>
        </table:table-row>
        <table:table-row table:style-name="ro1">
          <table:table-cell table:number-columns-repeated="6"/>
          <table:table-cell table:style-name="ce37" table:number-columns-repeated="18"/>
          <table:table-cell table:number-columns-repeated="16360"/>
        </table:table-row>
        <table:table-row table:style-name="ro2">
          <table:table-cell table:number-columns-repeated="6"/>
          <table:table-cell table:style-name="ce38"/>
          <table:table-cell table:style-name="ce30" office:value-type="string" calcext:value-type="string">
            <text:p>TSP</text:p>
          </table:table-cell>
          <table:table-cell table:style-name="ce30" office:value-type="string" calcext:value-type="string">
            <text:p>PM<text:span text:style-name="T5">10</text:span></text:p>
          </table:table-cell>
          <table:table-cell table:style-name="ce30" office:value-type="string" calcext:value-type="string">
            <text:p>PM<text:span text:style-name="T5">2.5</text:span></text:p>
          </table:table-cell>
          <table:table-cell table:style-name="ce30" office:value-type="string" calcext:value-type="string">
            <text:p>SO<text:span text:style-name="T5">X</text:span></text:p>
          </table:table-cell>
          <table:table-cell table:style-name="ce30" office:value-type="string" calcext:value-type="string">
            <text:p>NO<text:span text:style-name="T5">X</text:span></text:p>
          </table:table-cell>
          <table:table-cell table:style-name="ce30" office:value-type="string" calcext:value-type="string">
            <text:p>THC</text:p>
          </table:table-cell>
          <table:table-cell table:style-name="ce30" office:value-type="string" calcext:value-type="string">
            <text:p>NMHC</text:p>
          </table:table-cell>
          <table:table-cell table:style-name="ce30" office:value-type="string" calcext:value-type="string">
            <text:p>CO</text:p>
          </table:table-cell>
          <table:table-cell table:style-name="ce30" office:value-type="string" calcext:value-type="string">
            <text:p>Pb</text:p>
          </table:table-cell>
          <table:table-cell table:style-name="ce2" table:number-columns-repeated="8"/>
          <table:table-cell table:number-columns-repeated="16360"/>
        </table:table-row>
        <table:table-row table:style-name="ro1">
          <table:table-cell table:number-columns-repeated="6"/>
          <table:table-cell table:style-name="ce39"/>
          <table:table-cell table:number-columns-repeated="9" table:style-name="ce30" office:value-type="string" calcext:value-type="string">
            <text:p>MT/yr</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工業</text:span></text:p>
          </table:table-cell>
          <table:table-cell table:style-name="ce47" table:formula="of:=SUM([.G6:.G61])" office:value-type="float" office:value="143.4" calcext:value-type="float">
            <text:p>143.40 </text:p>
          </table:table-cell>
          <table:table-cell table:style-name="ce47" table:formula="of:=SUM([.I6:.I61])" office:value-type="float" office:value="87.6314375060526" calcext:value-type="float">
            <text:p>87.63 </text:p>
          </table:table-cell>
          <table:table-cell table:style-name="ce47" table:formula="of:=SUM([.K6:.K61])" office:value-type="float" office:value="65.4104339688497" calcext:value-type="float">
            <text:p>65.41 </text:p>
          </table:table-cell>
          <table:table-cell table:style-name="ce47" table:formula="of:=SUM([.M6:.M61])" office:value-type="float" office:value="286.252" calcext:value-type="float">
            <text:p>286.25 </text:p>
          </table:table-cell>
          <table:table-cell table:style-name="ce47" table:formula="of:=SUM([.O6:.O61])" office:value-type="float" office:value="734.745" calcext:value-type="float">
            <text:p>734.74 </text:p>
          </table:table-cell>
          <table:table-cell table:style-name="ce47" table:formula="of:=SUM([.Q6:.Q61])" office:value-type="float" office:value="1708.43409413227" calcext:value-type="float">
            <text:p>1,708.43 </text:p>
          </table:table-cell>
          <table:table-cell table:style-name="ce47" table:formula="of:=SUM([.S6:.S61])" office:value-type="float" office:value="1224.60309914328" calcext:value-type="float">
            <text:p>1,224.60 </text:p>
          </table:table-cell>
          <table:table-cell table:style-name="ce47" table:formula="of:=SUM([.U6:.U61])" office:value-type="float" office:value="31.796" calcext:value-type="float">
            <text:p>31.80 </text:p>
          </table:table-cell>
          <table:table-cell table:style-name="ce47" table:formula="of:=SUM([.W6:.W61])" office:value-type="float" office:value="0.006" calcext:value-type="float">
            <text:p>0.01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車輛</text:span></text:p>
          </table:table-cell>
          <table:table-cell table:style-name="ce47" table:formula="of:=SUM([.G91:.G112])" office:value-type="float" office:value="101.714518" calcext:value-type="float">
            <text:p>101.71 </text:p>
          </table:table-cell>
          <table:table-cell table:style-name="ce47" table:formula="of:=SUM([.I91:.I112])" office:value-type="float" office:value="90.359585" calcext:value-type="float">
            <text:p>90.36 </text:p>
          </table:table-cell>
          <table:table-cell table:style-name="ce47" table:formula="of:=SUM([.K91:.K112])" office:value-type="float" office:value="63.861539" calcext:value-type="float">
            <text:p>63.86 </text:p>
          </table:table-cell>
          <table:table-cell table:style-name="ce47" table:formula="of:=SUM([.M91:.M112])" office:value-type="float" office:value="1.634543" calcext:value-type="float">
            <text:p>1.63 </text:p>
          </table:table-cell>
          <table:table-cell table:style-name="ce47" table:formula="of:=SUM([.O91:.O112])" office:value-type="float" office:value="1189.029861" calcext:value-type="float">
            <text:p>1,189.03 </text:p>
          </table:table-cell>
          <table:table-cell table:style-name="ce47" table:formula="of:=SUM([.Q91:.Q112])" office:value-type="float" office:value="1755.276073" calcext:value-type="float">
            <text:p>1,755.28 </text:p>
          </table:table-cell>
          <table:table-cell table:style-name="ce47" table:formula="of:=SUM([.S91:.S112])" office:value-type="float" office:value="1619.330017" calcext:value-type="float">
            <text:p>1,619.33 </text:p>
          </table:table-cell>
          <table:table-cell table:style-name="ce47" table:formula="of:=SUM([.U91:.U112])" office:value-type="float" office:value="3908.566596" calcext:value-type="float">
            <text:p>3,908.57 </text:p>
          </table:table-cell>
          <table:table-cell table:style-name="ce47" table:formula="of:=SUM([.W91:.W112])" office:value-type="float" office:value="0.348003" calcext:value-type="float">
            <text:p>0.35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非公路運輸</text:span></text:p>
          </table:table-cell>
          <table:table-cell table:style-name="ce47" table:formula="of:=SUM([.G114:.G117])" office:value-type="float" office:value="15.5239508920664" calcext:value-type="float">
            <text:p>15.52 </text:p>
          </table:table-cell>
          <table:table-cell table:style-name="ce47" table:formula="of:=SUM([.I114:.I117])" office:value-type="float" office:value="15.5184387660793" calcext:value-type="float">
            <text:p>15.52 </text:p>
          </table:table-cell>
          <table:table-cell table:style-name="ce47" table:formula="of:=SUM([.K114:.K117])" office:value-type="float" office:value="5.36862307285371" calcext:value-type="float">
            <text:p>5.37 </text:p>
          </table:table-cell>
          <table:table-cell table:style-name="ce47" table:formula="of:=SUM([.M114:.M117])" office:value-type="float" office:value="3.28611283452553" calcext:value-type="float">
            <text:p>3.29 </text:p>
          </table:table-cell>
          <table:table-cell table:style-name="ce47" table:formula="of:=SUM([.O114:.O117])" office:value-type="float" office:value="128.681673564645" calcext:value-type="float">
            <text:p>128.68 </text:p>
          </table:table-cell>
          <table:table-cell table:style-name="ce47" table:formula="of:=SUM([.Q114:.Q117])" office:value-type="float" office:value="9.03068785034923" calcext:value-type="float">
            <text:p>9.03 </text:p>
          </table:table-cell>
          <table:table-cell table:style-name="ce47" table:formula="of:=SUM([.S114:.S117])" office:value-type="float" office:value="8.99346973735583" calcext:value-type="float">
            <text:p>8.99 </text:p>
          </table:table-cell>
          <table:table-cell table:style-name="ce47" table:formula="of:=SUM([.U114:.U117])" office:value-type="float" office:value="54.7291272248964" calcext:value-type="float">
            <text:p>54.73 </text:p>
          </table:table-cell>
          <table:table-cell table:style-name="ce47" table:formula="of:=SUM([.W114:.W117])"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商業</text:span></text:p>
          </table:table-cell>
          <table:table-cell table:style-name="ce47" table:formula="of:=SUM([.G63:.G70])" office:value-type="float" office:value="51.8126804517814" calcext:value-type="float">
            <text:p>51.81 </text:p>
          </table:table-cell>
          <table:table-cell table:style-name="ce47" table:formula="of:=SUM([.I63:.I70])" office:value-type="float" office:value="48.6884145095142" calcext:value-type="float">
            <text:p>48.69 </text:p>
          </table:table-cell>
          <table:table-cell table:style-name="ce47" table:formula="of:=SUM([.K63:.K70])" office:value-type="float" office:value="33.516434867804" calcext:value-type="float">
            <text:p>33.52 </text:p>
          </table:table-cell>
          <table:table-cell table:style-name="ce47" table:formula="of:=SUM([.M63:.M70])" office:value-type="float" office:value="24.8901542816186" calcext:value-type="float">
            <text:p>24.89 </text:p>
          </table:table-cell>
          <table:table-cell table:style-name="ce47" table:formula="of:=SUM([.O63:.O70])" office:value-type="float" office:value="50.101332162961" calcext:value-type="float">
            <text:p>50.10 </text:p>
          </table:table-cell>
          <table:table-cell table:style-name="ce47" table:formula="of:=SUM([.Q63:.Q70])" office:value-type="float" office:value="2357.89860181638" calcext:value-type="float">
            <text:p>2,357.90 </text:p>
          </table:table-cell>
          <table:table-cell table:style-name="ce47" table:formula="of:=SUM([.S63:.S70])" office:value-type="float" office:value="2228.97090559808" calcext:value-type="float">
            <text:p>2,228.97 </text:p>
          </table:table-cell>
          <table:table-cell table:style-name="ce47" table:formula="of:=SUM([.U63:.U70])" office:value-type="float" office:value="25.4170680690061" calcext:value-type="float">
            <text:p>25.42 </text:p>
          </table:table-cell>
          <table:table-cell table:style-name="ce47" table:formula="of:=SUM([.W63:.W70])"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營建</text:span><text:span text:style-name="T2">/</text:span><text:span text:style-name="T3">道路揚塵</text:span></text:p>
          </table:table-cell>
          <table:table-cell table:style-name="ce47" table:formula="of:=SUM([.G72:.G80])" office:value-type="float" office:value="2056.69635453688" calcext:value-type="float">
            <text:p>2,056.70 </text:p>
          </table:table-cell>
          <table:table-cell table:style-name="ce47" table:formula="of:=SUM([.I72:.I80])" office:value-type="float" office:value="658.692502058442" calcext:value-type="float">
            <text:p>658.69 </text:p>
          </table:table-cell>
          <table:table-cell table:style-name="ce47" table:formula="of:=SUM([.K72:.K80])" office:value-type="float" office:value="191.206109363097" calcext:value-type="float">
            <text:p>191.21 </text:p>
          </table:table-cell>
          <table:table-cell table:style-name="ce47" table:formula="of:=SUM([.M72:.M80])" office:value-type="float" office:value="0" calcext:value-type="float">
            <text:p>0.00 </text:p>
          </table:table-cell>
          <table:table-cell table:style-name="ce47" table:formula="of:=SUM([.O72:.O80])" office:value-type="float" office:value="0" calcext:value-type="float">
            <text:p>0.00 </text:p>
          </table:table-cell>
          <table:table-cell table:style-name="ce47" table:formula="of:=SUM([.Q72:.Q80])" office:value-type="float" office:value="797.726397737314" calcext:value-type="float">
            <text:p>797.73 </text:p>
          </table:table-cell>
          <table:table-cell table:style-name="ce47" table:formula="of:=SUM([.S72:.S80])" office:value-type="float" office:value="797.058633656036" calcext:value-type="float">
            <text:p>797.06 </text:p>
          </table:table-cell>
          <table:table-cell table:style-name="ce47" table:formula="of:=SUM([.U72:.U80])" office:value-type="float" office:value="0" calcext:value-type="float">
            <text:p>0.00 </text:p>
          </table:table-cell>
          <table:table-cell table:style-name="ce47" table:formula="of:=SUM([.W72:.W80])"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露天燃燒</text:span></text:p>
          </table:table-cell>
          <table:table-cell table:style-name="ce47" table:formula="of:=SUM([.G84:.G86])" office:value-type="float" office:value="0.0797368433499583" calcext:value-type="float">
            <text:p>0.08 </text:p>
          </table:table-cell>
          <table:table-cell table:style-name="ce47" table:formula="of:=SUM([.I84:.I86])" office:value-type="float" office:value="0.0782537380636491" calcext:value-type="float">
            <text:p>0.08 </text:p>
          </table:table-cell>
          <table:table-cell table:style-name="ce47" table:formula="of:=SUM([.K84:.K86])" office:value-type="float" office:value="0.0735019351749536" calcext:value-type="float">
            <text:p>0.07 </text:p>
          </table:table-cell>
          <table:table-cell table:style-name="ce47" table:formula="of:=SUM([.M84:.M86])" office:value-type="float" office:value="0.00108562657773909" calcext:value-type="float">
            <text:p>0.00 </text:p>
          </table:table-cell>
          <table:table-cell table:style-name="ce47" table:formula="of:=SUM([.O84:.O86])" office:value-type="float" office:value="0.0564525820424327" calcext:value-type="float">
            <text:p>0.06 </text:p>
          </table:table-cell>
          <table:table-cell table:style-name="ce47" table:formula="of:=SUM([.Q84:.Q86])" office:value-type="float" office:value="0.0700852993975627" calcext:value-type="float">
            <text:p>0.07 </text:p>
          </table:table-cell>
          <table:table-cell table:style-name="ce47" table:formula="of:=SUM([.S84:.S86])" office:value-type="float" office:value="0.0528945655830662" calcext:value-type="float">
            <text:p>0.05 </text:p>
          </table:table-cell>
          <table:table-cell table:style-name="ce47" table:formula="of:=SUM([.U84:.U86])" office:value-type="float" office:value="0.7672382913078" calcext:value-type="float">
            <text:p>0.77 </text:p>
          </table:table-cell>
          <table:table-cell table:style-name="ce47" table:formula="of:=SUM([.W84:.W86])"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其他</text:span></text:p>
          </table:table-cell>
          <table:table-cell table:style-name="ce47" table:formula="of:=SUM([.G81:.G82]; [.G87:.G88])" office:value-type="float" office:value="25.8454914658218" calcext:value-type="float">
            <text:p>25.85 </text:p>
          </table:table-cell>
          <table:table-cell table:style-name="ce47" table:formula="of:=SUM([.I81:.I82]; [.I87:.I88])" office:value-type="float" office:value="19.5490488439471" calcext:value-type="float">
            <text:p>19.55 </text:p>
          </table:table-cell>
          <table:table-cell table:style-name="ce47" table:formula="of:=SUM([.K81:.K82]; [.K87:.K88])" office:value-type="float" office:value="17.5498037820814" calcext:value-type="float">
            <text:p>17.55 </text:p>
          </table:table-cell>
          <table:table-cell table:style-name="ce47" table:formula="of:=SUM([.M81:.M82]; [.M87:.M88])" office:value-type="float" office:value="23.4108012353168" calcext:value-type="float">
            <text:p>23.41 </text:p>
          </table:table-cell>
          <table:table-cell table:style-name="ce47" table:formula="of:=SUM([.O81:.O82]; [.O87:.O88])" office:value-type="float" office:value="300.698824033792" calcext:value-type="float">
            <text:p>300.70 </text:p>
          </table:table-cell>
          <table:table-cell table:style-name="ce47" table:formula="of:=SUM([.Q81:.Q82]; [.Q87:.Q88])" office:value-type="float" office:value="2404.5072963297" calcext:value-type="float">
            <text:p>2,404.51 </text:p>
          </table:table-cell>
          <table:table-cell table:style-name="ce47" table:formula="of:=SUM([.S81:.S82]; [.S87:.S88])" office:value-type="float" office:value="24.2694600662286" calcext:value-type="float">
            <text:p>24.27 </text:p>
          </table:table-cell>
          <table:table-cell table:style-name="ce47" table:formula="of:=SUM([.U81:.U82]; [.U87:.U88])" office:value-type="float" office:value="169.314891183938" calcext:value-type="float">
            <text:p>169.31 </text:p>
          </table:table-cell>
          <table:table-cell table:style-name="ce47" table:formula="of:=SUM([.W81:.W82]; [.W87:.W88])"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39" office:value-type="string" calcext:value-type="string">
            <text:p><text:span text:style-name="T4">總排放量</text:span></text:p>
          </table:table-cell>
          <table:table-cell table:style-name="ce47" table:formula="of:=SUM([.H130:.H136])" office:value-type="float" office:value="2395.0727321899" calcext:value-type="float">
            <text:p>2,395.07 </text:p>
          </table:table-cell>
          <table:table-cell table:style-name="ce47" table:formula="of:=SUM([.I130:.I136])" office:value-type="float" office:value="920.517680422099" calcext:value-type="float">
            <text:p>920.52 </text:p>
          </table:table-cell>
          <table:table-cell table:style-name="ce47" table:formula="of:=SUM([.J130:.J136])" office:value-type="float" office:value="376.986445989861" calcext:value-type="float">
            <text:p>376.99 </text:p>
          </table:table-cell>
          <table:table-cell table:style-name="ce47" table:formula="of:=SUM([.K130:.K136])" office:value-type="float" office:value="339.474696978039" calcext:value-type="float">
            <text:p>339.47 </text:p>
          </table:table-cell>
          <table:table-cell table:style-name="ce47" table:formula="of:=SUM([.L130:.L136])" office:value-type="float" office:value="2403.31314334344" calcext:value-type="float">
            <text:p>2,403.31 </text:p>
          </table:table-cell>
          <table:table-cell table:style-name="ce47" table:formula="of:=SUM([.M130:.M136])" office:value-type="float" office:value="9032.94323616541" calcext:value-type="float">
            <text:p>9,032.94 </text:p>
          </table:table-cell>
          <table:table-cell table:style-name="ce47" table:formula="of:=SUM([.N130:.N136])" office:value-type="float" office:value="5903.27847976656" calcext:value-type="float">
            <text:p>5,903.28 </text:p>
          </table:table-cell>
          <table:table-cell table:style-name="ce47" table:formula="of:=SUM([.O130:.O136])" office:value-type="float" office:value="4190.59092076915" calcext:value-type="float">
            <text:p>4,190.59 </text:p>
          </table:table-cell>
          <table:table-cell table:style-name="ce47" table:formula="of:=SUM([.P130:.P136])" office:value-type="float" office:value="0.354003" calcext:value-type="float">
            <text:p>0.35 </text:p>
          </table:table-cell>
          <table:table-cell table:style-name="ce2" table:number-columns-repeated="8"/>
          <table:table-cell table:number-columns-repeated="16360"/>
        </table:table-row>
        <table:table-row table:style-name="ro1">
          <table:table-cell table:number-columns-repeated="6"/>
          <table:table-cell table:style-name="ce23"/>
          <table:table-cell table:style-name="ce2" table:number-columns-repeated="17"/>
          <table:table-cell table:number-columns-repeated="16360"/>
        </table:table-row>
        <table:table-row table:style-name="ro2">
          <table:table-cell table:number-columns-repeated="6"/>
          <table:table-cell table:style-name="ce39"/>
          <table:table-cell table:style-name="ce30" office:value-type="string" calcext:value-type="string">
            <text:p>TSP</text:p>
          </table:table-cell>
          <table:table-cell table:style-name="ce30" office:value-type="string" calcext:value-type="string">
            <text:p>PM<text:span text:style-name="T5">10</text:span></text:p>
          </table:table-cell>
          <table:table-cell table:style-name="ce30" office:value-type="string" calcext:value-type="string">
            <text:p>PM<text:span text:style-name="T5">2.5</text:span></text:p>
          </table:table-cell>
          <table:table-cell table:style-name="ce30" office:value-type="string" calcext:value-type="string">
            <text:p>SO<text:span text:style-name="T5">X</text:span></text:p>
          </table:table-cell>
          <table:table-cell table:style-name="ce30" office:value-type="string" calcext:value-type="string">
            <text:p>NO<text:span text:style-name="T5">X</text:span></text:p>
          </table:table-cell>
          <table:table-cell table:style-name="ce30" office:value-type="string" calcext:value-type="string">
            <text:p>THC</text:p>
          </table:table-cell>
          <table:table-cell table:style-name="ce30" office:value-type="string" calcext:value-type="string">
            <text:p>NMHC</text:p>
          </table:table-cell>
          <table:table-cell table:style-name="ce30" office:value-type="string" calcext:value-type="string">
            <text:p>CO</text:p>
          </table:table-cell>
          <table:table-cell table:style-name="ce30" office:value-type="string" calcext:value-type="string">
            <text:p>Pb</text:p>
          </table:table-cell>
          <table:table-cell table:style-name="ce2" table:number-columns-repeated="8"/>
          <table:table-cell table:number-columns-repeated="16360"/>
        </table:table-row>
        <table:table-row table:style-name="ro1">
          <table:table-cell table:number-columns-repeated="6"/>
          <table:table-cell table:style-name="ce39"/>
          <table:table-cell table:number-columns-repeated="9" table:style-name="ce30" office:value-type="string" calcext:value-type="string">
            <text:p>%</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工業</text:span></text:p>
          </table:table-cell>
          <table:table-cell table:style-name="ce48" table:formula="of:=[.H130]/[.H$137]" office:value-type="percentage" office:value="0.0598729207980604" calcext:value-type="percentage">
            <text:p>5.99%</text:p>
          </table:table-cell>
          <table:table-cell table:style-name="ce48" table:formula="of:=[.I130]/[.I$137]" office:value-type="percentage" office:value="0.0951979949650394" calcext:value-type="percentage">
            <text:p>9.52%</text:p>
          </table:table-cell>
          <table:table-cell table:style-name="ce48" table:formula="of:=[.J130]/[.J$137]" office:value-type="percentage" office:value="0.173508715405139" calcext:value-type="percentage">
            <text:p>17.35%</text:p>
          </table:table-cell>
          <table:table-cell table:style-name="ce48" table:formula="of:=[.K130]/[.K$137]" office:value-type="percentage" office:value="0.843220430118001" calcext:value-type="percentage">
            <text:p>84.32%</text:p>
          </table:table-cell>
          <table:table-cell table:style-name="ce48" table:formula="of:=[.L130]/[.L$137]" office:value-type="percentage" office:value="0.305721708398697" calcext:value-type="percentage">
            <text:p>30.57%</text:p>
          </table:table-cell>
          <table:table-cell table:style-name="ce48" table:formula="of:=[.M130]/[.M$137]" office:value-type="percentage" office:value="0.189133713061781" calcext:value-type="percentage">
            <text:p>18.91%</text:p>
          </table:table-cell>
          <table:table-cell table:style-name="ce48" table:formula="of:=[.N130]/[.N$137]" office:value-type="percentage" office:value="0.207444575643957" calcext:value-type="percentage">
            <text:p>20.74%</text:p>
          </table:table-cell>
          <table:table-cell table:style-name="ce48" table:formula="of:=[.O130]/[.O$137]" office:value-type="percentage" office:value="0.00758747408209535" calcext:value-type="percentage">
            <text:p>0.76%</text:p>
          </table:table-cell>
          <table:table-cell table:style-name="ce48" table:formula="of:=[.P130]/[.P$137]" office:value-type="percentage" office:value="0.0169490089067042" calcext:value-type="percentage">
            <text:p>1.69%</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車輛</text:span></text:p>
          </table:table-cell>
          <table:table-cell table:style-name="ce48" table:formula="of:=[.H131]/[.H$137]" office:value-type="percentage" office:value="0.0424682376584859" calcext:value-type="percentage">
            <text:p>4.25%</text:p>
          </table:table-cell>
          <table:table-cell table:style-name="ce48" table:formula="of:=[.I131]/[.I$137]" office:value-type="percentage" office:value="0.0981617050077366" calcext:value-type="percentage">
            <text:p>9.82%</text:p>
          </table:table-cell>
          <table:table-cell table:style-name="ce48" table:formula="of:=[.J131]/[.J$137]" office:value-type="percentage" office:value="0.169400092972355" calcext:value-type="percentage">
            <text:p>16.94%</text:p>
          </table:table-cell>
          <table:table-cell table:style-name="ce48" table:formula="of:=[.K131]/[.K$137]" office:value-type="percentage" office:value="0.00481491850364842" calcext:value-type="percentage">
            <text:p>0.48%</text:p>
          </table:table-cell>
          <table:table-cell table:style-name="ce48" table:formula="of:=[.L131]/[.L$137]" office:value-type="percentage" office:value="0.49474612340606" calcext:value-type="percentage">
            <text:p>49.47%</text:p>
          </table:table-cell>
          <table:table-cell table:style-name="ce48" table:formula="of:=[.M131]/[.M$137]" office:value-type="percentage" office:value="0.194319395916533" calcext:value-type="percentage">
            <text:p>19.43%</text:p>
          </table:table-cell>
          <table:table-cell table:style-name="ce48" table:formula="of:=[.N131]/[.N$137]" office:value-type="percentage" office:value="0.274310287503841" calcext:value-type="percentage">
            <text:p>27.43%</text:p>
          </table:table-cell>
          <table:table-cell table:style-name="ce48" table:formula="of:=[.O131]/[.O$137]" office:value-type="percentage" office:value="0.932700583258701" calcext:value-type="percentage">
            <text:p>93.27%</text:p>
          </table:table-cell>
          <table:table-cell table:style-name="ce48" table:formula="of:=[.P131]/[.P$137]" office:value-type="percentage" office:value="0.983050991093296" calcext:value-type="percentage">
            <text:p>98.31%</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非公路運輸</text:span></text:p>
          </table:table-cell>
          <table:table-cell table:style-name="ce48" table:formula="of:=[.H132]/[.H$137]" office:value-type="percentage" office:value="0.00648161982031848" calcext:value-type="percentage">
            <text:p>0.65%</text:p>
          </table:table-cell>
          <table:table-cell table:style-name="ce48" table:formula="of:=[.I132]/[.I$137]" office:value-type="percentage" office:value="0.0168583820779666" calcext:value-type="percentage">
            <text:p>1.69%</text:p>
          </table:table-cell>
          <table:table-cell table:style-name="ce48" table:formula="of:=[.J132]/[.J$137]" office:value-type="percentage" office:value="0.0142408914961311" calcext:value-type="percentage">
            <text:p>1.42%</text:p>
          </table:table-cell>
          <table:table-cell table:style-name="ce48" table:formula="of:=[.K132]/[.K$137]" office:value-type="percentage" office:value="0.00967999342448228" calcext:value-type="percentage">
            <text:p>0.97%</text:p>
          </table:table-cell>
          <table:table-cell table:style-name="ce48" table:formula="of:=[.L132]/[.L$137]" office:value-type="percentage" office:value="0.0535434485185836" calcext:value-type="percentage">
            <text:p>5.35%</text:p>
          </table:table-cell>
          <table:table-cell table:style-name="ce48" table:formula="of:=[.M132]/[.M$137]" office:value-type="percentage" office:value="0.000999750315510989" calcext:value-type="percentage">
            <text:p>0.10%</text:p>
          </table:table-cell>
          <table:table-cell table:style-name="ce48" table:formula="of:=[.N132]/[.N$137]" office:value-type="percentage" office:value="0.00152347035095513" calcext:value-type="percentage">
            <text:p>0.15%</text:p>
          </table:table-cell>
          <table:table-cell table:style-name="ce48" table:formula="of:=[.O132]/[.O$137]" office:value-type="percentage" office:value="0.0130600023384891" calcext:value-type="percentage">
            <text:p>1.31%</text:p>
          </table:table-cell>
          <table:table-cell table:style-name="ce48" table:formula="of:=[.P132]/[.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商業</text:span></text:p>
          </table:table-cell>
          <table:table-cell table:style-name="ce48" table:formula="of:=[.H133]/[.H$137]" office:value-type="percentage" office:value="0.0216330300768809" calcext:value-type="percentage">
            <text:p>2.16%</text:p>
          </table:table-cell>
          <table:table-cell table:style-name="ce48" table:formula="of:=[.I133]/[.I$137]" office:value-type="percentage" office:value="0.0528924273211008" calcext:value-type="percentage">
            <text:p>5.29%</text:p>
          </table:table-cell>
          <table:table-cell table:style-name="ce48" table:formula="of:=[.J133]/[.J$137]" office:value-type="percentage" office:value="0.0889062066403985" calcext:value-type="percentage">
            <text:p>8.89%</text:p>
          </table:table-cell>
          <table:table-cell table:style-name="ce48" table:formula="of:=[.K133]/[.K$137]" office:value-type="percentage" office:value="0.0733196155801527" calcext:value-type="percentage">
            <text:p>7.33%</text:p>
          </table:table-cell>
          <table:table-cell table:style-name="ce48" table:formula="of:=[.L133]/[.L$137]" office:value-type="percentage" office:value="0.0208467765849527" calcext:value-type="percentage">
            <text:p>2.08%</text:p>
          </table:table-cell>
          <table:table-cell table:style-name="ce48" table:formula="of:=[.M133]/[.M$137]" office:value-type="percentage" office:value="0.2610332579503" calcext:value-type="percentage">
            <text:p>26.10%</text:p>
          </table:table-cell>
          <table:table-cell table:style-name="ce48" table:formula="of:=[.N133]/[.N$137]" office:value-type="percentage" office:value="0.377581866286311" calcext:value-type="percentage">
            <text:p>37.76%</text:p>
          </table:table-cell>
          <table:table-cell table:style-name="ce48" table:formula="of:=[.O133]/[.O$137]" office:value-type="percentage" office:value="0.00606527063833303" calcext:value-type="percentage">
            <text:p>0.61%</text:p>
          </table:table-cell>
          <table:table-cell table:style-name="ce48" table:formula="of:=[.P133]/[.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營建</text:span><text:span text:style-name="T2">/</text:span><text:span text:style-name="T3">道路揚塵</text:span></text:p>
          </table:table-cell>
          <table:table-cell table:style-name="ce48" table:formula="of:=[.H134]/[.H$137]" office:value-type="percentage" office:value="0.85871979038247" calcext:value-type="percentage">
            <text:p>85.87%</text:p>
          </table:table-cell>
          <table:table-cell table:style-name="ce48" table:formula="of:=[.I134]/[.I$137]" office:value-type="percentage" office:value="0.715567463904009" calcext:value-type="percentage">
            <text:p>71.56%</text:p>
          </table:table-cell>
          <table:table-cell table:style-name="ce48" table:formula="of:=[.J134]/[.J$137]" office:value-type="percentage" office:value="0.507196243782833" calcext:value-type="percentage">
            <text:p>50.72%</text:p>
          </table:table-cell>
          <table:table-cell table:style-name="ce48" table:formula="of:=[.K134]/[.K$137]" office:value-type="percentage" office:value="0" calcext:value-type="percentage">
            <text:p>0.00%</text:p>
          </table:table-cell>
          <table:table-cell table:style-name="ce48" table:formula="of:=[.L134]/[.L$137]" office:value-type="percentage" office:value="0" calcext:value-type="percentage">
            <text:p>0.00%</text:p>
          </table:table-cell>
          <table:table-cell table:style-name="ce48" table:formula="of:=[.M134]/[.M$137]" office:value-type="percentage" office:value="0.0883130090470886" calcext:value-type="percentage">
            <text:p>8.83%</text:p>
          </table:table-cell>
          <table:table-cell table:style-name="ce48" table:formula="of:=[.N134]/[.N$137]" office:value-type="percentage" office:value="0.13501965668534" calcext:value-type="percentage">
            <text:p>13.50%</text:p>
          </table:table-cell>
          <table:table-cell table:style-name="ce48" table:formula="of:=[.O134]/[.O$137]" office:value-type="percentage" office:value="0" calcext:value-type="percentage">
            <text:p>0.00%</text:p>
          </table:table-cell>
          <table:table-cell table:style-name="ce48" table:formula="of:=[.P134]/[.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露天燃燒</text:span></text:p>
          </table:table-cell>
          <table:table-cell table:style-name="ce48" table:formula="of:=[.H135]/[.H$137]" office:value-type="percentage" office:value="0.0000332920342160349" calcext:value-type="percentage">
            <text:p>0.00%</text:p>
          </table:table-cell>
          <table:table-cell table:style-name="ce48" table:formula="of:=[.I135]/[.I$137]" office:value-type="percentage" office:value="0.0000850105758183441" calcext:value-type="percentage">
            <text:p>0.01%</text:p>
          </table:table-cell>
          <table:table-cell table:style-name="ce48" table:formula="of:=[.J135]/[.J$137]" office:value-type="percentage" office:value="0.000194972354992652" calcext:value-type="percentage">
            <text:p>0.02%</text:p>
          </table:table-cell>
          <table:table-cell table:style-name="ce48" table:formula="of:=[.K135]/[.K$137]" office:value-type="percentage" office:value="0.00000319796022326024" calcext:value-type="percentage">
            <text:p>0.00%</text:p>
          </table:table-cell>
          <table:table-cell table:style-name="ce48" table:formula="of:=[.L135]/[.L$137]" office:value-type="percentage" office:value="0.0000234894825082582" calcext:value-type="percentage">
            <text:p>0.00%</text:p>
          </table:table-cell>
          <table:table-cell table:style-name="ce48" table:formula="of:=[.M135]/[.M$137]" office:value-type="percentage" office:value="0.00000775885528838048" calcext:value-type="percentage">
            <text:p>0.00%</text:p>
          </table:table-cell>
          <table:table-cell table:style-name="ce48" table:formula="of:=[.N135]/[.N$137]" office:value-type="percentage" office:value="0.00000896020165139793" calcext:value-type="percentage">
            <text:p>0.00%</text:p>
          </table:table-cell>
          <table:table-cell table:style-name="ce48" table:formula="of:=[.O135]/[.O$137]" office:value-type="percentage" office:value="0.000183085943203203" calcext:value-type="percentage">
            <text:p>0.02%</text:p>
          </table:table-cell>
          <table:table-cell table:style-name="ce48" table:formula="of:=[.P135]/[.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其他</text:span></text:p>
          </table:table-cell>
          <table:table-cell table:style-name="ce48" table:formula="of:=[.H136]/[.H$137]" office:value-type="percentage" office:value="0.0107911092295683" calcext:value-type="percentage">
            <text:p>1.08%</text:p>
          </table:table-cell>
          <table:table-cell table:style-name="ce48" table:formula="of:=[.I136]/[.I$137]" office:value-type="percentage" office:value="0.0212370161483297" calcext:value-type="percentage">
            <text:p>2.12%</text:p>
          </table:table-cell>
          <table:table-cell table:style-name="ce48" table:formula="of:=[.J136]/[.J$137]" office:value-type="percentage" office:value="0.0465528773481511" calcext:value-type="percentage">
            <text:p>4.66%</text:p>
          </table:table-cell>
          <table:table-cell table:style-name="ce48" table:formula="of:=[.K136]/[.K$137]" office:value-type="percentage" office:value="0.0689618444134919" calcext:value-type="percentage">
            <text:p>6.90%</text:p>
          </table:table-cell>
          <table:table-cell table:style-name="ce48" table:formula="of:=[.L136]/[.L$137]" office:value-type="percentage" office:value="0.125118453609198" calcext:value-type="percentage">
            <text:p>12.51%</text:p>
          </table:table-cell>
          <table:table-cell table:style-name="ce48" table:formula="of:=[.M136]/[.M$137]" office:value-type="percentage" office:value="0.266193114853497" calcext:value-type="percentage">
            <text:p>26.62%</text:p>
          </table:table-cell>
          <table:table-cell table:style-name="ce48" table:formula="of:=[.N136]/[.N$137]" office:value-type="percentage" office:value="0.0041111833279443" calcext:value-type="percentage">
            <text:p>0.41%</text:p>
          </table:table-cell>
          <table:table-cell table:style-name="ce48" table:formula="of:=[.O136]/[.O$137]" office:value-type="percentage" office:value="0.0404035837391787" calcext:value-type="percentage">
            <text:p>4.04%</text:p>
          </table:table-cell>
          <table:table-cell table:style-name="ce48" table:formula="of:=[.P136]/[.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39" office:value-type="string" calcext:value-type="string">
            <text:p><text:span text:style-name="T4">總排放量</text:span></text:p>
          </table:table-cell>
          <table:table-cell table:style-name="ce48" table:formula="of:=SUM([.H141:.H147])" office:value-type="percentage" office:value="1" calcext:value-type="percentage">
            <text:p>100.00%</text:p>
          </table:table-cell>
          <table:table-cell table:style-name="ce48" table:formula="of:=SUM([.I141:.I147])" office:value-type="percentage" office:value="1" calcext:value-type="percentage">
            <text:p>100.00%</text:p>
          </table:table-cell>
          <table:table-cell table:style-name="ce48" table:formula="of:=SUM([.J141:.J147])" office:value-type="percentage" office:value="1" calcext:value-type="percentage">
            <text:p>100.00%</text:p>
          </table:table-cell>
          <table:table-cell table:style-name="ce48" table:formula="of:=SUM([.K141:.K147])" office:value-type="percentage" office:value="1" calcext:value-type="percentage">
            <text:p>100.00%</text:p>
          </table:table-cell>
          <table:table-cell table:style-name="ce48" table:formula="of:=SUM([.L141:.L147])" office:value-type="percentage" office:value="1" calcext:value-type="percentage">
            <text:p>100.00%</text:p>
          </table:table-cell>
          <table:table-cell table:style-name="ce48" table:formula="of:=SUM([.M141:.M147])" office:value-type="percentage" office:value="1" calcext:value-type="percentage">
            <text:p>100.00%</text:p>
          </table:table-cell>
          <table:table-cell table:style-name="ce48" table:formula="of:=SUM([.N141:.N147])" office:value-type="percentage" office:value="1" calcext:value-type="percentage">
            <text:p>100.00%</text:p>
          </table:table-cell>
          <table:table-cell table:style-name="ce48" table:formula="of:=SUM([.O141:.O147])" office:value-type="percentage" office:value="1" calcext:value-type="percentage">
            <text:p>100.00%</text:p>
          </table:table-cell>
          <table:table-cell table:style-name="ce48" table:formula="of:=SUM([.P141:.P147])" office:value-type="percentage" office:value="1" calcext:value-type="percentage">
            <text:p>100.00%</text:p>
          </table:table-cell>
          <table:table-cell table:style-name="ce2" table:number-columns-repeated="8"/>
          <table:table-cell table:number-columns-repeated="16360"/>
        </table:table-row>
        <table:table-row table:style-name="ro1" table:number-rows-repeated="1048427">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swiss"/>
    <style:font-face style:name="新細明體1" svg:font-family="新細明體" style:font-family-generic="roman"/>
    <style:font-face style:name="細明體" svg:font-family="細明體" style:font-family-generic="modern"/>
  </office:font-face-decls>
  <office:styles>
    <style:default-style style:family="table-cell">
      <style:paragraph-properties style:tab-stop-distance="1.25cm"/>
      <style:text-properties style:font-name="Liberation Sans" fo:font-size="10pt" fo:language="en" fo:country="US" style:font-name-asian="微軟正黑體" style:font-size-asian="10pt" style:language-asian="zh" style:country-asian="TW" style:font-name-complex="Lucida Sans" style:font-size-complex="10pt" style:language-complex="hi" style:country-complex="IN"/>
    </style:default-style>
    <number:number-style style:name="N0">
      <number:number number:min-integer-digits="1"/>
    </number:number-style>
    <number:percentage-style style:name="N10">
      <number:number number:decimal-places="0" number:min-decimal-places="0" number:min-integer-digits="1"/>
      <number:text>%</number:text>
    </number:percentage-style>
    <number:currency-style style:name="N137P0" style:volatile="true">
      <number:text>$</number:text>
      <number:number number:decimal-places="0" number:min-decimal-places="0" number:min-integer-digits="1" number:grouping="true"/>
    </number:currency-style>
    <number:currency-style style:name="N137">
      <number:text>-$</number:text>
      <number:number number:decimal-places="0" number:min-decimal-places="0" number:min-integer-digits="1" number:grouping="true"/>
      <style:map style:condition="value()&gt;=0" style:apply-style-name="N137P0"/>
    </number:currency-style>
    <number:currency-style style:name="N138P0" style:volatile="true">
      <number:text>$</number:text>
      <number:number number:decimal-places="0" number:min-decimal-places="0" number:min-integer-digits="1" number:grouping="true"/>
    </number:currency-style>
    <number:currency-style style:name="N138">
      <style:text-properties fo:color="#ff0000"/>
      <number:text>-$</number:text>
      <number:number number:decimal-places="0" number:min-decimal-places="0" number:min-integer-digits="1" number:grouping="true"/>
      <style:map style:condition="value()&gt;=0" style:apply-style-name="N138P0"/>
    </number:currency-style>
    <number:currency-style style:name="N139P0" style:volatile="true">
      <number:text>$</number:text>
      <number:number number:decimal-places="2" number:min-decimal-places="2" number:min-integer-digits="1" number:grouping="true"/>
    </number:currency-style>
    <number:currency-style style:name="N139">
      <number:text>-$</number:text>
      <number:number number:decimal-places="2" number:min-decimal-places="2" number:min-integer-digits="1" number:grouping="true"/>
      <style:map style:condition="value()&gt;=0" style:apply-style-name="N139P0"/>
    </number:currency-style>
    <number:currency-style style:name="N140P0" style:volatile="true">
      <number:text>$</number:text>
      <number:number number:decimal-places="2" number:min-decimal-places="2" number:min-integer-digits="1" number:grouping="true"/>
    </number:currency-style>
    <number:currency-style style:name="N140">
      <style:text-properties fo:color="#ff0000"/>
      <number:text>-$</number:text>
      <number:number number:decimal-places="2" number:min-decimal-places="2" number:min-integer-digits="1" number:grouping="true"/>
      <style:map style:condition="value()&gt;=0" style:apply-style-name="N140P0"/>
    </number:currency-style>
    <number:date-style style:name="N141">
      <number:day/>
      <number:text>-</number:text>
      <number:month number:textual="true"/>
      <number:text>-</number:text>
      <number:year/>
    </number:date-style>
    <number:date-style style:name="N142">
      <number:day/>
      <number:text>-</number:text>
      <number:month number:textual="true"/>
    </number:date-style>
    <number:date-style style:name="N143">
      <number:month number:textual="true"/>
      <number:text>-</number:text>
      <number:year/>
    </number:date-style>
    <number:time-style style:name="N144">
      <number:hours number:style="long"/>
      <number:text>:</number:text>
      <number:minutes number:style="long"/>
      <number:text> </number:text>
      <number:am-pm/>
    </number:time-style>
    <number:time-style style:name="N145">
      <number:hours number:style="long"/>
      <number:text>:</number:text>
      <number:minutes number:style="long"/>
      <number:text>:</number:text>
      <number:seconds number:style="long"/>
      <number:text> </number:text>
      <number:am-pm/>
    </number:time-style>
    <number:number-style style:name="N146P0" style:volatile="true">
      <number:text>US$</number:text>
      <number:number number:decimal-places="0" number:min-decimal-places="0" number:min-integer-digits="1" number:grouping="true"/>
      <number:text> </number:text>
    </number:number-style>
    <number:number-style style:name="N146">
      <number:text>(US$</number:text>
      <number:number number:decimal-places="0" number:min-decimal-places="0" number:min-integer-digits="1" number:grouping="true"/>
      <number:text>)</number:text>
      <style:map style:condition="value()&gt;=0" style:apply-style-name="N146P0"/>
    </number:number-style>
    <number:number-style style:name="N147P0" style:volatile="true">
      <number:text>US$</number:text>
      <number:number number:decimal-places="0" number:min-decimal-places="0" number:min-integer-digits="1" number:grouping="true"/>
      <number:text> </number:text>
    </number:number-style>
    <number:number-style style:name="N147">
      <style:text-properties fo:color="#ff0000"/>
      <number:text>(US$</number:text>
      <number:number number:decimal-places="0" number:min-decimal-places="0" number:min-integer-digits="1" number:grouping="true"/>
      <number:text>)</number:text>
      <style:map style:condition="value()&gt;=0" style:apply-style-name="N147P0"/>
    </number:number-style>
    <number:number-style style:name="N148P0" style:volatile="true">
      <number:text>US$</number:text>
      <number:number number:decimal-places="2" number:min-decimal-places="2" number:min-integer-digits="1" number:grouping="true"/>
      <number:text> </number:text>
    </number:number-style>
    <number:number-style style:name="N148">
      <number:text>(US$</number:text>
      <number:number number:decimal-places="2" number:min-decimal-places="2" number:min-integer-digits="1" number:grouping="true"/>
      <number:text>)</number:text>
      <style:map style:condition="value()&gt;=0" style:apply-style-name="N148P0"/>
    </number:number-style>
    <number:number-style style:name="N149P0" style:volatile="true">
      <number:text>US$</number:text>
      <number:number number:decimal-places="2" number:min-decimal-places="2" number:min-integer-digits="1" number:grouping="true"/>
      <number:text> </number:text>
    </number:number-style>
    <number:number-style style:name="N149">
      <style:text-properties fo:color="#ff0000"/>
      <number:text>(US$</number:text>
      <number:number number:decimal-places="2" number:min-decimal-places="2" number:min-integer-digits="1" number:grouping="true"/>
      <number:text>)</number:text>
      <style:map style:condition="value()&gt;=0" style:apply-style-name="N149P0"/>
    </number:number-style>
    <number:date-style style:name="N150">
      <number:month/>
      <number:text>/</number:text>
      <number:day/>
      <number:text>/</number:text>
      <number:year/>
    </number:date-style>
    <number:date-style style:name="N151">
      <number:year number:style="long"/>
      <number:text>年</number:text>
      <number:month/>
      <number:text>月</number:text>
      <number:day/>
      <number:text>日</number:text>
    </number:date-style>
    <number:time-style style:name="N152">
      <number:am-pm/>
      <number:hours number:style="long"/>
      <number:text>時</number:text>
      <number:minutes number:style="long"/>
      <number:text>分</number:text>
    </number:time-style>
    <number:time-style style:name="N153">
      <number:am-pm/>
      <number:hours number:style="long"/>
      <number:text>時</number:text>
      <number:minutes number:style="long"/>
      <number:text>分</number:text>
      <number:seconds number:style="long"/>
      <number:text>秒</number:text>
    </number:time-style>
    <number:number-style style:name="N154P0" style:volatile="true">
      <number:number number:decimal-places="0" number:min-decimal-places="0" number:min-integer-digits="1" number:grouping="true"/>
    </number:number-style>
    <number:number-style style:name="N154">
      <number:text>-</number:text>
      <number:number number:decimal-places="0" number:min-decimal-places="0" number:min-integer-digits="1" number:grouping="true"/>
      <style:map style:condition="value()&gt;=0" style:apply-style-name="N154P0"/>
    </number:number-style>
    <number:number-style style:name="N155P0" style:volatile="true">
      <number:number number:decimal-places="0" number:min-decimal-places="0" number:min-integer-digits="1" number:grouping="true"/>
    </number:number-style>
    <number:number-style style:name="N155">
      <style:text-properties fo:color="#ff0000"/>
      <number:text>-</number:text>
      <number:number number:decimal-places="0" number:min-decimal-places="0" number:min-integer-digits="1" number:grouping="true"/>
      <style:map style:condition="value()&gt;=0" style:apply-style-name="N155P0"/>
    </number:number-style>
    <number:number-style style:name="N156P0" style:volatile="true">
      <number:number number:decimal-places="2" number:min-decimal-places="2" number:min-integer-digits="1" number:grouping="true"/>
    </number:number-style>
    <number:number-style style:name="N156">
      <number:text>-</number:text>
      <number:number number:decimal-places="2" number:min-decimal-places="2" number:min-integer-digits="1" number:grouping="true"/>
      <style:map style:condition="value()&gt;=0" style:apply-style-name="N156P0"/>
    </number:number-style>
    <number:number-style style:name="N157P0" style:volatile="true">
      <number:number number:decimal-places="2" number:min-decimal-places="2" number:min-integer-digits="1" number:grouping="true"/>
    </number:number-style>
    <number:number-style style:name="N157">
      <style:text-properties fo:color="#ff0000"/>
      <number:text>-</number:text>
      <number:number number:decimal-places="2" number:min-decimal-places="2" number:min-integer-digits="1" number:grouping="true"/>
      <style:map style:condition="value()&gt;=0" style:apply-style-name="N157P0"/>
    </number:number-style>
    <number:number-style style:name="N158P0" style:volatile="true">
      <number:text> </number:text>
      <number:fill-character> </number:fill-character>
      <number:number number:decimal-places="0" number:min-decimal-places="0" number:min-integer-digits="1" number:grouping="true"/>
      <number:text> </number:text>
    </number:number-style>
    <number:number-style style:name="N158P1" style:volatile="true">
      <number:text>-</number:text>
      <number:fill-character> </number:fill-character>
      <number:number number:decimal-places="0" number:min-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currency-style style:name="N159P0" style:volatile="true">
      <number:text> $</number:text>
      <number:fill-character> </number:fill-character>
      <number:number number:decimal-places="0" number:min-decimal-places="0" number:min-integer-digits="1" number:grouping="true"/>
      <number:text> </number:text>
    </number:currency-style>
    <number:currency-style style:name="N159P1" style:volatile="true">
      <number:text>-$</number:text>
      <number:fill-character> </number:fill-character>
      <number:number number:decimal-places="0" number:min-decimal-places="0" number:min-integer-digits="1" number:grouping="true"/>
      <number:text> </number:text>
    </number:currency-style>
    <number:currency-style style:name="N159P2" style:volatile="true">
      <number:text> $</number:text>
      <number:fill-character> </number:fill-character>
      <number:text>- </number:text>
    </number:currency-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number:text> </number:text>
      <number:fill-character> </number:fill-character>
      <number:number number:decimal-places="2" number:min-decimal-places="2" number:min-integer-digits="1" number:grouping="true"/>
      <number:text> </number:text>
    </number:number-style>
    <number:number-style style:name="N160P1" style:volatile="true">
      <number:text> </number:text>
      <number:fill-character> </number:fill-character>
      <number:text>(</number:text>
      <number:number number:decimal-places="2" number:min-decimal-places="2" number:min-integer-digits="1" number:grouping="true"/>
      <number:text>)</number:text>
    </number:number-style>
    <number:number-style style:name="N160P2" style:volatile="true">
      <number:text> </number:text>
      <number:fill-character> </number:fill-character>
      <number:text>-</number:text>
      <number:number number:decimal-places="0" number: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currency-style style:name="N161P0" style:volatile="true">
      <number:text> $</number:text>
      <number:fill-character> </number:fill-character>
      <number:number number:decimal-places="2" number:min-decimal-places="2" number:min-integer-digits="1" number:grouping="true"/>
      <number:text> </number:text>
    </number:currency-style>
    <number:currency-style style:name="N161P1" style:volatile="true">
      <number:text>-$</number:text>
      <number:fill-character> </number:fill-character>
      <number:number number:decimal-places="2" number:min-decimal-places="2" number:min-integer-digits="1" number:grouping="true"/>
      <number:text> </number:text>
    </number:currency-style>
    <number:currency-style style:name="N161P2" style:volatile="true">
      <number:text> $</number:text>
      <number:fill-character> </number:fill-character>
      <number:text>-</number:text>
      <number:number number:decimal-places="0" number:min-decimal-places="0" number:min-integer-digits="0"/>
      <number:text> </number:text>
    </number:currency-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time-style style:name="N162">
      <number:minutes number:style="long"/>
      <number:text>:</number:text>
      <number:seconds number:style="long"/>
    </number:time-style>
    <number:time-style style:name="N163" number:truncate-on-overflow="false">
      <number:hours/>
      <number:text>:</number:text>
      <number:minutes number:style="long"/>
      <number:text>:</number:text>
      <number:seconds number:style="long"/>
    </number:time-style>
    <number:time-style style:name="N164">
      <number:minutes number:style="long"/>
      <number:text>:</number:text>
      <number:seconds number:style="long" number:decimal-places="1"/>
    </number:time-style>
    <number:number-style style:name="N165">
      <number:scientific-number number:decimal-places="1" number:min-decimal-places="1" number:min-integer-digits="1" number:min-exponent-digits="1" number:exponent-interval="3" number:forced-exponent-sign="true"/>
    </number:number-style>
    <number:number-style style:name="N166">
      <number:number number:decimal-places="2" number:min-decimal-places="2" number:min-integer-digits="1" number:grouping="true"/>
      <number:text> </number:text>
    </number:number-style>
    <number:date-style style:name="N10137" number:language="zh" number:country="TW">
      <number:year number:calendar="ROC"/>
      <number:text>年</number:text>
      <number:month number:calendar="ROC"/>
      <number:text>月</number:text>
      <number:day number:calendar="ROC"/>
      <number:text>日</number:text>
    </number:date-style>
    <style:style style:name="Default" style:family="table-cell">
      <style:table-cell-properties style:rotation-align="none" style:vertical-align="bottom"/>
      <style:text-properties fo:color="#000000" style:font-name="新細明體" fo:font-family="新細明體" style:font-family-generic="swiss" fo:font-size="11pt" style:font-name-asian="新細明體" style:font-family-asian="新細明體" style:font-family-generic-asian="swiss"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一般_20_2" style:display-name="一般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 fo:font-family="新細明體" style:font-family-generic="swiss" fo:font-size="12pt" fo:font-style="normal" fo:text-shadow="none" style:text-underline-style="none" fo:font-weight="normal" style:font-name-asian="新細明體" style:font-family-asian="新細明體" style:font-family-generic-asian="swiss" style:font-size-asian="12pt" style:font-style-asian="normal" style:font-weight-asian="normal" style:font-size-complex="12pt" style:font-style-complex="normal" style:font-weight-complex="normal"/>
    </style:style>
    <style:style style:name="一般_20_2_20_2" style:display-name="一般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 fo:font-family="新細明體" style:font-family-generic="swiss" fo:font-size="11pt" fo:font-style="normal" fo:text-shadow="none" style:text-underline-style="none" fo:font-weight="normal" style:font-name-asian="新細明體" style:font-family-asian="新細明體" style:font-family-generic-asian="swiss" style:font-size-asian="11pt" style:font-style-asian="normal" style:font-weight-asian="normal" style:font-size-complex="11pt" style:font-style-complex="normal" style:font-weight-complex="normal"/>
    </style:style>
    <style:style style:name="一般_20_2_20_5" style:display-name="一般 2 5" style:family="table-cell" style:parent-style-name="Default">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style>
    <style:style style:name="Excel_20_Built-in_20_Percent" style:display-name="Excel Built-in Percent" style:family="table-cell" style:parent-style-name="Default" style:data-style-name="N10"/>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頁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7-31">0000/00/00</text:date>, <text:time>00:00:00</text:time></text:p>
        </style:region-right>
      </style:header>
      <style:header-left style:display="false"/>
      <style:header-first style:display="false"/>
      <style:footer>
        <text:p>頁 <text:page-number>1</text:page-number><text:s/>/ <text:page-count>99</text:page-count></text:p>
      </style:footer>
      <style:footer-left style:display="false"/>
      <style:footer-first style:display="false"/>
    </style:master-page>
    <style:master-page style:name="PageStyle_5f_新竹市" style:display-name="PageStyle_新竹市"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dministrator</meta:initial-creator>
    <dc:creator>Administrator</dc:creator>
    <meta:creation-date>2023-07-31T03:51:16</meta:creation-date>
    <dc:date>2023-07-31T03:51:17</dc:date>
    <meta:generator>LibreOffice/7.5.4.2$Windows_X86_64 LibreOffice_project/36ccfdc35048b057fd9854c757a8b67ec53977b6</meta:generator>
    <meta:document-statistic meta:table-count="1" meta:cell-count="2296" meta:object-count="0"/>
    <meta:user-defined meta:name="AppVersion">16.0300</meta:user-defined>
  </office:meta>
</office:document-meta>
</file>